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1.3008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4374in"/>
    </style:style>
    <style:style style:name="co6" style:family="table-column">
      <style:table-column-properties fo:break-before="auto" style:column-width="1.6953in"/>
    </style:style>
    <style:style style:name="co7" style:family="table-column">
      <style:table-column-properties fo:break-before="auto" style:column-width="1.7075in"/>
    </style:style>
    <style:style style:name="co8" style:family="table-column">
      <style:table-column-properties fo:break-before="auto" style:column-width="1.032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689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0.9783in"/>
    </style:style>
    <style:style style:name="co13" style:family="table-column">
      <style:table-column-properties fo:break-before="auto" style:column-width="1.4075in"/>
    </style:style>
    <style:style style:name="co14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1.3429in"/>
    </style:style>
    <style:style style:name="co16" style:family="table-column">
      <style:table-column-properties fo:break-before="auto" style:column-width="1.5756in"/>
    </style:style>
    <style:style style:name="co17" style:family="table-column">
      <style:table-column-properties fo:break-before="auto" style:column-width="1.123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39" style:family="table-cell" style:parent-style-name="Default" style:data-style-name="N145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4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fo:color="#c9211e" style:font-name="Liberation Sans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 style:data-style-name="N104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9" style:family="table-cell" style:parent-style-name="Default" style:data-style-name="N137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reakEvenProfit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9" table:number-columns-repeated="1014" table:default-cell-style-name="ce31"/>
        <table:table-row table:style-name="ro1">
          <table:table-cell table:style-name="ce30" office:value-type="string" calcext:value-type="string">
            <text:p>Bought Coins</text:p>
          </table:table-cell>
          <table:table-cell table:style-name="ce30" office:value-type="string" calcext:value-type="string">
            <text:p>Sold Coins</text:p>
          </table:table-cell>
          <table:table-cell table:style-name="ce30" office:value-type="string" calcext:value-type="string">
            <text:p>Left Over Coin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.48864286" calcext:value-type="float">
            <text:p>3.48864286</text:p>
          </table:table-cell>
          <table:table-cell office:value-type="float" office:value="3.38923069" calcext:value-type="float">
            <text:p>3.38923069</text:p>
          </table:table-cell>
          <table:table-cell table:formula="of:=[.A3]-[.B3]" office:value-type="float" office:value="0.0994121700000004" calcext:value-type="float">
            <text:p>0.09941217</text:p>
          </table:table-cell>
          <table:table-cell table:number-columns-repeated="2"/>
          <table:table-cell table:style-name="ce27" office:value-type="string" calcext:value-type="string">
            <text:p>BlockFi Variable %:</text:p>
          </table:table-cell>
          <table:table-cell table:style-name="ce35" office:value-type="percentage" office:value="0.0145" calcext:value-type="percentage">
            <text:p>1.45%</text:p>
          </table:table-cell>
          <table:table-cell table:number-columns-repeated="1017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30"/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1016"/>
        </table:table-row>
        <table:table-row table:style-name="ro1">
          <table:table-cell office:value-type="float" office:value="9.21303344" calcext:value-type="float">
            <text:p>9.21303344</text:p>
          </table:table-cell>
          <table:table-cell table:number-columns-repeated="3"/>
          <table:table-cell table:style-name="ce25"/>
          <table:table-cell table:style-name="ce25" table:formula="of:=59692.99388" office:value-type="currency" office:currency="USD" office:value="59692.99388" calcext:value-type="currency">
            <text:p>$59,692.99</text:p>
          </table:table-cell>
          <table:table-cell table:style-name="ce25" table:formula="of:=([.F5]*[.G3])+[.F5]" office:value-type="currency" office:currency="USD" office:value="60558.54229126" calcext:value-type="currency">
            <text:p>$60,558.54</text:p>
          </table:table-cell>
          <table:table-cell table:style-name="ce25" table:formula="of:=([.G5]*1%)+[.G5]" office:value-type="currency" office:currency="USD" office:value="61164.1277141726" calcext:value-type="currency">
            <text:p>$61,164.13</text:p>
          </table:table-cell>
          <table:table-cell table:number-columns-repeated="1016"/>
        </table:table-row>
        <table:table-row table:style-name="ro1">
          <table:table-cell office:value-type="float" office:value="3.36472536" calcext:value-type="float">
            <text:p>3.36472536</text:p>
          </table:table-cell>
          <table:table-cell table:number-columns-repeated="4"/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float" office:value="3.41186525" calcext:value-type="float">
            <text:p>3.41186525</text:p>
          </table:table-cell>
          <table:table-cell table:number-columns-repeated="4"/>
          <table:table-cell table:style-name="ce27" office:value-type="string" calcext:value-type="string">
            <text:p>BlockFi Variable %:</text:p>
          </table:table-cell>
          <table:table-cell table:style-name="ce35" table:formula="of:=2.1%" office:value-type="percentage" office:value="0.021" calcext:value-type="percentage">
            <text:p>2.10%</text:p>
          </table:table-cell>
          <table:table-cell table:number-columns-repeated="1017"/>
        </table:table-row>
        <table:table-row table:style-name="ro1">
          <table:table-cell office:value-type="float" office:value="3.36249621" calcext:value-type="float">
            <text:p>3.36249621</text:p>
          </table:table-cell>
          <table:table-cell table:number-columns-repeated="4"/>
          <table:table-cell table:style-name="ce30" office:value-type="string" calcext:value-type="string">
            <text:p>BlockFi Price</text:p>
          </table:table-cell>
          <table:table-cell table:style-name="ce30" office:value-type="string" calcext:value-type="string">
            <text:p>BreakEven</text:p>
          </table:table-cell>
          <table:table-cell table:style-name="ce30" office:value-type="string" calcext:value-type="string">
            <text:p>Profift 1%</text:p>
          </table:table-cell>
          <table:table-cell table:number-columns-repeated="1016"/>
        </table:table-row>
        <table:table-row table:style-name="ro1">
          <table:table-cell table:style-name="ce32" office:value-type="float" office:value="3.3466689" calcext:value-type="float">
            <text:p>3.34666890</text:p>
          </table:table-cell>
          <table:table-cell table:number-columns-repeated="4"/>
          <table:table-cell table:style-name="ce25" office:value-type="currency" office:currency="USD" office:value="27.80156694" calcext:value-type="currency">
            <text:p>$27.80</text:p>
          </table:table-cell>
          <table:table-cell table:style-name="ce25" table:formula="of:=([.F9]*[.G7])+[.F9]" office:value-type="currency" office:currency="USD" office:value="28.38539984574" calcext:value-type="currency">
            <text:p>$28.39</text:p>
          </table:table-cell>
          <table:table-cell table:style-name="ce25" table:formula="of:=([.G9]*1%)+[.G9]" office:value-type="currency" office:currency="USD" office:value="28.6692538441974" calcext:value-type="currency">
            <text:p>$28.67</text:p>
          </table:table-cell>
          <table:table-cell table:number-columns-repeated="1016"/>
        </table:table-row>
        <table:table-row table:style-name="ro1">
          <table:table-cell table:formula="of:=SUM([.A6:.A9])" office:value-type="float" office:value="13.48575572" calcext:value-type="float">
            <text:p>13.48575572</text:p>
          </table:table-cell>
          <table:table-cell office:value-type="float" office:value="13.36537595" calcext:value-type="float">
            <text:p>13.36537595</text:p>
          </table:table-cell>
          <table:table-cell table:formula="of:=[.A10]-[.B10]" office:value-type="float" office:value="0.120379769999998" calcext:value-type="float">
            <text:p>0.120379769999998</text:p>
          </table:table-cell>
          <table:table-cell table:number-columns-repeated="1021"/>
        </table:table-row>
        <table:table-row table:style-name="ro1">
          <table:table-cell table:formula="of:=SUM([.A4:.A5])" office:value-type="float" office:value="18.42606688" calcext:value-type="float">
            <text:p>18.42606688</text:p>
          </table:table-cell>
          <table:table-cell office:value-type="float" office:value="18.41234335" calcext:value-type="float">
            <text:p>18.41234335</text:p>
          </table:table-cell>
          <table:table-cell table:formula="of:=[.A11]-[.B11]" office:value-type="float" office:value="0.01372353" calcext:value-type="float">
            <text:p>0.01372353</text:p>
          </table:table-cell>
          <table:table-cell table:style-name="ce33"/>
          <table:table-cell/>
          <table:table-cell table:style-name="ce35"/>
          <table:table-cell table:number-columns-repeated="1018"/>
        </table:table-row>
        <table:table-row table:style-name="ro1">
          <table:table-cell office:value-type="float" office:value="4.92679575" calcext:value-type="float">
            <text:p>4.92679575</text:p>
          </table:table-cell>
          <table:table-cell office:value-type="float" office:value="4.85301478" calcext:value-type="float">
            <text:p>4.85301478</text:p>
          </table:table-cell>
          <table:table-cell table:formula="of:=[.A12]-[.B12]" office:value-type="float" office:value="0.0737809700000005" calcext:value-type="float">
            <text:p>0.073780970000001</text:p>
          </table:table-cell>
          <table:table-cell table:number-columns-repeated="2"/>
          <table:table-cell table:formula="of:=0.03956512+0.003404266" office:value-type="float" office:value="0.042969386" calcext:value-type="float">
            <text:p>0.042969386</text:p>
          </table:table-cell>
          <table:table-cell table:number-columns-repeated="1018"/>
        </table:table-row>
        <table:table-row table:style-name="ro1">
          <table:table-cell office:value-type="float" office:value="5.08401143" calcext:value-type="float">
            <text:p>5.08401143</text:p>
          </table:table-cell>
          <table:table-cell table:number-columns-repeated="4"/>
          <table:table-cell table:style-name="ce28" table:formula="of:=2053.29" office:value-type="currency" office:currency="USD" office:value="2053.29" calcext:value-type="currency">
            <text:p>$2,053.29</text:p>
          </table:table-cell>
          <table:table-cell table:style-name="ce28"/>
          <table:table-cell table:number-columns-repeated="1017"/>
        </table:table-row>
        <table:table-row table:style-name="ro1">
          <table:table-cell office:value-type="float" office:value="5.09661745" calcext:value-type="float">
            <text:p>5.09661745</text:p>
          </table:table-cell>
          <table:table-cell table:number-columns-repeated="4"/>
          <table:table-cell table:style-name="ce25" table:formula="of:=([.F13])/([.F12])" office:value-type="currency" office:currency="USD" office:value="47784.9508950396" calcext:value-type="currency">
            <text:p>$47,784.95</text:p>
          </table:table-cell>
          <table:table-cell table:number-columns-repeated="1018"/>
        </table:table-row>
        <table:table-row table:style-name="ro1">
          <table:table-cell office:value-type="float" office:value="5.53558391" calcext:value-type="float">
            <text:p>5.53558391</text:p>
          </table:table-cell>
          <table:table-cell table:style-name="ce32" office:value-type="float" office:value="5.4746265" calcext:value-type="float">
            <text:p>5.47462650</text:p>
          </table:table-cell>
          <table:table-cell table:formula="of:=[.A15]-[.B15]" office:value-type="float" office:value="0.0609574099999994" calcext:value-type="float">
            <text:p>0.06095741</text:p>
          </table:table-cell>
          <table:table-cell table:number-columns-repeated="3"/>
          <table:table-cell table:style-name="ce25" table:formula="of:=60430" office:value-type="currency" office:currency="USD" office:value="60430" calcext:value-type="currency">
            <text:p>$60,430.00</text:p>
          </table:table-cell>
          <table:table-cell table:style-name="ce25" office:value-type="currency" office:currency="USD" office:value="27.3" calcext:value-type="currency">
            <text:p>$27.30</text:p>
          </table:table-cell>
          <table:table-cell/>
          <table:table-cell table:style-name="ce25" office:value-type="currency" office:currency="USD" office:value="246" calcext:value-type="currency">
            <text:p>$246.00</text:p>
          </table:table-cell>
          <table:table-cell table:number-columns-repeated="1014"/>
        </table:table-row>
        <table:table-row table:style-name="ro1">
          <table:table-cell table:formula="of:=SUM([.A13:.A14])" office:value-type="float" office:value="10.18062888" calcext:value-type="float">
            <text:p>10.18062888</text:p>
          </table:table-cell>
          <table:table-cell office:value-type="float" office:value="9.63991869" calcext:value-type="float">
            <text:p>9.63991869</text:p>
          </table:table-cell>
          <table:table-cell table:formula="of:=[.A16]-[.B16]" office:value-type="float" office:value="0.54071019" calcext:value-type="float">
            <text:p>0.54071019</text:p>
          </table:table-cell>
          <table:table-cell table:number-columns-repeated="3"/>
          <table:table-cell table:style-name="ce25" table:formula="of:=61173.09543" office:value-type="currency" office:currency="USD" office:value="61173.09543" calcext:value-type="currency">
            <text:p>$61,173.10</text:p>
          </table:table-cell>
          <table:table-cell table:style-name="ce25" office:value-type="currency" office:currency="USD" office:value="27.87412103" calcext:value-type="currency">
            <text:p>$27.87</text:p>
          </table:table-cell>
          <table:table-cell table:number-columns-repeated="1016"/>
        </table:table-row>
        <table:table-row table:style-name="ro1">
          <table:table-cell office:value-type="float" office:value="5.32338111" calcext:value-type="float">
            <text:p>5.32338111</text:p>
          </table:table-cell>
          <table:table-cell table:number-columns-repeated="4"/>
          <table:table-cell table:style-name="Default"/>
          <table:table-cell table:style-name="ce25" table:formula="of:=[.G16]-[.G15]" office:value-type="currency" office:currency="USD" office:value="743.095430000001" calcext:value-type="currency">
            <text:p>$743.10</text:p>
          </table:table-cell>
          <table:table-cell table:style-name="ce25" table:formula="of:=[.H16]-[.H15]" office:value-type="currency" office:currency="USD" office:value="0.574121030000001" calcext:value-type="currency">
            <text:p>$0.57</text:p>
          </table:table-cell>
          <table:table-cell table:number-columns-repeated="1016"/>
        </table:table-row>
        <table:table-row table:style-name="ro1">
          <table:table-cell office:value-type="float" office:value="5.67245379" calcext:value-type="float">
            <text:p>5.67245379</text:p>
          </table:table-cell>
          <table:table-cell table:number-columns-repeated="4"/>
          <table:table-cell table:style-name="Default"/>
          <table:table-cell table:style-name="ce35" table:formula="of:=[.G17]/[.G15]" office:value-type="percentage" office:value="0.012296796789674" calcext:value-type="percentage">
            <text:p>1.23%</text:p>
          </table:table-cell>
          <table:table-cell table:style-name="ce35" table:formula="of:=[.H17]/[.H15]" office:value-type="percentage" office:value="0.0210300743589744" calcext:value-type="percentage">
            <text:p>2.10%</text:p>
          </table:table-cell>
          <table:table-cell table:number-columns-repeated="1016"/>
        </table:table-row>
        <table:table-row table:style-name="ro1">
          <table:table-cell office:value-type="float" office:value="5.68246868" calcext:value-type="float">
            <text:p>5.68246868</text:p>
          </table:table-cell>
          <table:table-cell table:number-columns-repeated="4"/>
          <table:table-cell table:style-name="ce25"/>
          <table:table-cell table:style-name="ce35"/>
          <table:table-cell table:style-name="ce25"/>
          <table:table-cell/>
          <table:table-cell office:value-type="string" calcext:value-type="string">
            <text:p>Choctaw, Oklahoma</text:p>
          </table:table-cell>
          <table:table-cell table:number-columns-repeated="1014"/>
        </table:table-row>
        <table:table-row table:style-name="ro1">
          <table:table-cell table:formula="of:=SUM([.A17:.A19])" office:value-type="float" office:value="16.67830358" calcext:value-type="float">
            <text:p>16.67830358</text:p>
          </table:table-cell>
          <table:table-cell office:value-type="float" office:value="16.06103237" calcext:value-type="float">
            <text:p>16.06103237</text:p>
          </table:table-cell>
          <table:table-cell table:formula="of:=[.A20]-[.B20]" office:value-type="float" office:value="0.617271210000002" calcext:value-type="float">
            <text:p>0.617271210000002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1">
          <table:table-cell office:value-type="float" office:value="4.06493936" calcext:value-type="float">
            <text:p>4.06493936</text:p>
          </table:table-cell>
          <table:table-cell office:value-type="float" office:value="3.88353709" calcext:value-type="float">
            <text:p>3.88353709</text:p>
          </table:table-cell>
          <table:table-cell table:formula="of:=[.A21]-[.B21]" office:value-type="float" office:value="0.18140227" calcext:value-type="float">
            <text:p>0.18140227</text:p>
          </table:table-cell>
          <table:table-cell table:number-columns-repeated="2"/>
          <table:table-cell office:value-type="string" calcext:value-type="string">
            <text:p>Order Flows</text:p>
          </table:table-cell>
          <table:table-cell table:style-name="ce29"/>
          <table:table-cell table:number-columns-repeated="1017"/>
        </table:table-row>
        <table:table-row table:style-name="ro1">
          <table:table-cell office:value-type="float" office:value="1.49405507" calcext:value-type="float">
            <text:p>1.49405507</text:p>
          </table:table-cell>
          <table:table-cell office:value-type="float" office:value="1.49005223" calcext:value-type="float">
            <text:p>1.49005223</text:p>
          </table:table-cell>
          <table:table-cell table:formula="of:=[.A22]-[.B22]" office:value-type="float" office:value="0.00400283999999984" calcext:value-type="float">
            <text:p>0.00400284</text:p>
          </table:table-cell>
          <table:table-cell table:style-name="ce33"/>
          <table:table-cell/>
          <table:table-cell table:style-name="ce35" office:value-type="string" calcext:value-type="string">
            <text:p>Footprints</text:p>
          </table:table-cell>
          <table:table-cell table:style-name="ce35" table:number-columns-repeated="2"/>
          <table:table-cell/>
          <table:table-cell office:value-type="string" calcext:value-type="string">
            <text:p>$180 / month</text:p>
          </table:table-cell>
          <table:table-cell table:number-columns-repeated="1014"/>
        </table:table-row>
        <table:table-row table:style-name="ro1">
          <table:table-cell table:style-name="ce32" office:value-type="float" office:value="1.4309983" calcext:value-type="float">
            <text:p>1.43099830</text:p>
          </table:table-cell>
          <table:table-cell office:value-type="float" office:value="1.42196675" calcext:value-type="float">
            <text:p>1.42196675</text:p>
          </table:table-cell>
          <table:table-cell table:formula="of:=[.A23]-[.B23]" office:value-type="float" office:value="0.00903155" calcext:value-type="float">
            <text:p>0.00903155</text:p>
          </table:table-cell>
          <table:table-cell table:number-columns-repeated="3"/>
          <table:table-cell table:style-name="ce25"/>
          <table:table-cell table:number-columns-repeated="1017"/>
        </table:table-row>
        <table:table-row table:style-name="ro1">
          <table:table-cell office:value-type="float" office:value="1.35469417" calcext:value-type="float">
            <text:p>1.35469417</text:p>
          </table:table-cell>
          <table:table-cell table:number-columns-repeated="4"/>
          <table:table-cell table:style-name="ce25"/>
          <table:table-cell table:style-name="ce35"/>
          <table:table-cell table:number-columns-repeated="1017"/>
        </table:table-row>
        <table:table-row table:style-name="ro1">
          <table:table-cell office:value-type="float" office:value="1.37854879" calcext:value-type="float">
            <text:p>1.37854879</text:p>
          </table:table-cell>
          <table:table-cell table:number-columns-repeated="4"/>
          <table:table-cell office:value-type="float" office:value="0.0033448194" calcext:value-type="float">
            <text:p>0.0033448194</text:p>
          </table:table-cell>
          <table:table-cell table:style-name="ce29"/>
          <table:table-cell table:number-columns-repeated="1017"/>
        </table:table-row>
        <table:table-row table:style-name="ro1">
          <table:table-cell office:value-type="float" office:value="1.48706645" calcext:value-type="float">
            <text:p>1.48706645</text:p>
          </table:table-cell>
          <table:table-cell office:value-type="float" office:value="1.47373256" calcext:value-type="float">
            <text:p>1.47373256</text:p>
          </table:table-cell>
          <table:table-cell table:formula="of:=[.A26]-[.B26]" office:value-type="float" office:value="0.01333389" calcext:value-type="float">
            <text:p>0.01333389</text:p>
          </table:table-cell>
          <table:table-cell table:number-columns-repeated="2"/>
          <table:table-cell table:style-name="ce25" table:formula="of:=[.F27]/[.F25]" office:value-type="currency" office:currency="USD" office:value="1913.40674477073" calcext:value-type="currency">
            <text:p>$1,913.41</text:p>
          </table:table-cell>
          <table:table-cell table:style-name="ce35"/>
          <table:table-cell table:number-columns-repeated="1017"/>
        </table:table-row>
        <table:table-row table:style-name="ro1">
          <table:table-cell office:value-type="float" office:value="2.75662914" calcext:value-type="float">
            <text:p>2.75662914</text:p>
          </table:table-cell>
          <table:table-cell table:number-columns-repeated="4"/>
          <table:table-cell table:style-name="ce25" office:value-type="currency" office:currency="USD" office:value="6.4" calcext:value-type="currency">
            <text:p>$6.40</text:p>
          </table:table-cell>
          <table:table-cell table:style-name="ce35"/>
          <table:table-cell table:number-columns-repeated="1017"/>
        </table:table-row>
        <table:table-row table:style-name="ro1">
          <table:table-cell office:value-type="float" office:value="2.75961144" calcext:value-type="float">
            <text:p>2.75961144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1">
          <table:table-cell office:value-type="float" office:value="1.47401235" calcext:value-type="float">
            <text:p>1.47401235</text:p>
          </table:table-cell>
          <table:table-cell table:number-columns-repeated="4"/>
          <table:table-cell table:style-name="ce25" table:number-columns-repeated="2"/>
          <table:table-cell table:number-columns-repeated="1017"/>
        </table:table-row>
        <table:table-row table:style-name="ro1">
          <table:table-cell table:number-columns-repeated="4"/>
          <table:table-cell table:style-name="ce35"/>
          <table:table-cell table:style-name="ce29" table:formula="of:=0.01091719" office:value-type="float" office:value="0.01091719" calcext:value-type="float">
            <text:p>0.01091719</text:p>
          </table:table-cell>
          <table:table-cell table:style-name="ce25" table:formula="of:=[.H30]/[.F30]" office:value-type="currency" office:currency="USD" office:value="2757.11973502339" calcext:value-type="currency">
            <text:p>$2,757.12</text:p>
          </table:table-cell>
          <table:table-cell table:style-name="ce25" table:formula="of:=30.05+0.05" office:value-type="currency" office:currency="USD" office:value="30.1" calcext:value-type="currency">
            <text:p>$30.10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9" table:formula="of:=0.0033" office:value-type="float" office:value="0.0033" calcext:value-type="float">
            <text:p>0.0033</text:p>
          </table:table-cell>
          <table:table-cell table:style-name="ce25" table:formula="of:=[.G30]" office:value-type="currency" office:currency="USD" office:value="2757.11973502339" calcext:value-type="currency">
            <text:p>$2,757.12</text:p>
          </table:table-cell>
          <table:table-cell table:style-name="ce39" table:formula="of:=[.F31]*[.G31]" office:value-type="currency" office:currency="USD" office:value="9.09849512557719" calcext:value-type="currency">
            <text:p>$9.09849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29"/>
          <table:table-cell table:style-name="ce25"/>
          <table:table-cell table:style-name="ce39"/>
          <table:table-cell table:number-columns-repeated="1016"/>
        </table:table-row>
        <table:table-row table:style-name="ro1">
          <table:table-cell table:number-columns-repeated="5"/>
          <table:table-cell table:style-name="ce25"/>
          <table:table-cell table:number-columns-repeated="1018"/>
        </table:table-row>
        <table:table-row table:style-name="ro1">
          <table:table-cell table:number-columns-repeated="5"/>
          <table:table-cell table:style-name="ce29"/>
          <table:table-cell/>
          <table:table-cell table:style-name="ce32"/>
          <table:table-cell table:number-columns-repeated="1016"/>
        </table:table-row>
        <table:table-row table:style-name="ro1" table:number-rows-repeated="2">
          <table:table-cell table:number-columns-repeated="5"/>
          <table:table-cell table:style-name="ce25" table:number-columns-repeated="3"/>
          <table:table-cell table:number-columns-repeated="1016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% Calculation" table:style-name="ta1">
        <table:table-column table:style-name="co11" table:default-cell-style-name="ce43"/>
        <table:table-column table:style-name="co9" table:default-cell-style-name="ce43"/>
        <table:table-column table:style-name="co12" table:default-cell-style-name="ce43"/>
        <table:table-column table:style-name="co9" table:number-columns-repeated="1021" table:default-cell-style-name="ce43"/>
        <table:table-row table:style-name="ro2">
          <table:table-cell table:style-name="ce42" office:value-type="string" calcext:value-type="string">
            <text:p>Amount Invested</text:p>
          </table:table-cell>
          <table:table-cell table:style-name="ce42" office:value-type="string" calcext:value-type="string">
            <text:p>1% Profit</text:p>
          </table:table-cell>
          <table:table-cell table:style-name="ce42" office:value-type="string" calcext:value-type="string">
            <text:p>Current Total</text:p>
          </table:table-cell>
          <table:table-cell table:style-name="ce42" table:number-columns-repeated="1021"/>
        </table:table-row>
        <table:table-row table:style-name="ro2">
          <table:table-cell office:value-type="currency" office:currency="USD" office:value="1000" calcext:value-type="currency">
            <text:p>$1,000.00</text:p>
          </table:table-cell>
          <table:table-cell table:formula="of:=[.A2]*1%" office:value-type="currency" office:currency="USD" office:value="10" calcext:value-type="currency">
            <text:p>$10.00</text:p>
          </table:table-cell>
          <table:table-cell table:formula="of:=[.A2]+[.B2]" office:value-type="currency" office:currency="USD" office:value="1010" calcext:value-type="currency">
            <text:p>$1,010.00</text:p>
          </table:table-cell>
          <table:table-cell/>
          <table:table-cell table:style-name="ce51" table:number-columns-repeated="2"/>
          <table:table-cell table:style-name="ce53" table:formula="of:=1%" office:value-type="percentage" office:value="0.01" calcext:value-type="percentage">
            <text:p>1.00%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currency" office:currency="USD" office:value="50" calcext:value-type="currency">
            <text:p>$50.00</text:p>
          </table:table-cell>
          <table:table-cell office:value-type="currency" office:currency="USD" office:value="100" calcext:value-type="currency">
            <text:p>$100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500" calcext:value-type="currency">
            <text:p>$500.00</text:p>
          </table:table-cell>
          <table:table-cell office:value-type="currency" office:currency="USD" office:value="1000" calcext:value-type="currency">
            <text:p>$1,000.00</text:p>
          </table:table-cell>
          <table:table-cell office:value-type="currency" office:currency="USD" office:value="2000" calcext:value-type="currency">
            <text:p>$2,000.00</text:p>
          </table:table-cell>
          <table:table-cell table:number-columns-repeated="1010"/>
        </table:table-row>
        <table:table-row table:style-name="ro2">
          <table:table-cell table:formula="of:=[.C2]" office:value-type="currency" office:currency="USD" office:value="1010" calcext:value-type="currency">
            <text:p>$1,010.00</text:p>
          </table:table-cell>
          <table:table-cell table:formula="of:=[.A3]*1%" office:value-type="currency" office:currency="USD" office:value="10.1" calcext:value-type="currency">
            <text:p>$10.10</text:p>
          </table:table-cell>
          <table:table-cell table:formula="of:=[.A3]+[.B3]" office:value-type="currency" office:currency="USD" office:value="1020.1" calcext:value-type="currency">
            <text:p>$1,020.10</text:p>
          </table:table-cell>
          <table:table-cell table:style-name="ce51"/>
          <table:table-cell table:number-columns-repeated="2"/>
          <table:table-cell table:style-name="ce51" office:value-type="float" office:value="1" calcext:value-type="float">
            <text:p>1</text:p>
          </table:table-cell>
          <table:table-cell table:formula="of:=([.H2]*[.G2])" office:value-type="currency" office:currency="USD" office:value="0.2" calcext:value-type="currency">
            <text:p>$0.20</text:p>
          </table:table-cell>
          <table:table-cell table:formula="of:=([.I2]*[.G2])" office:value-type="currency" office:currency="USD" office:value="0.5" calcext:value-type="currency">
            <text:p>$0.50</text:p>
          </table:table-cell>
          <table:table-cell table:formula="of:=([.J2]*[.G2])" office:value-type="currency" office:currency="USD" office:value="1" calcext:value-type="currency">
            <text:p>$1.00</text:p>
          </table:table-cell>
          <table:table-cell table:formula="of:=([.K2]*[.G2])" office:value-type="currency" office:currency="USD" office:value="2" calcext:value-type="currency">
            <text:p>$2.00</text:p>
          </table:table-cell>
          <table:table-cell table:formula="of:=([.L2]*[.G2])" office:value-type="currency" office:currency="USD" office:value="5" calcext:value-type="currency">
            <text:p>$5.00</text:p>
          </table:table-cell>
          <table:table-cell table:formula="of:=([.M2]*[.G2])" office:value-type="currency" office:currency="USD" office:value="10" calcext:value-type="currency">
            <text:p>$10.00</text:p>
          </table:table-cell>
          <table:table-cell table:formula="of:=([.N2]*[.G2])" office:value-type="currency" office:currency="USD" office:value="20" calcext:value-type="currency">
            <text:p>$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]" office:value-type="currency" office:currency="USD" office:value="1020.1" calcext:value-type="currency">
            <text:p>$1,020.10</text:p>
          </table:table-cell>
          <table:table-cell table:formula="of:=[.A4]*1%" office:value-type="currency" office:currency="USD" office:value="10.201" calcext:value-type="currency">
            <text:p>$10.20</text:p>
          </table:table-cell>
          <table:table-cell table:formula="of:=[.A4]+[.B4]" office:value-type="currency" office:currency="USD" office:value="1030.301" calcext:value-type="currency">
            <text:p>$1,030.30</text:p>
          </table:table-cell>
          <table:table-cell table:style-name="ce51"/>
          <table:table-cell table:number-columns-repeated="2"/>
          <table:table-cell table:style-name="ce51" office:value-type="float" office:value="2" calcext:value-type="float">
            <text:p>2</text:p>
          </table:table-cell>
          <table:table-cell table:formula="of:=[.H3]+[.H3]" office:value-type="currency" office:currency="USD" office:value="0.4" calcext:value-type="currency">
            <text:p>$0.40</text:p>
          </table:table-cell>
          <table:table-cell table:formula="of:=[.I3]+[.I3]" office:value-type="currency" office:currency="USD" office:value="1" calcext:value-type="currency">
            <text:p>$1.00</text:p>
          </table:table-cell>
          <table:table-cell table:formula="of:=[.J3]+[.J3]" office:value-type="currency" office:currency="USD" office:value="2" calcext:value-type="currency">
            <text:p>$2.00</text:p>
          </table:table-cell>
          <table:table-cell table:formula="of:=[.K3]+[.K3]" office:value-type="currency" office:currency="USD" office:value="4" calcext:value-type="currency">
            <text:p>$4.00</text:p>
          </table:table-cell>
          <table:table-cell table:formula="of:=[.L3]+[.L3]" office:value-type="currency" office:currency="USD" office:value="10" calcext:value-type="currency">
            <text:p>$10.00</text:p>
          </table:table-cell>
          <table:table-cell table:formula="of:=[.M3]+[.M3]" office:value-type="currency" office:currency="USD" office:value="20" calcext:value-type="currency">
            <text:p>$20.00</text:p>
          </table:table-cell>
          <table:table-cell table:formula="of:=[.N3]+[.N3]" office:value-type="currency" office:currency="USD" office:value="40" calcext:value-type="currency">
            <text:p>$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]" office:value-type="currency" office:currency="USD" office:value="1030.301" calcext:value-type="currency">
            <text:p>$1,030.30</text:p>
          </table:table-cell>
          <table:table-cell table:formula="of:=[.A5]*1%" office:value-type="currency" office:currency="USD" office:value="10.30301" calcext:value-type="currency">
            <text:p>$10.30</text:p>
          </table:table-cell>
          <table:table-cell table:formula="of:=[.A5]+[.B5]" office:value-type="currency" office:currency="USD" office:value="1040.60401" calcext:value-type="currency">
            <text:p>$1,040.60</text:p>
          </table:table-cell>
          <table:table-cell table:style-name="ce51"/>
          <table:table-cell table:number-columns-repeated="2"/>
          <table:table-cell table:style-name="ce51" office:value-type="float" office:value="3" calcext:value-type="float">
            <text:p>3</text:p>
          </table:table-cell>
          <table:table-cell table:formula="of:=[.H4]+[.H3]" office:value-type="currency" office:currency="USD" office:value="0.6" calcext:value-type="currency">
            <text:p>$0.60</text:p>
          </table:table-cell>
          <table:table-cell table:formula="of:=[.I4]+[.I3]" office:value-type="currency" office:currency="USD" office:value="1.5" calcext:value-type="currency">
            <text:p>$1.50</text:p>
          </table:table-cell>
          <table:table-cell table:formula="of:=[.J4]+[.J3]" office:value-type="currency" office:currency="USD" office:value="3" calcext:value-type="currency">
            <text:p>$3.00</text:p>
          </table:table-cell>
          <table:table-cell table:formula="of:=[.K4]+[.K3]" office:value-type="currency" office:currency="USD" office:value="6" calcext:value-type="currency">
            <text:p>$6.00</text:p>
          </table:table-cell>
          <table:table-cell table:formula="of:=[.L4]+[.L3]" office:value-type="currency" office:currency="USD" office:value="15" calcext:value-type="currency">
            <text:p>$15.00</text:p>
          </table:table-cell>
          <table:table-cell table:formula="of:=[.M4]+[.M3]" office:value-type="currency" office:currency="USD" office:value="30" calcext:value-type="currency">
            <text:p>$30.00</text:p>
          </table:table-cell>
          <table:table-cell table:formula="of:=[.N4]+[.N3]" office:value-type="currency" office:currency="USD" office:value="60" calcext:value-type="currency">
            <text:p>$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]" office:value-type="currency" office:currency="USD" office:value="1040.60401" calcext:value-type="currency">
            <text:p>$1,040.60</text:p>
          </table:table-cell>
          <table:table-cell table:formula="of:=[.A6]*1%" office:value-type="currency" office:currency="USD" office:value="10.4060401" calcext:value-type="currency">
            <text:p>$10.41</text:p>
          </table:table-cell>
          <table:table-cell table:formula="of:=[.A6]+[.B6]" office:value-type="currency" office:currency="USD" office:value="1051.0100501" calcext:value-type="currency">
            <text:p>$1,051.01</text:p>
          </table:table-cell>
          <table:table-cell table:style-name="ce51"/>
          <table:table-cell table:style-name="ce53"/>
          <table:table-cell/>
          <table:table-cell table:style-name="ce51" office:value-type="float" office:value="4" calcext:value-type="float">
            <text:p>4</text:p>
          </table:table-cell>
          <table:table-cell table:formula="of:=[.H5]+[.H3]" office:value-type="currency" office:currency="USD" office:value="0.8" calcext:value-type="currency">
            <text:p>$0.80</text:p>
          </table:table-cell>
          <table:table-cell table:formula="of:=[.I5]+[.I3]" office:value-type="currency" office:currency="USD" office:value="2" calcext:value-type="currency">
            <text:p>$2.00</text:p>
          </table:table-cell>
          <table:table-cell table:formula="of:=[.J5]+[.J3]" office:value-type="currency" office:currency="USD" office:value="4" calcext:value-type="currency">
            <text:p>$4.00</text:p>
          </table:table-cell>
          <table:table-cell table:formula="of:=[.K5]+[.K3]" office:value-type="currency" office:currency="USD" office:value="8" calcext:value-type="currency">
            <text:p>$8.00</text:p>
          </table:table-cell>
          <table:table-cell table:formula="of:=[.L5]+[.L3]" office:value-type="currency" office:currency="USD" office:value="20" calcext:value-type="currency">
            <text:p>$20.00</text:p>
          </table:table-cell>
          <table:table-cell table:formula="of:=[.M5]+[.M3]" office:value-type="currency" office:currency="USD" office:value="40" calcext:value-type="currency">
            <text:p>$40.00</text:p>
          </table:table-cell>
          <table:table-cell table:formula="of:=[.N5]+[.N3]" office:value-type="currency" office:currency="USD" office:value="80" calcext:value-type="currency">
            <text:p>$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]" office:value-type="currency" office:currency="USD" office:value="1051.0100501" calcext:value-type="currency">
            <text:p>$1,051.01</text:p>
          </table:table-cell>
          <table:table-cell table:formula="of:=[.A7]*1%" office:value-type="currency" office:currency="USD" office:value="10.510100501" calcext:value-type="currency">
            <text:p>$10.51</text:p>
          </table:table-cell>
          <table:table-cell table:formula="of:=[.A7]+[.B7]" office:value-type="currency" office:currency="USD" office:value="1061.520150601" calcext:value-type="currency">
            <text:p>$1,061.52</text:p>
          </table:table-cell>
          <table:table-cell table:style-name="ce51"/>
          <table:table-cell table:number-columns-repeated="2"/>
          <table:table-cell table:style-name="ce51" office:value-type="float" office:value="5" calcext:value-type="float">
            <text:p>5</text:p>
          </table:table-cell>
          <table:table-cell table:formula="of:=[.H6]+[.H3]" office:value-type="currency" office:currency="USD" office:value="1" calcext:value-type="currency">
            <text:p>$1.00</text:p>
          </table:table-cell>
          <table:table-cell table:formula="of:=[.I6]+[.I3]" office:value-type="currency" office:currency="USD" office:value="2.5" calcext:value-type="currency">
            <text:p>$2.50</text:p>
          </table:table-cell>
          <table:table-cell table:formula="of:=[.J6]+[.J3]" office:value-type="currency" office:currency="USD" office:value="5" calcext:value-type="currency">
            <text:p>$5.00</text:p>
          </table:table-cell>
          <table:table-cell table:formula="of:=[.K6]+[.K3]" office:value-type="currency" office:currency="USD" office:value="10" calcext:value-type="currency">
            <text:p>$10.00</text:p>
          </table:table-cell>
          <table:table-cell table:formula="of:=[.L6]+[.L3]" office:value-type="currency" office:currency="USD" office:value="25" calcext:value-type="currency">
            <text:p>$25.00</text:p>
          </table:table-cell>
          <table:table-cell table:formula="of:=[.M6]+[.M3]" office:value-type="currency" office:currency="USD" office:value="50" calcext:value-type="currency">
            <text:p>$50.00</text:p>
          </table:table-cell>
          <table:table-cell table:formula="of:=[.N6]+[.N3]" office:value-type="currency" office:currency="USD" office:value="100" calcext:value-type="currency">
            <text:p>$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]" office:value-type="currency" office:currency="USD" office:value="1061.520150601" calcext:value-type="currency">
            <text:p>$1,061.52</text:p>
          </table:table-cell>
          <table:table-cell table:formula="of:=[.A8]*1%" office:value-type="currency" office:currency="USD" office:value="10.61520150601" calcext:value-type="currency">
            <text:p>$10.62</text:p>
          </table:table-cell>
          <table:table-cell table:formula="of:=[.A8]+[.B8]" office:value-type="currency" office:currency="USD" office:value="1072.13535210701" calcext:value-type="currency">
            <text:p>$1,072.14</text:p>
          </table:table-cell>
          <table:table-cell table:style-name="ce51"/>
          <table:table-cell table:number-columns-repeated="2"/>
          <table:table-cell table:style-name="ce51" office:value-type="float" office:value="6" calcext:value-type="float">
            <text:p>6</text:p>
          </table:table-cell>
          <table:table-cell table:formula="of:=[.H7]+[.H3]" office:value-type="currency" office:currency="USD" office:value="1.2" calcext:value-type="currency">
            <text:p>$1.20</text:p>
          </table:table-cell>
          <table:table-cell table:formula="of:=[.I7]+[.I3]" office:value-type="currency" office:currency="USD" office:value="3" calcext:value-type="currency">
            <text:p>$3.00</text:p>
          </table:table-cell>
          <table:table-cell table:formula="of:=[.J7]+[.J3]" office:value-type="currency" office:currency="USD" office:value="6" calcext:value-type="currency">
            <text:p>$6.00</text:p>
          </table:table-cell>
          <table:table-cell table:formula="of:=[.K7]+[.K3]" office:value-type="currency" office:currency="USD" office:value="12" calcext:value-type="currency">
            <text:p>$12.00</text:p>
          </table:table-cell>
          <table:table-cell table:formula="of:=[.L7]+[.L3]" office:value-type="currency" office:currency="USD" office:value="30" calcext:value-type="currency">
            <text:p>$30.00</text:p>
          </table:table-cell>
          <table:table-cell table:formula="of:=[.M7]+[.M3]" office:value-type="currency" office:currency="USD" office:value="60" calcext:value-type="currency">
            <text:p>$60.00</text:p>
          </table:table-cell>
          <table:table-cell table:formula="of:=[.N7]+[.N3]" office:value-type="currency" office:currency="USD" office:value="120" calcext:value-type="currency">
            <text:p>$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]" office:value-type="currency" office:currency="USD" office:value="1072.13535210701" calcext:value-type="currency">
            <text:p>$1,072.14</text:p>
          </table:table-cell>
          <table:table-cell table:formula="of:=[.A9]*1%" office:value-type="currency" office:currency="USD" office:value="10.7213535210701" calcext:value-type="currency">
            <text:p>$10.72</text:p>
          </table:table-cell>
          <table:table-cell table:formula="of:=[.A9]+[.B9]" office:value-type="currency" office:currency="USD" office:value="1082.85670562808" calcext:value-type="currency">
            <text:p>$1,082.86</text:p>
          </table:table-cell>
          <table:table-cell table:style-name="ce51"/>
          <table:table-cell table:number-columns-repeated="2"/>
          <table:table-cell table:style-name="ce51" office:value-type="float" office:value="7" calcext:value-type="float">
            <text:p>7</text:p>
          </table:table-cell>
          <table:table-cell table:formula="of:=[.H8]+[.H3]" office:value-type="currency" office:currency="USD" office:value="1.4" calcext:value-type="currency">
            <text:p>$1.40</text:p>
          </table:table-cell>
          <table:table-cell table:formula="of:=[.I8]+[.I3]" office:value-type="currency" office:currency="USD" office:value="3.5" calcext:value-type="currency">
            <text:p>$3.50</text:p>
          </table:table-cell>
          <table:table-cell table:formula="of:=[.J8]+[.J3]" office:value-type="currency" office:currency="USD" office:value="7" calcext:value-type="currency">
            <text:p>$7.00</text:p>
          </table:table-cell>
          <table:table-cell table:formula="of:=[.K8]+[.K3]" office:value-type="currency" office:currency="USD" office:value="14" calcext:value-type="currency">
            <text:p>$14.00</text:p>
          </table:table-cell>
          <table:table-cell table:formula="of:=[.L8]+[.L3]" office:value-type="currency" office:currency="USD" office:value="35" calcext:value-type="currency">
            <text:p>$35.00</text:p>
          </table:table-cell>
          <table:table-cell table:formula="of:=[.M8]+[.M3]" office:value-type="currency" office:currency="USD" office:value="70" calcext:value-type="currency">
            <text:p>$70.00</text:p>
          </table:table-cell>
          <table:table-cell table:formula="of:=[.N8]+[.N3]" office:value-type="currency" office:currency="USD" office:value="140" calcext:value-type="currency">
            <text:p>$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]" office:value-type="currency" office:currency="USD" office:value="1082.85670562808" calcext:value-type="currency">
            <text:p>$1,082.86</text:p>
          </table:table-cell>
          <table:table-cell table:formula="of:=[.A10]*1%" office:value-type="currency" office:currency="USD" office:value="10.8285670562808" calcext:value-type="currency">
            <text:p>$10.83</text:p>
          </table:table-cell>
          <table:table-cell table:formula="of:=[.A10]+[.B10]" office:value-type="currency" office:currency="USD" office:value="1093.68527268436" calcext:value-type="currency">
            <text:p>$1,093.69</text:p>
          </table:table-cell>
          <table:table-cell table:style-name="ce51"/>
          <table:table-cell table:number-columns-repeated="2"/>
          <table:table-cell table:style-name="ce51" office:value-type="float" office:value="8" calcext:value-type="float">
            <text:p>8</text:p>
          </table:table-cell>
          <table:table-cell table:formula="of:=[.H9]+[.H3]" office:value-type="currency" office:currency="USD" office:value="1.6" calcext:value-type="currency">
            <text:p>$1.60</text:p>
          </table:table-cell>
          <table:table-cell table:formula="of:=[.I9]+[.I3]" office:value-type="currency" office:currency="USD" office:value="4" calcext:value-type="currency">
            <text:p>$4.00</text:p>
          </table:table-cell>
          <table:table-cell table:formula="of:=[.J9]+[.J3]" office:value-type="currency" office:currency="USD" office:value="8" calcext:value-type="currency">
            <text:p>$8.00</text:p>
          </table:table-cell>
          <table:table-cell table:formula="of:=[.K9]+[.K3]" office:value-type="currency" office:currency="USD" office:value="16" calcext:value-type="currency">
            <text:p>$16.00</text:p>
          </table:table-cell>
          <table:table-cell table:formula="of:=[.L9]+[.L3]" office:value-type="currency" office:currency="USD" office:value="40" calcext:value-type="currency">
            <text:p>$40.00</text:p>
          </table:table-cell>
          <table:table-cell table:formula="of:=[.M9]+[.M3]" office:value-type="currency" office:currency="USD" office:value="80" calcext:value-type="currency">
            <text:p>$80.00</text:p>
          </table:table-cell>
          <table:table-cell table:formula="of:=[.N9]+[.N3]" office:value-type="currency" office:currency="USD" office:value="160" calcext:value-type="currency">
            <text:p>$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0]" office:value-type="currency" office:currency="USD" office:value="1093.68527268436" calcext:value-type="currency">
            <text:p>$1,093.69</text:p>
          </table:table-cell>
          <table:table-cell table:formula="of:=[.A11]*1%" office:value-type="currency" office:currency="USD" office:value="10.9368527268436" calcext:value-type="currency">
            <text:p>$10.94</text:p>
          </table:table-cell>
          <table:table-cell table:formula="of:=[.A11]+[.B11]" office:value-type="currency" office:currency="USD" office:value="1104.6221254112" calcext:value-type="currency">
            <text:p>$1,104.62</text:p>
          </table:table-cell>
          <table:table-cell table:style-name="ce51"/>
          <table:table-cell table:number-columns-repeated="2"/>
          <table:table-cell table:style-name="ce51" office:value-type="float" office:value="9" calcext:value-type="float">
            <text:p>9</text:p>
          </table:table-cell>
          <table:table-cell table:formula="of:=[.H10]+[.H3]" office:value-type="currency" office:currency="USD" office:value="1.8" calcext:value-type="currency">
            <text:p>$1.80</text:p>
          </table:table-cell>
          <table:table-cell table:formula="of:=[.I10]+[.I3]" office:value-type="currency" office:currency="USD" office:value="4.5" calcext:value-type="currency">
            <text:p>$4.50</text:p>
          </table:table-cell>
          <table:table-cell table:formula="of:=[.J10]+[.J3]" office:value-type="currency" office:currency="USD" office:value="9" calcext:value-type="currency">
            <text:p>$9.00</text:p>
          </table:table-cell>
          <table:table-cell table:formula="of:=[.K10]+[.K3]" office:value-type="currency" office:currency="USD" office:value="18" calcext:value-type="currency">
            <text:p>$18.00</text:p>
          </table:table-cell>
          <table:table-cell table:formula="of:=[.L10]+[.L3]" office:value-type="currency" office:currency="USD" office:value="45" calcext:value-type="currency">
            <text:p>$45.00</text:p>
          </table:table-cell>
          <table:table-cell table:formula="of:=[.M10]+[.M3]" office:value-type="currency" office:currency="USD" office:value="90" calcext:value-type="currency">
            <text:p>$90.00</text:p>
          </table:table-cell>
          <table:table-cell table:formula="of:=[.N10]+[.N3]" office:value-type="currency" office:currency="USD" office:value="180" calcext:value-type="currency">
            <text:p>$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1]" office:value-type="currency" office:currency="USD" office:value="1104.6221254112" calcext:value-type="currency">
            <text:p>$1,104.62</text:p>
          </table:table-cell>
          <table:table-cell table:formula="of:=[.A12]*1%" office:value-type="currency" office:currency="USD" office:value="11.046221254112" calcext:value-type="currency">
            <text:p>$11.05</text:p>
          </table:table-cell>
          <table:table-cell table:formula="of:=[.A12]+[.B12]" office:value-type="currency" office:currency="USD" office:value="1115.66834666532" calcext:value-type="currency">
            <text:p>$1,115.67</text:p>
          </table:table-cell>
          <table:table-cell table:style-name="ce51"/>
          <table:table-cell table:number-columns-repeated="2"/>
          <table:table-cell table:style-name="ce51" office:value-type="float" office:value="10" calcext:value-type="float">
            <text:p>10</text:p>
          </table:table-cell>
          <table:table-cell table:formula="of:=[.H11]+[.H3]" office:value-type="currency" office:currency="USD" office:value="2" calcext:value-type="currency">
            <text:p>$2.00</text:p>
          </table:table-cell>
          <table:table-cell table:formula="of:=[.I11]+[.I3]" office:value-type="currency" office:currency="USD" office:value="5" calcext:value-type="currency">
            <text:p>$5.00</text:p>
          </table:table-cell>
          <table:table-cell table:formula="of:=[.J11]+[.J3]" office:value-type="currency" office:currency="USD" office:value="10" calcext:value-type="currency">
            <text:p>$10.00</text:p>
          </table:table-cell>
          <table:table-cell table:formula="of:=[.K11]+[.K3]" office:value-type="currency" office:currency="USD" office:value="20" calcext:value-type="currency">
            <text:p>$20.00</text:p>
          </table:table-cell>
          <table:table-cell table:formula="of:=[.L11]+[.L3]" office:value-type="currency" office:currency="USD" office:value="50" calcext:value-type="currency">
            <text:p>$50.00</text:p>
          </table:table-cell>
          <table:table-cell table:formula="of:=[.M11]+[.M3]" office:value-type="currency" office:currency="USD" office:value="100" calcext:value-type="currency">
            <text:p>$100.00</text:p>
          </table:table-cell>
          <table:table-cell table:formula="of:=[.N11]+[.N3]" office:value-type="currency" office:currency="USD" office:value="200" calcext:value-type="currency">
            <text:p>$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2]" office:value-type="currency" office:currency="USD" office:value="1115.66834666532" calcext:value-type="currency">
            <text:p>$1,115.67</text:p>
          </table:table-cell>
          <table:table-cell table:formula="of:=[.A13]*1%" office:value-type="currency" office:currency="USD" office:value="11.1566834666532" calcext:value-type="currency">
            <text:p>$11.16</text:p>
          </table:table-cell>
          <table:table-cell table:formula="of:=[.A13]+[.B13]" office:value-type="currency" office:currency="USD" office:value="1126.82503013197" calcext:value-type="currency">
            <text:p>$1,126.83</text:p>
          </table:table-cell>
          <table:table-cell table:style-name="ce51"/>
          <table:table-cell table:number-columns-repeated="2"/>
          <table:table-cell table:style-name="ce51" office:value-type="float" office:value="11" calcext:value-type="float">
            <text:p>11</text:p>
          </table:table-cell>
          <table:table-cell table:formula="of:=[.H12]+[.H3]" office:value-type="currency" office:currency="USD" office:value="2.2" calcext:value-type="currency">
            <text:p>$2.20</text:p>
          </table:table-cell>
          <table:table-cell table:formula="of:=[.I12]+[.I3]" office:value-type="currency" office:currency="USD" office:value="5.5" calcext:value-type="currency">
            <text:p>$5.50</text:p>
          </table:table-cell>
          <table:table-cell table:formula="of:=[.J12]+[.J3]" office:value-type="currency" office:currency="USD" office:value="11" calcext:value-type="currency">
            <text:p>$11.00</text:p>
          </table:table-cell>
          <table:table-cell table:formula="of:=[.K12]+[.K3]" office:value-type="currency" office:currency="USD" office:value="22" calcext:value-type="currency">
            <text:p>$22.00</text:p>
          </table:table-cell>
          <table:table-cell table:formula="of:=[.L12]+[.L3]" office:value-type="currency" office:currency="USD" office:value="55" calcext:value-type="currency">
            <text:p>$55.00</text:p>
          </table:table-cell>
          <table:table-cell table:formula="of:=[.M12]+[.M3]" office:value-type="currency" office:currency="USD" office:value="110" calcext:value-type="currency">
            <text:p>$110.00</text:p>
          </table:table-cell>
          <table:table-cell table:formula="of:=[.N12]+[.N3]" office:value-type="currency" office:currency="USD" office:value="220" calcext:value-type="currency">
            <text:p>$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3]" office:value-type="currency" office:currency="USD" office:value="1126.82503013197" calcext:value-type="currency">
            <text:p>$1,126.83</text:p>
          </table:table-cell>
          <table:table-cell table:formula="of:=[.A14]*1%" office:value-type="currency" office:currency="USD" office:value="11.2682503013197" calcext:value-type="currency">
            <text:p>$11.27</text:p>
          </table:table-cell>
          <table:table-cell table:formula="of:=[.A14]+[.B14]" office:value-type="currency" office:currency="USD" office:value="1138.09328043329" calcext:value-type="currency">
            <text:p>$1,138.09</text:p>
          </table:table-cell>
          <table:table-cell table:style-name="ce51"/>
          <table:table-cell table:number-columns-repeated="2"/>
          <table:table-cell table:style-name="ce51" office:value-type="float" office:value="12" calcext:value-type="float">
            <text:p>12</text:p>
          </table:table-cell>
          <table:table-cell table:formula="of:=[.H13]+[.H3]" office:value-type="currency" office:currency="USD" office:value="2.4" calcext:value-type="currency">
            <text:p>$2.40</text:p>
          </table:table-cell>
          <table:table-cell table:formula="of:=[.I13]+[.I3]" office:value-type="currency" office:currency="USD" office:value="6" calcext:value-type="currency">
            <text:p>$6.00</text:p>
          </table:table-cell>
          <table:table-cell table:formula="of:=[.J13]+[.J3]" office:value-type="currency" office:currency="USD" office:value="12" calcext:value-type="currency">
            <text:p>$12.00</text:p>
          </table:table-cell>
          <table:table-cell table:formula="of:=[.K13]+[.K3]" office:value-type="currency" office:currency="USD" office:value="24" calcext:value-type="currency">
            <text:p>$24.00</text:p>
          </table:table-cell>
          <table:table-cell table:formula="of:=[.L13]+[.L3]" office:value-type="currency" office:currency="USD" office:value="60" calcext:value-type="currency">
            <text:p>$60.00</text:p>
          </table:table-cell>
          <table:table-cell table:formula="of:=[.M13]+[.M3]" office:value-type="currency" office:currency="USD" office:value="120" calcext:value-type="currency">
            <text:p>$120.00</text:p>
          </table:table-cell>
          <table:table-cell table:formula="of:=[.N13]+[.N3]" office:value-type="currency" office:currency="USD" office:value="240" calcext:value-type="currency">
            <text:p>$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4]" office:value-type="currency" office:currency="USD" office:value="1138.09328043329" calcext:value-type="currency">
            <text:p>$1,138.09</text:p>
          </table:table-cell>
          <table:table-cell table:formula="of:=[.A15]*1%" office:value-type="currency" office:currency="USD" office:value="11.3809328043329" calcext:value-type="currency">
            <text:p>$11.38</text:p>
          </table:table-cell>
          <table:table-cell table:formula="of:=[.A15]+[.B15]" office:value-type="currency" office:currency="USD" office:value="1149.47421323762" calcext:value-type="currency">
            <text:p>$1,149.47</text:p>
          </table:table-cell>
          <table:table-cell table:style-name="ce51"/>
          <table:table-cell table:number-columns-repeated="2"/>
          <table:table-cell table:style-name="ce51" office:value-type="float" office:value="13" calcext:value-type="float">
            <text:p>13</text:p>
          </table:table-cell>
          <table:table-cell table:formula="of:=[.H14]+[.H3]" office:value-type="currency" office:currency="USD" office:value="2.6" calcext:value-type="currency">
            <text:p>$2.60</text:p>
          </table:table-cell>
          <table:table-cell table:formula="of:=[.I14]+[.I3]" office:value-type="currency" office:currency="USD" office:value="6.5" calcext:value-type="currency">
            <text:p>$6.50</text:p>
          </table:table-cell>
          <table:table-cell table:formula="of:=[.J14]+[.J3]" office:value-type="currency" office:currency="USD" office:value="13" calcext:value-type="currency">
            <text:p>$13.00</text:p>
          </table:table-cell>
          <table:table-cell table:formula="of:=[.K14]+[.K3]" office:value-type="currency" office:currency="USD" office:value="26" calcext:value-type="currency">
            <text:p>$26.00</text:p>
          </table:table-cell>
          <table:table-cell table:formula="of:=[.L14]+[.L3]" office:value-type="currency" office:currency="USD" office:value="65" calcext:value-type="currency">
            <text:p>$65.00</text:p>
          </table:table-cell>
          <table:table-cell table:formula="of:=[.M14]+[.M3]" office:value-type="currency" office:currency="USD" office:value="130" calcext:value-type="currency">
            <text:p>$130.00</text:p>
          </table:table-cell>
          <table:table-cell table:formula="of:=[.N14]+[.N3]" office:value-type="currency" office:currency="USD" office:value="260" calcext:value-type="currency">
            <text:p>$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5]" office:value-type="currency" office:currency="USD" office:value="1149.47421323762" calcext:value-type="currency">
            <text:p>$1,149.47</text:p>
          </table:table-cell>
          <table:table-cell table:formula="of:=[.A16]*1%" office:value-type="currency" office:currency="USD" office:value="11.4947421323762" calcext:value-type="currency">
            <text:p>$11.49</text:p>
          </table:table-cell>
          <table:table-cell table:formula="of:=[.A16]+[.B16]" office:value-type="currency" office:currency="USD" office:value="1160.96895537" calcext:value-type="currency">
            <text:p>$1,160.97</text:p>
          </table:table-cell>
          <table:table-cell table:style-name="ce51"/>
          <table:table-cell table:number-columns-repeated="2"/>
          <table:table-cell table:style-name="ce51" office:value-type="float" office:value="14" calcext:value-type="float">
            <text:p>14</text:p>
          </table:table-cell>
          <table:table-cell table:formula="of:=[.H15]+[.H3]" office:value-type="currency" office:currency="USD" office:value="2.8" calcext:value-type="currency">
            <text:p>$2.80</text:p>
          </table:table-cell>
          <table:table-cell table:formula="of:=[.I15]+[.I3]" office:value-type="currency" office:currency="USD" office:value="7" calcext:value-type="currency">
            <text:p>$7.00</text:p>
          </table:table-cell>
          <table:table-cell table:formula="of:=[.J15]+[.J3]" office:value-type="currency" office:currency="USD" office:value="14" calcext:value-type="currency">
            <text:p>$14.00</text:p>
          </table:table-cell>
          <table:table-cell table:formula="of:=[.K15]+[.K3]" office:value-type="currency" office:currency="USD" office:value="28" calcext:value-type="currency">
            <text:p>$28.00</text:p>
          </table:table-cell>
          <table:table-cell table:formula="of:=[.L15]+[.L3]" office:value-type="currency" office:currency="USD" office:value="70" calcext:value-type="currency">
            <text:p>$70.00</text:p>
          </table:table-cell>
          <table:table-cell table:formula="of:=[.M15]+[.M3]" office:value-type="currency" office:currency="USD" office:value="140" calcext:value-type="currency">
            <text:p>$140.00</text:p>
          </table:table-cell>
          <table:table-cell table:formula="of:=[.N15]+[.N3]" office:value-type="currency" office:currency="USD" office:value="280" calcext:value-type="currency">
            <text:p>$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6]" office:value-type="currency" office:currency="USD" office:value="1160.96895537" calcext:value-type="currency">
            <text:p>$1,160.97</text:p>
          </table:table-cell>
          <table:table-cell table:formula="of:=[.A17]*1%" office:value-type="currency" office:currency="USD" office:value="11.6096895537" calcext:value-type="currency">
            <text:p>$11.61</text:p>
          </table:table-cell>
          <table:table-cell table:formula="of:=[.A17]+[.B17]" office:value-type="currency" office:currency="USD" office:value="1172.5786449237" calcext:value-type="currency">
            <text:p>$1,172.58</text:p>
          </table:table-cell>
          <table:table-cell table:style-name="ce51"/>
          <table:table-cell table:number-columns-repeated="2"/>
          <table:table-cell table:style-name="ce51" office:value-type="float" office:value="15" calcext:value-type="float">
            <text:p>15</text:p>
          </table:table-cell>
          <table:table-cell table:formula="of:=[.H16]+[.H3]" office:value-type="currency" office:currency="USD" office:value="3" calcext:value-type="currency">
            <text:p>$3.00</text:p>
          </table:table-cell>
          <table:table-cell table:formula="of:=[.I16]+[.I3]" office:value-type="currency" office:currency="USD" office:value="7.5" calcext:value-type="currency">
            <text:p>$7.50</text:p>
          </table:table-cell>
          <table:table-cell table:formula="of:=[.J16]+[.J3]" office:value-type="currency" office:currency="USD" office:value="15" calcext:value-type="currency">
            <text:p>$15.00</text:p>
          </table:table-cell>
          <table:table-cell table:formula="of:=[.K16]+[.K3]" office:value-type="currency" office:currency="USD" office:value="30" calcext:value-type="currency">
            <text:p>$30.00</text:p>
          </table:table-cell>
          <table:table-cell table:formula="of:=[.L16]+[.L3]" office:value-type="currency" office:currency="USD" office:value="75" calcext:value-type="currency">
            <text:p>$75.00</text:p>
          </table:table-cell>
          <table:table-cell table:formula="of:=[.M16]+[.M3]" office:value-type="currency" office:currency="USD" office:value="150" calcext:value-type="currency">
            <text:p>$150.00</text:p>
          </table:table-cell>
          <table:table-cell table:formula="of:=[.N16]+[.N3]" office:value-type="currency" office:currency="USD" office:value="300" calcext:value-type="currency">
            <text:p>$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7]" office:value-type="currency" office:currency="USD" office:value="1172.5786449237" calcext:value-type="currency">
            <text:p>$1,172.58</text:p>
          </table:table-cell>
          <table:table-cell table:formula="of:=[.A18]*1%" office:value-type="currency" office:currency="USD" office:value="11.725786449237" calcext:value-type="currency">
            <text:p>$11.73</text:p>
          </table:table-cell>
          <table:table-cell table:formula="of:=[.A18]+[.B18]" office:value-type="currency" office:currency="USD" office:value="1184.30443137294" calcext:value-type="currency">
            <text:p>$1,184.30</text:p>
          </table:table-cell>
          <table:table-cell table:style-name="ce51"/>
          <table:table-cell table:number-columns-repeated="2"/>
          <table:table-cell table:style-name="ce51" office:value-type="float" office:value="16" calcext:value-type="float">
            <text:p>16</text:p>
          </table:table-cell>
          <table:table-cell table:formula="of:=[.H17]+[.H3]" office:value-type="currency" office:currency="USD" office:value="3.2" calcext:value-type="currency">
            <text:p>$3.20</text:p>
          </table:table-cell>
          <table:table-cell table:formula="of:=[.I17]+[.I3]" office:value-type="currency" office:currency="USD" office:value="8" calcext:value-type="currency">
            <text:p>$8.00</text:p>
          </table:table-cell>
          <table:table-cell table:formula="of:=[.J17]+[.J3]" office:value-type="currency" office:currency="USD" office:value="16" calcext:value-type="currency">
            <text:p>$16.00</text:p>
          </table:table-cell>
          <table:table-cell table:formula="of:=[.K17]+[.K3]" office:value-type="currency" office:currency="USD" office:value="32" calcext:value-type="currency">
            <text:p>$32.00</text:p>
          </table:table-cell>
          <table:table-cell table:formula="of:=[.L17]+[.L3]" office:value-type="currency" office:currency="USD" office:value="80" calcext:value-type="currency">
            <text:p>$80.00</text:p>
          </table:table-cell>
          <table:table-cell table:formula="of:=[.M17]+[.M3]" office:value-type="currency" office:currency="USD" office:value="160" calcext:value-type="currency">
            <text:p>$160.00</text:p>
          </table:table-cell>
          <table:table-cell table:formula="of:=[.N17]+[.N3]" office:value-type="currency" office:currency="USD" office:value="320" calcext:value-type="currency">
            <text:p>$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8]" office:value-type="currency" office:currency="USD" office:value="1184.30443137294" calcext:value-type="currency">
            <text:p>$1,184.30</text:p>
          </table:table-cell>
          <table:table-cell table:formula="of:=[.A19]*1%" office:value-type="currency" office:currency="USD" office:value="11.8430443137294" calcext:value-type="currency">
            <text:p>$11.84</text:p>
          </table:table-cell>
          <table:table-cell table:formula="of:=[.A19]+[.B19]" office:value-type="currency" office:currency="USD" office:value="1196.14747568666" calcext:value-type="currency">
            <text:p>$1,196.15</text:p>
          </table:table-cell>
          <table:table-cell table:style-name="ce51" table:number-columns-repeated="2"/>
          <table:table-cell/>
          <table:table-cell table:style-name="ce51" office:value-type="float" office:value="17" calcext:value-type="float">
            <text:p>17</text:p>
          </table:table-cell>
          <table:table-cell table:formula="of:=[.H18]+[.H3]" office:value-type="currency" office:currency="USD" office:value="3.4" calcext:value-type="currency">
            <text:p>$3.40</text:p>
          </table:table-cell>
          <table:table-cell table:formula="of:=[.I18]+[.I3]" office:value-type="currency" office:currency="USD" office:value="8.5" calcext:value-type="currency">
            <text:p>$8.50</text:p>
          </table:table-cell>
          <table:table-cell table:formula="of:=[.J18]+[.J3]" office:value-type="currency" office:currency="USD" office:value="17" calcext:value-type="currency">
            <text:p>$17.00</text:p>
          </table:table-cell>
          <table:table-cell table:formula="of:=[.K18]+[.K3]" office:value-type="currency" office:currency="USD" office:value="34" calcext:value-type="currency">
            <text:p>$34.00</text:p>
          </table:table-cell>
          <table:table-cell table:formula="of:=[.L18]+[.L3]" office:value-type="currency" office:currency="USD" office:value="85" calcext:value-type="currency">
            <text:p>$85.00</text:p>
          </table:table-cell>
          <table:table-cell table:formula="of:=[.M18]+[.M3]" office:value-type="currency" office:currency="USD" office:value="170" calcext:value-type="currency">
            <text:p>$170.00</text:p>
          </table:table-cell>
          <table:table-cell table:formula="of:=[.N18]+[.N3]" office:value-type="currency" office:currency="USD" office:value="340" calcext:value-type="currency">
            <text:p>$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9]" office:value-type="currency" office:currency="USD" office:value="1196.14747568666" calcext:value-type="currency">
            <text:p>$1,196.15</text:p>
          </table:table-cell>
          <table:table-cell table:formula="of:=[.A20]*1%" office:value-type="currency" office:currency="USD" office:value="11.9614747568666" calcext:value-type="currency">
            <text:p>$11.96</text:p>
          </table:table-cell>
          <table:table-cell table:formula="of:=[.A20]+[.B20]" office:value-type="currency" office:currency="USD" office:value="1208.10895044353" calcext:value-type="currency">
            <text:p>$1,208.11</text:p>
          </table:table-cell>
          <table:table-cell table:style-name="ce51"/>
          <table:table-cell table:number-columns-repeated="2"/>
          <table:table-cell table:style-name="ce51" office:value-type="float" office:value="18" calcext:value-type="float">
            <text:p>18</text:p>
          </table:table-cell>
          <table:table-cell table:formula="of:=[.H19]+[.H3]" office:value-type="currency" office:currency="USD" office:value="3.6" calcext:value-type="currency">
            <text:p>$3.60</text:p>
          </table:table-cell>
          <table:table-cell table:formula="of:=[.I19]+[.I3]" office:value-type="currency" office:currency="USD" office:value="9" calcext:value-type="currency">
            <text:p>$9.00</text:p>
          </table:table-cell>
          <table:table-cell table:formula="of:=[.J19]+[.J3]" office:value-type="currency" office:currency="USD" office:value="18" calcext:value-type="currency">
            <text:p>$18.00</text:p>
          </table:table-cell>
          <table:table-cell table:formula="of:=[.K19]+[.K3]" office:value-type="currency" office:currency="USD" office:value="36" calcext:value-type="currency">
            <text:p>$36.00</text:p>
          </table:table-cell>
          <table:table-cell table:formula="of:=[.L19]+[.L3]" office:value-type="currency" office:currency="USD" office:value="90" calcext:value-type="currency">
            <text:p>$90.00</text:p>
          </table:table-cell>
          <table:table-cell table:formula="of:=[.M19]+[.M3]" office:value-type="currency" office:currency="USD" office:value="180" calcext:value-type="currency">
            <text:p>$180.00</text:p>
          </table:table-cell>
          <table:table-cell table:formula="of:=[.N19]+[.N3]" office:value-type="currency" office:currency="USD" office:value="360" calcext:value-type="currency">
            <text:p>$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0]" office:value-type="currency" office:currency="USD" office:value="1208.10895044353" calcext:value-type="currency">
            <text:p>$1,208.11</text:p>
          </table:table-cell>
          <table:table-cell table:formula="of:=[.A21]*1%" office:value-type="currency" office:currency="USD" office:value="12.0810895044353" calcext:value-type="currency">
            <text:p>$12.08</text:p>
          </table:table-cell>
          <table:table-cell table:formula="of:=[.A21]+[.B21]" office:value-type="currency" office:currency="USD" office:value="1220.19003994797" calcext:value-type="currency">
            <text:p>$1,220.19</text:p>
          </table:table-cell>
          <table:table-cell table:style-name="ce51" table:number-columns-repeated="2"/>
          <table:table-cell/>
          <table:table-cell table:style-name="ce51" office:value-type="float" office:value="19" calcext:value-type="float">
            <text:p>19</text:p>
          </table:table-cell>
          <table:table-cell table:formula="of:=[.H20]+[.H3]" office:value-type="currency" office:currency="USD" office:value="3.8" calcext:value-type="currency">
            <text:p>$3.80</text:p>
          </table:table-cell>
          <table:table-cell table:formula="of:=[.I20]+[.I3]" office:value-type="currency" office:currency="USD" office:value="9.5" calcext:value-type="currency">
            <text:p>$9.50</text:p>
          </table:table-cell>
          <table:table-cell table:formula="of:=[.J20]+[.J3]" office:value-type="currency" office:currency="USD" office:value="19" calcext:value-type="currency">
            <text:p>$19.00</text:p>
          </table:table-cell>
          <table:table-cell table:formula="of:=[.K20]+[.K3]" office:value-type="currency" office:currency="USD" office:value="38" calcext:value-type="currency">
            <text:p>$38.00</text:p>
          </table:table-cell>
          <table:table-cell table:formula="of:=[.L20]+[.L3]" office:value-type="currency" office:currency="USD" office:value="95" calcext:value-type="currency">
            <text:p>$95.00</text:p>
          </table:table-cell>
          <table:table-cell table:formula="of:=[.M20]+[.M3]" office:value-type="currency" office:currency="USD" office:value="190" calcext:value-type="currency">
            <text:p>$190.00</text:p>
          </table:table-cell>
          <table:table-cell table:formula="of:=[.N20]+[.N3]" office:value-type="currency" office:currency="USD" office:value="380" calcext:value-type="currency">
            <text:p>$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1]" office:value-type="currency" office:currency="USD" office:value="1220.19003994797" calcext:value-type="currency">
            <text:p>$1,220.19</text:p>
          </table:table-cell>
          <table:table-cell table:formula="of:=[.A22]*1%" office:value-type="currency" office:currency="USD" office:value="12.2019003994797" calcext:value-type="currency">
            <text:p>$12.20</text:p>
          </table:table-cell>
          <table:table-cell table:formula="of:=[.A22]+[.B22]" office:value-type="currency" office:currency="USD" office:value="1232.39194034745" calcext:value-type="currency">
            <text:p>$1,232.39</text:p>
          </table:table-cell>
          <table:table-cell table:style-name="ce51"/>
          <table:table-cell table:number-columns-repeated="2"/>
          <table:table-cell table:style-name="ce51" office:value-type="float" office:value="20" calcext:value-type="float">
            <text:p>20</text:p>
          </table:table-cell>
          <table:table-cell table:formula="of:=[.H21]+[.H3]" office:value-type="currency" office:currency="USD" office:value="4" calcext:value-type="currency">
            <text:p>$4.00</text:p>
          </table:table-cell>
          <table:table-cell table:formula="of:=[.I21]+[.I3]" office:value-type="currency" office:currency="USD" office:value="10" calcext:value-type="currency">
            <text:p>$10.00</text:p>
          </table:table-cell>
          <table:table-cell table:formula="of:=[.J21]+[.J3]" office:value-type="currency" office:currency="USD" office:value="20" calcext:value-type="currency">
            <text:p>$20.00</text:p>
          </table:table-cell>
          <table:table-cell table:formula="of:=[.K21]+[.K3]" office:value-type="currency" office:currency="USD" office:value="40" calcext:value-type="currency">
            <text:p>$40.00</text:p>
          </table:table-cell>
          <table:table-cell table:formula="of:=[.L21]+[.L3]" office:value-type="currency" office:currency="USD" office:value="100" calcext:value-type="currency">
            <text:p>$100.00</text:p>
          </table:table-cell>
          <table:table-cell table:formula="of:=[.M21]+[.M3]" office:value-type="currency" office:currency="USD" office:value="200" calcext:value-type="currency">
            <text:p>$200.00</text:p>
          </table:table-cell>
          <table:table-cell table:formula="of:=[.N21]+[.N3]" office:value-type="currency" office:currency="USD" office:value="400" calcext:value-type="currency">
            <text:p>$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2]" office:value-type="currency" office:currency="USD" office:value="1232.39194034745" calcext:value-type="currency">
            <text:p>$1,232.39</text:p>
          </table:table-cell>
          <table:table-cell table:formula="of:=[.A23]*1%" office:value-type="currency" office:currency="USD" office:value="12.3239194034745" calcext:value-type="currency">
            <text:p>$12.32</text:p>
          </table:table-cell>
          <table:table-cell table:formula="of:=[.A23]+[.B23]" office:value-type="currency" office:currency="USD" office:value="1244.71585975092" calcext:value-type="currency">
            <text:p>$1,244.72</text:p>
          </table:table-cell>
          <table:table-cell table:style-name="ce51"/>
          <table:table-cell table:number-columns-repeated="2"/>
          <table:table-cell table:style-name="ce51" office:value-type="float" office:value="21" calcext:value-type="float">
            <text:p>21</text:p>
          </table:table-cell>
          <table:table-cell table:formula="of:=[.H22]+[.H3]" office:value-type="currency" office:currency="USD" office:value="4.2" calcext:value-type="currency">
            <text:p>$4.20</text:p>
          </table:table-cell>
          <table:table-cell table:formula="of:=[.I22]+[.I3]" office:value-type="currency" office:currency="USD" office:value="10.5" calcext:value-type="currency">
            <text:p>$10.50</text:p>
          </table:table-cell>
          <table:table-cell table:formula="of:=[.J22]+[.J3]" office:value-type="currency" office:currency="USD" office:value="21" calcext:value-type="currency">
            <text:p>$21.00</text:p>
          </table:table-cell>
          <table:table-cell table:formula="of:=[.K22]+[.K3]" office:value-type="currency" office:currency="USD" office:value="42" calcext:value-type="currency">
            <text:p>$42.00</text:p>
          </table:table-cell>
          <table:table-cell table:formula="of:=[.L22]+[.L3]" office:value-type="currency" office:currency="USD" office:value="105" calcext:value-type="currency">
            <text:p>$105.00</text:p>
          </table:table-cell>
          <table:table-cell table:formula="of:=[.M22]+[.M3]" office:value-type="currency" office:currency="USD" office:value="210" calcext:value-type="currency">
            <text:p>$210.00</text:p>
          </table:table-cell>
          <table:table-cell table:formula="of:=[.N22]+[.N3]" office:value-type="currency" office:currency="USD" office:value="420" calcext:value-type="currency">
            <text:p>$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3]" office:value-type="currency" office:currency="USD" office:value="1244.71585975092" calcext:value-type="currency">
            <text:p>$1,244.72</text:p>
          </table:table-cell>
          <table:table-cell table:formula="of:=[.A24]*1%" office:value-type="currency" office:currency="USD" office:value="12.4471585975092" calcext:value-type="currency">
            <text:p>$12.45</text:p>
          </table:table-cell>
          <table:table-cell table:formula="of:=[.A24]+[.B24]" office:value-type="currency" office:currency="USD" office:value="1257.16301834843" calcext:value-type="currency">
            <text:p>$1,257.16</text:p>
          </table:table-cell>
          <table:table-cell table:style-name="ce51"/>
          <table:table-cell table:number-columns-repeated="2"/>
          <table:table-cell table:style-name="ce51" office:value-type="float" office:value="22" calcext:value-type="float">
            <text:p>22</text:p>
          </table:table-cell>
          <table:table-cell table:formula="of:=[.H23]+[.H3]" office:value-type="currency" office:currency="USD" office:value="4.4" calcext:value-type="currency">
            <text:p>$4.40</text:p>
          </table:table-cell>
          <table:table-cell table:formula="of:=[.I23]+[.I3]" office:value-type="currency" office:currency="USD" office:value="11" calcext:value-type="currency">
            <text:p>$11.00</text:p>
          </table:table-cell>
          <table:table-cell table:formula="of:=[.J23]+[.J3]" office:value-type="currency" office:currency="USD" office:value="22" calcext:value-type="currency">
            <text:p>$22.00</text:p>
          </table:table-cell>
          <table:table-cell table:formula="of:=[.K23]+[.K3]" office:value-type="currency" office:currency="USD" office:value="44" calcext:value-type="currency">
            <text:p>$44.00</text:p>
          </table:table-cell>
          <table:table-cell table:formula="of:=[.L23]+[.L3]" office:value-type="currency" office:currency="USD" office:value="110" calcext:value-type="currency">
            <text:p>$110.00</text:p>
          </table:table-cell>
          <table:table-cell table:formula="of:=[.M23]+[.M3]" office:value-type="currency" office:currency="USD" office:value="220" calcext:value-type="currency">
            <text:p>$220.00</text:p>
          </table:table-cell>
          <table:table-cell table:formula="of:=[.N23]+[.N3]" office:value-type="currency" office:currency="USD" office:value="440" calcext:value-type="currency">
            <text:p>$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4]" office:value-type="currency" office:currency="USD" office:value="1257.16301834843" calcext:value-type="currency">
            <text:p>$1,257.16</text:p>
          </table:table-cell>
          <table:table-cell table:formula="of:=[.A25]*1%" office:value-type="currency" office:currency="USD" office:value="12.5716301834843" calcext:value-type="currency">
            <text:p>$12.57</text:p>
          </table:table-cell>
          <table:table-cell table:formula="of:=[.A25]+[.B25]" office:value-type="currency" office:currency="USD" office:value="1269.73464853191" calcext:value-type="currency">
            <text:p>$1,269.73</text:p>
          </table:table-cell>
          <table:table-cell table:style-name="ce51"/>
          <table:table-cell table:number-columns-repeated="2"/>
          <table:table-cell table:style-name="ce51" office:value-type="float" office:value="23" calcext:value-type="float">
            <text:p>23</text:p>
          </table:table-cell>
          <table:table-cell table:formula="of:=[.H24]+[.H3]" office:value-type="currency" office:currency="USD" office:value="4.6" calcext:value-type="currency">
            <text:p>$4.60</text:p>
          </table:table-cell>
          <table:table-cell table:formula="of:=[.I24]+[.I3]" office:value-type="currency" office:currency="USD" office:value="11.5" calcext:value-type="currency">
            <text:p>$11.50</text:p>
          </table:table-cell>
          <table:table-cell table:formula="of:=[.J24]+[.J3]" office:value-type="currency" office:currency="USD" office:value="23" calcext:value-type="currency">
            <text:p>$23.00</text:p>
          </table:table-cell>
          <table:table-cell table:formula="of:=[.K24]+[.K3]" office:value-type="currency" office:currency="USD" office:value="46" calcext:value-type="currency">
            <text:p>$46.00</text:p>
          </table:table-cell>
          <table:table-cell table:formula="of:=[.L24]+[.L3]" office:value-type="currency" office:currency="USD" office:value="115" calcext:value-type="currency">
            <text:p>$115.00</text:p>
          </table:table-cell>
          <table:table-cell table:formula="of:=[.M24]+[.M3]" office:value-type="currency" office:currency="USD" office:value="230" calcext:value-type="currency">
            <text:p>$230.00</text:p>
          </table:table-cell>
          <table:table-cell table:formula="of:=[.N24]+[.N3]" office:value-type="currency" office:currency="USD" office:value="460" calcext:value-type="currency">
            <text:p>$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5]" office:value-type="currency" office:currency="USD" office:value="1269.73464853191" calcext:value-type="currency">
            <text:p>$1,269.73</text:p>
          </table:table-cell>
          <table:table-cell table:formula="of:=[.A26]*1%" office:value-type="currency" office:currency="USD" office:value="12.6973464853191" calcext:value-type="currency">
            <text:p>$12.70</text:p>
          </table:table-cell>
          <table:table-cell table:formula="of:=[.A26]+[.B26]" office:value-type="currency" office:currency="USD" office:value="1282.43199501723" calcext:value-type="currency">
            <text:p>$1,282.43</text:p>
          </table:table-cell>
          <table:table-cell table:style-name="ce51"/>
          <table:table-cell table:number-columns-repeated="2"/>
          <table:table-cell table:style-name="ce51" office:value-type="float" office:value="24" calcext:value-type="float">
            <text:p>24</text:p>
          </table:table-cell>
          <table:table-cell table:formula="of:=[.H25]+[.H3]" office:value-type="currency" office:currency="USD" office:value="4.8" calcext:value-type="currency">
            <text:p>$4.80</text:p>
          </table:table-cell>
          <table:table-cell table:formula="of:=[.I25]+[.I3]" office:value-type="currency" office:currency="USD" office:value="12" calcext:value-type="currency">
            <text:p>$12.00</text:p>
          </table:table-cell>
          <table:table-cell table:formula="of:=[.J25]+[.J3]" office:value-type="currency" office:currency="USD" office:value="24" calcext:value-type="currency">
            <text:p>$24.00</text:p>
          </table:table-cell>
          <table:table-cell table:formula="of:=[.K25]+[.K3]" office:value-type="currency" office:currency="USD" office:value="48" calcext:value-type="currency">
            <text:p>$48.00</text:p>
          </table:table-cell>
          <table:table-cell table:formula="of:=[.L25]+[.L3]" office:value-type="currency" office:currency="USD" office:value="120" calcext:value-type="currency">
            <text:p>$120.00</text:p>
          </table:table-cell>
          <table:table-cell table:formula="of:=[.M25]+[.M3]" office:value-type="currency" office:currency="USD" office:value="240" calcext:value-type="currency">
            <text:p>$240.00</text:p>
          </table:table-cell>
          <table:table-cell table:formula="of:=[.N25]+[.N3]" office:value-type="currency" office:currency="USD" office:value="480" calcext:value-type="currency">
            <text:p>$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6]" office:value-type="currency" office:currency="USD" office:value="1282.43199501723" calcext:value-type="currency">
            <text:p>$1,282.43</text:p>
          </table:table-cell>
          <table:table-cell table:formula="of:=[.A27]*1%" office:value-type="currency" office:currency="USD" office:value="12.8243199501723" calcext:value-type="currency">
            <text:p>$12.82</text:p>
          </table:table-cell>
          <table:table-cell table:formula="of:=[.A27]+[.B27]" office:value-type="currency" office:currency="USD" office:value="1295.25631496741" calcext:value-type="currency">
            <text:p>$1,295.26</text:p>
          </table:table-cell>
          <table:table-cell table:style-name="ce51"/>
          <table:table-cell table:number-columns-repeated="2"/>
          <table:table-cell table:style-name="ce51" office:value-type="float" office:value="25" calcext:value-type="float">
            <text:p>25</text:p>
          </table:table-cell>
          <table:table-cell table:formula="of:=[.H26]+[.H3]" office:value-type="currency" office:currency="USD" office:value="5" calcext:value-type="currency">
            <text:p>$5.00</text:p>
          </table:table-cell>
          <table:table-cell table:formula="of:=[.I26]+[.I3]" office:value-type="currency" office:currency="USD" office:value="12.5" calcext:value-type="currency">
            <text:p>$12.50</text:p>
          </table:table-cell>
          <table:table-cell table:formula="of:=[.J26]+[.J3]" office:value-type="currency" office:currency="USD" office:value="25" calcext:value-type="currency">
            <text:p>$25.00</text:p>
          </table:table-cell>
          <table:table-cell table:formula="of:=[.K26]+[.K3]" office:value-type="currency" office:currency="USD" office:value="50" calcext:value-type="currency">
            <text:p>$50.00</text:p>
          </table:table-cell>
          <table:table-cell table:formula="of:=[.L26]+[.L3]" office:value-type="currency" office:currency="USD" office:value="125" calcext:value-type="currency">
            <text:p>$125.00</text:p>
          </table:table-cell>
          <table:table-cell table:formula="of:=[.M26]+[.M3]" office:value-type="currency" office:currency="USD" office:value="250" calcext:value-type="currency">
            <text:p>$250.00</text:p>
          </table:table-cell>
          <table:table-cell table:formula="of:=[.N26]+[.N3]" office:value-type="currency" office:currency="USD" office:value="500" calcext:value-type="currency">
            <text:p>$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7]" office:value-type="currency" office:currency="USD" office:value="1295.25631496741" calcext:value-type="currency">
            <text:p>$1,295.26</text:p>
          </table:table-cell>
          <table:table-cell table:formula="of:=[.A28]*1%" office:value-type="currency" office:currency="USD" office:value="12.9525631496741" calcext:value-type="currency">
            <text:p>$12.95</text:p>
          </table:table-cell>
          <table:table-cell table:formula="of:=[.A28]+[.B28]" office:value-type="currency" office:currency="USD" office:value="1308.20887811708" calcext:value-type="currency">
            <text:p>$1,308.21</text:p>
          </table:table-cell>
          <table:table-cell table:style-name="ce51"/>
          <table:table-cell table:number-columns-repeated="2"/>
          <table:table-cell table:style-name="ce51" office:value-type="float" office:value="26" calcext:value-type="float">
            <text:p>26</text:p>
          </table:table-cell>
          <table:table-cell table:formula="of:=[.H27]+[.H3]" office:value-type="currency" office:currency="USD" office:value="5.2" calcext:value-type="currency">
            <text:p>$5.20</text:p>
          </table:table-cell>
          <table:table-cell table:formula="of:=[.I27]+[.I3]" office:value-type="currency" office:currency="USD" office:value="13" calcext:value-type="currency">
            <text:p>$13.00</text:p>
          </table:table-cell>
          <table:table-cell table:formula="of:=[.J27]+[.J3]" office:value-type="currency" office:currency="USD" office:value="26" calcext:value-type="currency">
            <text:p>$26.00</text:p>
          </table:table-cell>
          <table:table-cell table:formula="of:=[.K27]+[.K3]" office:value-type="currency" office:currency="USD" office:value="52" calcext:value-type="currency">
            <text:p>$52.00</text:p>
          </table:table-cell>
          <table:table-cell table:formula="of:=[.L27]+[.L3]" office:value-type="currency" office:currency="USD" office:value="130" calcext:value-type="currency">
            <text:p>$130.00</text:p>
          </table:table-cell>
          <table:table-cell table:formula="of:=[.M27]+[.M3]" office:value-type="currency" office:currency="USD" office:value="260" calcext:value-type="currency">
            <text:p>$260.00</text:p>
          </table:table-cell>
          <table:table-cell table:formula="of:=[.N27]+[.N3]" office:value-type="currency" office:currency="USD" office:value="520" calcext:value-type="currency">
            <text:p>$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8]" office:value-type="currency" office:currency="USD" office:value="1308.20887811708" calcext:value-type="currency">
            <text:p>$1,308.21</text:p>
          </table:table-cell>
          <table:table-cell table:formula="of:=[.A29]*1%" office:value-type="currency" office:currency="USD" office:value="13.0820887811708" calcext:value-type="currency">
            <text:p>$13.08</text:p>
          </table:table-cell>
          <table:table-cell table:formula="of:=[.A29]+[.B29]" office:value-type="currency" office:currency="USD" office:value="1321.29096689825" calcext:value-type="currency">
            <text:p>$1,321.29</text:p>
          </table:table-cell>
          <table:table-cell table:style-name="ce51"/>
          <table:table-cell table:number-columns-repeated="2"/>
          <table:table-cell table:style-name="ce51" office:value-type="float" office:value="27" calcext:value-type="float">
            <text:p>27</text:p>
          </table:table-cell>
          <table:table-cell table:formula="of:=[.H28]+[.H3]" office:value-type="currency" office:currency="USD" office:value="5.4" calcext:value-type="currency">
            <text:p>$5.40</text:p>
          </table:table-cell>
          <table:table-cell table:formula="of:=[.I28]+[.I3]" office:value-type="currency" office:currency="USD" office:value="13.5" calcext:value-type="currency">
            <text:p>$13.50</text:p>
          </table:table-cell>
          <table:table-cell table:formula="of:=[.J28]+[.J3]" office:value-type="currency" office:currency="USD" office:value="27" calcext:value-type="currency">
            <text:p>$27.00</text:p>
          </table:table-cell>
          <table:table-cell table:formula="of:=[.K28]+[.K3]" office:value-type="currency" office:currency="USD" office:value="54" calcext:value-type="currency">
            <text:p>$54.00</text:p>
          </table:table-cell>
          <table:table-cell table:formula="of:=[.L28]+[.L3]" office:value-type="currency" office:currency="USD" office:value="135" calcext:value-type="currency">
            <text:p>$135.00</text:p>
          </table:table-cell>
          <table:table-cell table:formula="of:=[.M28]+[.M3]" office:value-type="currency" office:currency="USD" office:value="270" calcext:value-type="currency">
            <text:p>$270.00</text:p>
          </table:table-cell>
          <table:table-cell table:formula="of:=[.N28]+[.N3]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29]" office:value-type="currency" office:currency="USD" office:value="1321.29096689825" calcext:value-type="currency">
            <text:p>$1,321.29</text:p>
          </table:table-cell>
          <table:table-cell table:formula="of:=[.A30]*1%" office:value-type="currency" office:currency="USD" office:value="13.2129096689825" calcext:value-type="currency">
            <text:p>$13.21</text:p>
          </table:table-cell>
          <table:table-cell table:formula="of:=[.A30]+[.B30]" office:value-type="currency" office:currency="USD" office:value="1334.50387656723" calcext:value-type="currency">
            <text:p>$1,334.50</text:p>
          </table:table-cell>
          <table:table-cell table:style-name="ce51"/>
          <table:table-cell table:number-columns-repeated="2"/>
          <table:table-cell table:style-name="ce51" office:value-type="float" office:value="28" calcext:value-type="float">
            <text:p>28</text:p>
          </table:table-cell>
          <table:table-cell table:formula="of:=[.H29]+[.H3]" office:value-type="currency" office:currency="USD" office:value="5.6" calcext:value-type="currency">
            <text:p>$5.60</text:p>
          </table:table-cell>
          <table:table-cell table:formula="of:=[.I29]+[.I3]" office:value-type="currency" office:currency="USD" office:value="14" calcext:value-type="currency">
            <text:p>$14.00</text:p>
          </table:table-cell>
          <table:table-cell table:formula="of:=[.J29]+[.J3]" office:value-type="currency" office:currency="USD" office:value="28" calcext:value-type="currency">
            <text:p>$28.00</text:p>
          </table:table-cell>
          <table:table-cell table:formula="of:=[.K29]+[.K3]" office:value-type="currency" office:currency="USD" office:value="56" calcext:value-type="currency">
            <text:p>$56.00</text:p>
          </table:table-cell>
          <table:table-cell table:formula="of:=[.L29]+[.L3]" office:value-type="currency" office:currency="USD" office:value="140" calcext:value-type="currency">
            <text:p>$140.00</text:p>
          </table:table-cell>
          <table:table-cell table:formula="of:=[.M29]+[.M3]" office:value-type="currency" office:currency="USD" office:value="280" calcext:value-type="currency">
            <text:p>$280.00</text:p>
          </table:table-cell>
          <table:table-cell table:formula="of:=[.N29]+[.N3]" office:value-type="currency" office:currency="USD" office:value="560" calcext:value-type="currency">
            <text:p>$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0]" office:value-type="currency" office:currency="USD" office:value="1334.50387656723" calcext:value-type="currency">
            <text:p>$1,334.50</text:p>
          </table:table-cell>
          <table:table-cell table:formula="of:=[.A31]*1%" office:value-type="currency" office:currency="USD" office:value="13.3450387656723" calcext:value-type="currency">
            <text:p>$13.35</text:p>
          </table:table-cell>
          <table:table-cell table:formula="of:=[.A31]+[.B31]" office:value-type="currency" office:currency="USD" office:value="1347.84891533291" calcext:value-type="currency">
            <text:p>$1,347.85</text:p>
          </table:table-cell>
          <table:table-cell table:style-name="ce51"/>
          <table:table-cell table:number-columns-repeated="2"/>
          <table:table-cell table:style-name="ce51" office:value-type="float" office:value="29" calcext:value-type="float">
            <text:p>29</text:p>
          </table:table-cell>
          <table:table-cell table:formula="of:=[.H30]+[.H3]" office:value-type="currency" office:currency="USD" office:value="5.8" calcext:value-type="currency">
            <text:p>$5.80</text:p>
          </table:table-cell>
          <table:table-cell table:formula="of:=[.I30]+[.I3]" office:value-type="currency" office:currency="USD" office:value="14.5" calcext:value-type="currency">
            <text:p>$14.50</text:p>
          </table:table-cell>
          <table:table-cell table:formula="of:=[.J30]+[.J3]" office:value-type="currency" office:currency="USD" office:value="29" calcext:value-type="currency">
            <text:p>$29.00</text:p>
          </table:table-cell>
          <table:table-cell table:formula="of:=[.K30]+[.K3]" office:value-type="currency" office:currency="USD" office:value="58" calcext:value-type="currency">
            <text:p>$58.00</text:p>
          </table:table-cell>
          <table:table-cell table:formula="of:=[.L30]+[.L3]" office:value-type="currency" office:currency="USD" office:value="145" calcext:value-type="currency">
            <text:p>$145.00</text:p>
          </table:table-cell>
          <table:table-cell table:formula="of:=[.M30]+[.M3]" office:value-type="currency" office:currency="USD" office:value="290" calcext:value-type="currency">
            <text:p>$290.00</text:p>
          </table:table-cell>
          <table:table-cell table:formula="of:=[.N30]+[.N3]" office:value-type="currency" office:currency="USD" office:value="580" calcext:value-type="currency">
            <text:p>$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1]" office:value-type="currency" office:currency="USD" office:value="1347.84891533291" calcext:value-type="currency">
            <text:p>$1,347.85</text:p>
          </table:table-cell>
          <table:table-cell table:formula="of:=[.A32]*1%" office:value-type="currency" office:currency="USD" office:value="13.4784891533291" calcext:value-type="currency">
            <text:p>$13.48</text:p>
          </table:table-cell>
          <table:table-cell table:formula="of:=[.A32]+[.B32]" office:value-type="currency" office:currency="USD" office:value="1361.32740448623" calcext:value-type="currency">
            <text:p>$1,361.33</text:p>
          </table:table-cell>
          <table:table-cell table:style-name="ce51"/>
          <table:table-cell table:number-columns-repeated="2"/>
          <table:table-cell table:style-name="ce51" office:value-type="float" office:value="30" calcext:value-type="float">
            <text:p>30</text:p>
          </table:table-cell>
          <table:table-cell table:formula="of:=[.H31]+[.H3]" office:value-type="currency" office:currency="USD" office:value="6" calcext:value-type="currency">
            <text:p>$6.00</text:p>
          </table:table-cell>
          <table:table-cell table:formula="of:=[.I31]+[.I3]" office:value-type="currency" office:currency="USD" office:value="15" calcext:value-type="currency">
            <text:p>$15.00</text:p>
          </table:table-cell>
          <table:table-cell table:formula="of:=[.J31]+[.J3]" office:value-type="currency" office:currency="USD" office:value="30" calcext:value-type="currency">
            <text:p>$30.00</text:p>
          </table:table-cell>
          <table:table-cell table:formula="of:=[.K31]+[.K3]" office:value-type="currency" office:currency="USD" office:value="60" calcext:value-type="currency">
            <text:p>$60.00</text:p>
          </table:table-cell>
          <table:table-cell table:formula="of:=[.L31]+[.L3]" office:value-type="currency" office:currency="USD" office:value="150" calcext:value-type="currency">
            <text:p>$150.00</text:p>
          </table:table-cell>
          <table:table-cell table:formula="of:=[.M31]+[.M3]" office:value-type="currency" office:currency="USD" office:value="300" calcext:value-type="currency">
            <text:p>$300.00</text:p>
          </table:table-cell>
          <table:table-cell table:formula="of:=[.N31]+[.N3]" office:value-type="currency" office:currency="USD" office:value="600" calcext:value-type="currency">
            <text:p>$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2]" office:value-type="currency" office:currency="USD" office:value="1361.32740448623" calcext:value-type="currency">
            <text:p>$1,361.33</text:p>
          </table:table-cell>
          <table:table-cell table:formula="of:=[.A33]*1%" office:value-type="currency" office:currency="USD" office:value="13.6132740448623" calcext:value-type="currency">
            <text:p>$13.61</text:p>
          </table:table-cell>
          <table:table-cell table:formula="of:=[.A33]+[.B33]" office:value-type="currency" office:currency="USD" office:value="1374.9406785311" calcext:value-type="currency">
            <text:p>$1,374.94</text:p>
          </table:table-cell>
          <table:table-cell table:style-name="ce51"/>
          <table:table-cell table:number-columns-repeated="2"/>
          <table:table-cell table:style-name="ce51" office:value-type="float" office:value="31" calcext:value-type="float">
            <text:p>31</text:p>
          </table:table-cell>
          <table:table-cell table:formula="of:=[.H32]+[.H3]" office:value-type="currency" office:currency="USD" office:value="6.2" calcext:value-type="currency">
            <text:p>$6.20</text:p>
          </table:table-cell>
          <table:table-cell table:formula="of:=[.I32]+[.I3]" office:value-type="currency" office:currency="USD" office:value="15.5" calcext:value-type="currency">
            <text:p>$15.50</text:p>
          </table:table-cell>
          <table:table-cell table:formula="of:=[.J32]+[.J3]" office:value-type="currency" office:currency="USD" office:value="31" calcext:value-type="currency">
            <text:p>$31.00</text:p>
          </table:table-cell>
          <table:table-cell table:formula="of:=[.K32]+[.K3]" office:value-type="currency" office:currency="USD" office:value="62" calcext:value-type="currency">
            <text:p>$62.00</text:p>
          </table:table-cell>
          <table:table-cell table:formula="of:=[.L32]+[.L3]" office:value-type="currency" office:currency="USD" office:value="155" calcext:value-type="currency">
            <text:p>$155.00</text:p>
          </table:table-cell>
          <table:table-cell table:formula="of:=[.M32]+[.M3]" office:value-type="currency" office:currency="USD" office:value="310" calcext:value-type="currency">
            <text:p>$310.00</text:p>
          </table:table-cell>
          <table:table-cell table:formula="of:=[.N32]+[.N3]" office:value-type="currency" office:currency="USD" office:value="620" calcext:value-type="currency">
            <text:p>$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3]" office:value-type="currency" office:currency="USD" office:value="1374.9406785311" calcext:value-type="currency">
            <text:p>$1,374.94</text:p>
          </table:table-cell>
          <table:table-cell table:formula="of:=[.A34]*1%" office:value-type="currency" office:currency="USD" office:value="13.749406785311" calcext:value-type="currency">
            <text:p>$13.75</text:p>
          </table:table-cell>
          <table:table-cell table:formula="of:=[.A34]+[.B34]" office:value-type="currency" office:currency="USD" office:value="1388.69008531641" calcext:value-type="currency">
            <text:p>$1,388.69</text:p>
          </table:table-cell>
          <table:table-cell table:style-name="ce51"/>
          <table:table-cell table:number-columns-repeated="2"/>
          <table:table-cell table:style-name="ce51" office:value-type="float" office:value="32" calcext:value-type="float">
            <text:p>32</text:p>
          </table:table-cell>
          <table:table-cell table:formula="of:=[.H33]+[.H3]" office:value-type="currency" office:currency="USD" office:value="6.4" calcext:value-type="currency">
            <text:p>$6.40</text:p>
          </table:table-cell>
          <table:table-cell table:formula="of:=[.I33]+[.I3]" office:value-type="currency" office:currency="USD" office:value="16" calcext:value-type="currency">
            <text:p>$16.00</text:p>
          </table:table-cell>
          <table:table-cell table:formula="of:=[.J33]+[.J3]" office:value-type="currency" office:currency="USD" office:value="32" calcext:value-type="currency">
            <text:p>$32.00</text:p>
          </table:table-cell>
          <table:table-cell table:formula="of:=[.K33]+[.K3]" office:value-type="currency" office:currency="USD" office:value="64" calcext:value-type="currency">
            <text:p>$64.00</text:p>
          </table:table-cell>
          <table:table-cell table:formula="of:=[.L33]+[.L3]" office:value-type="currency" office:currency="USD" office:value="160" calcext:value-type="currency">
            <text:p>$160.00</text:p>
          </table:table-cell>
          <table:table-cell table:formula="of:=[.M33]+[.M3]" office:value-type="currency" office:currency="USD" office:value="320" calcext:value-type="currency">
            <text:p>$320.00</text:p>
          </table:table-cell>
          <table:table-cell table:formula="of:=[.N33]+[.N3]" office:value-type="currency" office:currency="USD" office:value="640" calcext:value-type="currency">
            <text:p>$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4]" office:value-type="currency" office:currency="USD" office:value="1388.69008531641" calcext:value-type="currency">
            <text:p>$1,388.69</text:p>
          </table:table-cell>
          <table:table-cell table:formula="of:=[.A35]*1%" office:value-type="currency" office:currency="USD" office:value="13.8869008531641" calcext:value-type="currency">
            <text:p>$13.89</text:p>
          </table:table-cell>
          <table:table-cell table:formula="of:=[.A35]+[.B35]" office:value-type="currency" office:currency="USD" office:value="1402.57698616957" calcext:value-type="currency">
            <text:p>$1,402.58</text:p>
          </table:table-cell>
          <table:table-cell table:style-name="ce51"/>
          <table:table-cell table:number-columns-repeated="2"/>
          <table:table-cell table:style-name="ce51" office:value-type="float" office:value="33" calcext:value-type="float">
            <text:p>33</text:p>
          </table:table-cell>
          <table:table-cell table:formula="of:=[.H34]+[.H3]" office:value-type="currency" office:currency="USD" office:value="6.6" calcext:value-type="currency">
            <text:p>$6.60</text:p>
          </table:table-cell>
          <table:table-cell table:formula="of:=[.I34]+[.I3]" office:value-type="currency" office:currency="USD" office:value="16.5" calcext:value-type="currency">
            <text:p>$16.50</text:p>
          </table:table-cell>
          <table:table-cell table:formula="of:=[.J34]+[.J3]" office:value-type="currency" office:currency="USD" office:value="33" calcext:value-type="currency">
            <text:p>$33.00</text:p>
          </table:table-cell>
          <table:table-cell table:formula="of:=[.K34]+[.K3]" office:value-type="currency" office:currency="USD" office:value="66" calcext:value-type="currency">
            <text:p>$66.00</text:p>
          </table:table-cell>
          <table:table-cell table:formula="of:=[.L34]+[.L3]" office:value-type="currency" office:currency="USD" office:value="165" calcext:value-type="currency">
            <text:p>$165.00</text:p>
          </table:table-cell>
          <table:table-cell table:formula="of:=[.M34]+[.M3]" office:value-type="currency" office:currency="USD" office:value="330" calcext:value-type="currency">
            <text:p>$330.00</text:p>
          </table:table-cell>
          <table:table-cell table:formula="of:=[.N34]+[.N3]" office:value-type="currency" office:currency="USD" office:value="660" calcext:value-type="currency">
            <text:p>$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5]" office:value-type="currency" office:currency="USD" office:value="1402.57698616957" calcext:value-type="currency">
            <text:p>$1,402.58</text:p>
          </table:table-cell>
          <table:table-cell table:formula="of:=[.A36]*1%" office:value-type="currency" office:currency="USD" office:value="14.0257698616957" calcext:value-type="currency">
            <text:p>$14.03</text:p>
          </table:table-cell>
          <table:table-cell table:formula="of:=[.A36]+[.B36]" office:value-type="currency" office:currency="USD" office:value="1416.60275603127" calcext:value-type="currency">
            <text:p>$1,416.60</text:p>
          </table:table-cell>
          <table:table-cell table:style-name="ce51"/>
          <table:table-cell table:number-columns-repeated="2"/>
          <table:table-cell table:style-name="ce51" office:value-type="float" office:value="34" calcext:value-type="float">
            <text:p>34</text:p>
          </table:table-cell>
          <table:table-cell table:formula="of:=[.H35]+[.H3]" office:value-type="currency" office:currency="USD" office:value="6.8" calcext:value-type="currency">
            <text:p>$6.80</text:p>
          </table:table-cell>
          <table:table-cell table:formula="of:=[.I35]+[.I3]" office:value-type="currency" office:currency="USD" office:value="17" calcext:value-type="currency">
            <text:p>$17.00</text:p>
          </table:table-cell>
          <table:table-cell table:formula="of:=[.J35]+[.J3]" office:value-type="currency" office:currency="USD" office:value="34" calcext:value-type="currency">
            <text:p>$34.00</text:p>
          </table:table-cell>
          <table:table-cell table:formula="of:=[.K35]+[.K3]" office:value-type="currency" office:currency="USD" office:value="68" calcext:value-type="currency">
            <text:p>$68.00</text:p>
          </table:table-cell>
          <table:table-cell table:formula="of:=[.L35]+[.L3]" office:value-type="currency" office:currency="USD" office:value="170" calcext:value-type="currency">
            <text:p>$170.00</text:p>
          </table:table-cell>
          <table:table-cell table:formula="of:=[.M35]+[.M3]" office:value-type="currency" office:currency="USD" office:value="340" calcext:value-type="currency">
            <text:p>$340.00</text:p>
          </table:table-cell>
          <table:table-cell table:formula="of:=[.N35]+[.N3]" office:value-type="currency" office:currency="USD" office:value="680" calcext:value-type="currency">
            <text:p>$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6]" office:value-type="currency" office:currency="USD" office:value="1416.60275603127" calcext:value-type="currency">
            <text:p>$1,416.60</text:p>
          </table:table-cell>
          <table:table-cell table:formula="of:=[.A37]*1%" office:value-type="currency" office:currency="USD" office:value="14.1660275603127" calcext:value-type="currency">
            <text:p>$14.17</text:p>
          </table:table-cell>
          <table:table-cell table:formula="of:=[.A37]+[.B37]" office:value-type="currency" office:currency="USD" office:value="1430.76878359158" calcext:value-type="currency">
            <text:p>$1,430.77</text:p>
          </table:table-cell>
          <table:table-cell table:style-name="ce51"/>
          <table:table-cell table:number-columns-repeated="2"/>
          <table:table-cell table:style-name="ce51" office:value-type="float" office:value="35" calcext:value-type="float">
            <text:p>35</text:p>
          </table:table-cell>
          <table:table-cell table:formula="of:=[.H36]+[.H3]" office:value-type="currency" office:currency="USD" office:value="7" calcext:value-type="currency">
            <text:p>$7.00</text:p>
          </table:table-cell>
          <table:table-cell table:formula="of:=[.I36]+[.I3]" office:value-type="currency" office:currency="USD" office:value="17.5" calcext:value-type="currency">
            <text:p>$17.50</text:p>
          </table:table-cell>
          <table:table-cell table:formula="of:=[.J36]+[.J3]" office:value-type="currency" office:currency="USD" office:value="35" calcext:value-type="currency">
            <text:p>$35.00</text:p>
          </table:table-cell>
          <table:table-cell table:formula="of:=[.K36]+[.K3]" office:value-type="currency" office:currency="USD" office:value="70" calcext:value-type="currency">
            <text:p>$70.00</text:p>
          </table:table-cell>
          <table:table-cell table:formula="of:=[.L36]+[.L3]" office:value-type="currency" office:currency="USD" office:value="175" calcext:value-type="currency">
            <text:p>$175.00</text:p>
          </table:table-cell>
          <table:table-cell table:formula="of:=[.M36]+[.M3]" office:value-type="currency" office:currency="USD" office:value="350" calcext:value-type="currency">
            <text:p>$350.00</text:p>
          </table:table-cell>
          <table:table-cell table:formula="of:=[.N36]+[.N3]" office:value-type="currency" office:currency="USD" office:value="700" calcext:value-type="currency">
            <text:p>$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7]" office:value-type="currency" office:currency="USD" office:value="1430.76878359158" calcext:value-type="currency">
            <text:p>$1,430.77</text:p>
          </table:table-cell>
          <table:table-cell table:formula="of:=[.A38]*1%" office:value-type="currency" office:currency="USD" office:value="14.3076878359158" calcext:value-type="currency">
            <text:p>$14.31</text:p>
          </table:table-cell>
          <table:table-cell table:formula="of:=[.A38]+[.B38]" office:value-type="currency" office:currency="USD" office:value="1445.0764714275" calcext:value-type="currency">
            <text:p>$1,445.08</text:p>
          </table:table-cell>
          <table:table-cell table:style-name="ce51"/>
          <table:table-cell table:number-columns-repeated="2"/>
          <table:table-cell table:style-name="ce51" office:value-type="float" office:value="36" calcext:value-type="float">
            <text:p>36</text:p>
          </table:table-cell>
          <table:table-cell table:formula="of:=[.H37]+[.H3]" office:value-type="currency" office:currency="USD" office:value="7.2" calcext:value-type="currency">
            <text:p>$7.20</text:p>
          </table:table-cell>
          <table:table-cell table:formula="of:=[.I37]+[.I3]" office:value-type="currency" office:currency="USD" office:value="18" calcext:value-type="currency">
            <text:p>$18.00</text:p>
          </table:table-cell>
          <table:table-cell table:formula="of:=[.J37]+[.J3]" office:value-type="currency" office:currency="USD" office:value="36" calcext:value-type="currency">
            <text:p>$36.00</text:p>
          </table:table-cell>
          <table:table-cell table:formula="of:=[.K37]+[.K3]" office:value-type="currency" office:currency="USD" office:value="72" calcext:value-type="currency">
            <text:p>$72.00</text:p>
          </table:table-cell>
          <table:table-cell table:formula="of:=[.L37]+[.L3]" office:value-type="currency" office:currency="USD" office:value="180" calcext:value-type="currency">
            <text:p>$180.00</text:p>
          </table:table-cell>
          <table:table-cell table:formula="of:=[.M37]+[.M3]" office:value-type="currency" office:currency="USD" office:value="360" calcext:value-type="currency">
            <text:p>$360.00</text:p>
          </table:table-cell>
          <table:table-cell table:formula="of:=[.N37]+[.N3]" office:value-type="currency" office:currency="USD" office:value="720" calcext:value-type="currency">
            <text:p>$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8]" office:value-type="currency" office:currency="USD" office:value="1445.0764714275" calcext:value-type="currency">
            <text:p>$1,445.08</text:p>
          </table:table-cell>
          <table:table-cell table:formula="of:=[.A39]*1%" office:value-type="currency" office:currency="USD" office:value="14.450764714275" calcext:value-type="currency">
            <text:p>$14.45</text:p>
          </table:table-cell>
          <table:table-cell table:formula="of:=[.A39]+[.B39]" office:value-type="currency" office:currency="USD" office:value="1459.52723614177" calcext:value-type="currency">
            <text:p>$1,459.53</text:p>
          </table:table-cell>
          <table:table-cell table:style-name="ce51"/>
          <table:table-cell table:number-columns-repeated="2"/>
          <table:table-cell table:style-name="ce51" office:value-type="float" office:value="37" calcext:value-type="float">
            <text:p>37</text:p>
          </table:table-cell>
          <table:table-cell table:formula="of:=[.H38]+[.H3]" office:value-type="currency" office:currency="USD" office:value="7.4" calcext:value-type="currency">
            <text:p>$7.40</text:p>
          </table:table-cell>
          <table:table-cell table:formula="of:=[.I38]+[.I3]" office:value-type="currency" office:currency="USD" office:value="18.5" calcext:value-type="currency">
            <text:p>$18.50</text:p>
          </table:table-cell>
          <table:table-cell table:formula="of:=[.J38]+[.J3]" office:value-type="currency" office:currency="USD" office:value="37" calcext:value-type="currency">
            <text:p>$37.00</text:p>
          </table:table-cell>
          <table:table-cell table:formula="of:=[.K38]+[.K3]" office:value-type="currency" office:currency="USD" office:value="74" calcext:value-type="currency">
            <text:p>$74.00</text:p>
          </table:table-cell>
          <table:table-cell table:formula="of:=[.L38]+[.L3]" office:value-type="currency" office:currency="USD" office:value="185" calcext:value-type="currency">
            <text:p>$185.00</text:p>
          </table:table-cell>
          <table:table-cell table:formula="of:=[.M38]+[.M3]" office:value-type="currency" office:currency="USD" office:value="370" calcext:value-type="currency">
            <text:p>$370.00</text:p>
          </table:table-cell>
          <table:table-cell table:formula="of:=[.N38]+[.N3]" office:value-type="currency" office:currency="USD" office:value="740" calcext:value-type="currency">
            <text:p>$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39]" office:value-type="currency" office:currency="USD" office:value="1459.52723614177" calcext:value-type="currency">
            <text:p>$1,459.53</text:p>
          </table:table-cell>
          <table:table-cell table:formula="of:=[.A40]*1%" office:value-type="currency" office:currency="USD" office:value="14.5952723614177" calcext:value-type="currency">
            <text:p>$14.60</text:p>
          </table:table-cell>
          <table:table-cell table:formula="of:=[.A40]+[.B40]" office:value-type="currency" office:currency="USD" office:value="1474.12250850319" calcext:value-type="currency">
            <text:p>$1,474.12</text:p>
          </table:table-cell>
          <table:table-cell table:style-name="ce51"/>
          <table:table-cell table:number-columns-repeated="2"/>
          <table:table-cell table:style-name="ce51" office:value-type="float" office:value="38" calcext:value-type="float">
            <text:p>38</text:p>
          </table:table-cell>
          <table:table-cell table:formula="of:=[.H39]+[.H3]" office:value-type="currency" office:currency="USD" office:value="7.6" calcext:value-type="currency">
            <text:p>$7.60</text:p>
          </table:table-cell>
          <table:table-cell table:formula="of:=[.I39]+[.I3]" office:value-type="currency" office:currency="USD" office:value="19" calcext:value-type="currency">
            <text:p>$19.00</text:p>
          </table:table-cell>
          <table:table-cell table:formula="of:=[.J39]+[.J3]" office:value-type="currency" office:currency="USD" office:value="38" calcext:value-type="currency">
            <text:p>$38.00</text:p>
          </table:table-cell>
          <table:table-cell table:formula="of:=[.K39]+[.K3]" office:value-type="currency" office:currency="USD" office:value="76" calcext:value-type="currency">
            <text:p>$76.00</text:p>
          </table:table-cell>
          <table:table-cell table:formula="of:=[.L39]+[.L3]" office:value-type="currency" office:currency="USD" office:value="190" calcext:value-type="currency">
            <text:p>$190.00</text:p>
          </table:table-cell>
          <table:table-cell table:formula="of:=[.M39]+[.M3]" office:value-type="currency" office:currency="USD" office:value="380" calcext:value-type="currency">
            <text:p>$380.00</text:p>
          </table:table-cell>
          <table:table-cell table:formula="of:=[.N39]+[.N3]" office:value-type="currency" office:currency="USD" office:value="760" calcext:value-type="currency">
            <text:p>$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0]" office:value-type="currency" office:currency="USD" office:value="1474.12250850319" calcext:value-type="currency">
            <text:p>$1,474.12</text:p>
          </table:table-cell>
          <table:table-cell table:formula="of:=[.A41]*1%" office:value-type="currency" office:currency="USD" office:value="14.7412250850319" calcext:value-type="currency">
            <text:p>$14.74</text:p>
          </table:table-cell>
          <table:table-cell table:formula="of:=[.A41]+[.B41]" office:value-type="currency" office:currency="USD" office:value="1488.86373358822" calcext:value-type="currency">
            <text:p>$1,488.86</text:p>
          </table:table-cell>
          <table:table-cell table:style-name="ce51"/>
          <table:table-cell table:number-columns-repeated="2"/>
          <table:table-cell table:style-name="ce51" office:value-type="float" office:value="39" calcext:value-type="float">
            <text:p>39</text:p>
          </table:table-cell>
          <table:table-cell table:formula="of:=[.H40]+[.H3]" office:value-type="currency" office:currency="USD" office:value="7.8" calcext:value-type="currency">
            <text:p>$7.80</text:p>
          </table:table-cell>
          <table:table-cell table:formula="of:=[.I40]+[.I3]" office:value-type="currency" office:currency="USD" office:value="19.5" calcext:value-type="currency">
            <text:p>$19.50</text:p>
          </table:table-cell>
          <table:table-cell table:formula="of:=[.J40]+[.J3]" office:value-type="currency" office:currency="USD" office:value="39" calcext:value-type="currency">
            <text:p>$39.00</text:p>
          </table:table-cell>
          <table:table-cell table:formula="of:=[.K40]+[.K3]" office:value-type="currency" office:currency="USD" office:value="78" calcext:value-type="currency">
            <text:p>$78.00</text:p>
          </table:table-cell>
          <table:table-cell table:formula="of:=[.L40]+[.L3]" office:value-type="currency" office:currency="USD" office:value="195" calcext:value-type="currency">
            <text:p>$195.00</text:p>
          </table:table-cell>
          <table:table-cell table:formula="of:=[.M40]+[.M3]" office:value-type="currency" office:currency="USD" office:value="390" calcext:value-type="currency">
            <text:p>$390.00</text:p>
          </table:table-cell>
          <table:table-cell table:formula="of:=[.N40]+[.N3]" office:value-type="currency" office:currency="USD" office:value="780" calcext:value-type="currency">
            <text:p>$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1]" office:value-type="currency" office:currency="USD" office:value="1488.86373358822" calcext:value-type="currency">
            <text:p>$1,488.86</text:p>
          </table:table-cell>
          <table:table-cell table:formula="of:=[.A42]*1%" office:value-type="currency" office:currency="USD" office:value="14.8886373358822" calcext:value-type="currency">
            <text:p>$14.89</text:p>
          </table:table-cell>
          <table:table-cell table:formula="of:=[.A42]+[.B42]" office:value-type="currency" office:currency="USD" office:value="1503.7523709241" calcext:value-type="currency">
            <text:p>$1,503.75</text:p>
          </table:table-cell>
          <table:table-cell table:style-name="ce51"/>
          <table:table-cell table:number-columns-repeated="2"/>
          <table:table-cell table:style-name="ce51" office:value-type="float" office:value="40" calcext:value-type="float">
            <text:p>40</text:p>
          </table:table-cell>
          <table:table-cell table:formula="of:=[.H41]+[.H3]" office:value-type="currency" office:currency="USD" office:value="8" calcext:value-type="currency">
            <text:p>$8.00</text:p>
          </table:table-cell>
          <table:table-cell table:formula="of:=[.I41]+[.I3]" office:value-type="currency" office:currency="USD" office:value="20" calcext:value-type="currency">
            <text:p>$20.00</text:p>
          </table:table-cell>
          <table:table-cell table:formula="of:=[.J41]+[.J3]" office:value-type="currency" office:currency="USD" office:value="40" calcext:value-type="currency">
            <text:p>$40.00</text:p>
          </table:table-cell>
          <table:table-cell table:formula="of:=[.K41]+[.K3]" office:value-type="currency" office:currency="USD" office:value="80" calcext:value-type="currency">
            <text:p>$80.00</text:p>
          </table:table-cell>
          <table:table-cell table:formula="of:=[.L41]+[.L3]" office:value-type="currency" office:currency="USD" office:value="200" calcext:value-type="currency">
            <text:p>$200.00</text:p>
          </table:table-cell>
          <table:table-cell table:formula="of:=[.M41]+[.M3]" office:value-type="currency" office:currency="USD" office:value="400" calcext:value-type="currency">
            <text:p>$400.00</text:p>
          </table:table-cell>
          <table:table-cell table:formula="of:=[.N41]+[.N3]" office:value-type="currency" office:currency="USD" office:value="800" calcext:value-type="currency">
            <text:p>$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2]" office:value-type="currency" office:currency="USD" office:value="1503.7523709241" calcext:value-type="currency">
            <text:p>$1,503.75</text:p>
          </table:table-cell>
          <table:table-cell table:formula="of:=[.A43]*1%" office:value-type="currency" office:currency="USD" office:value="15.037523709241" calcext:value-type="currency">
            <text:p>$15.04</text:p>
          </table:table-cell>
          <table:table-cell table:formula="of:=[.A43]+[.B43]" office:value-type="currency" office:currency="USD" office:value="1518.78989463334" calcext:value-type="currency">
            <text:p>$1,518.79</text:p>
          </table:table-cell>
          <table:table-cell table:style-name="ce51"/>
          <table:table-cell table:number-columns-repeated="2"/>
          <table:table-cell table:style-name="ce51" office:value-type="float" office:value="41" calcext:value-type="float">
            <text:p>41</text:p>
          </table:table-cell>
          <table:table-cell table:formula="of:=[.H42]+[.H3]" office:value-type="currency" office:currency="USD" office:value="8.2" calcext:value-type="currency">
            <text:p>$8.20</text:p>
          </table:table-cell>
          <table:table-cell table:formula="of:=[.I42]+[.I3]" office:value-type="currency" office:currency="USD" office:value="20.5" calcext:value-type="currency">
            <text:p>$20.50</text:p>
          </table:table-cell>
          <table:table-cell table:formula="of:=[.J42]+[.J3]" office:value-type="currency" office:currency="USD" office:value="41" calcext:value-type="currency">
            <text:p>$41.00</text:p>
          </table:table-cell>
          <table:table-cell table:formula="of:=[.K42]+[.K3]" office:value-type="currency" office:currency="USD" office:value="82" calcext:value-type="currency">
            <text:p>$82.00</text:p>
          </table:table-cell>
          <table:table-cell table:formula="of:=[.L42]+[.L3]" office:value-type="currency" office:currency="USD" office:value="205" calcext:value-type="currency">
            <text:p>$205.00</text:p>
          </table:table-cell>
          <table:table-cell table:formula="of:=[.M42]+[.M3]" office:value-type="currency" office:currency="USD" office:value="410" calcext:value-type="currency">
            <text:p>$410.00</text:p>
          </table:table-cell>
          <table:table-cell table:formula="of:=[.N42]+[.N3]" office:value-type="currency" office:currency="USD" office:value="820" calcext:value-type="currency">
            <text:p>$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3]" office:value-type="currency" office:currency="USD" office:value="1518.78989463334" calcext:value-type="currency">
            <text:p>$1,518.79</text:p>
          </table:table-cell>
          <table:table-cell table:formula="of:=[.A44]*1%" office:value-type="currency" office:currency="USD" office:value="15.1878989463334" calcext:value-type="currency">
            <text:p>$15.19</text:p>
          </table:table-cell>
          <table:table-cell table:formula="of:=[.A44]+[.B44]" office:value-type="currency" office:currency="USD" office:value="1533.97779357968" calcext:value-type="currency">
            <text:p>$1,533.98</text:p>
          </table:table-cell>
          <table:table-cell table:style-name="ce51"/>
          <table:table-cell table:number-columns-repeated="2"/>
          <table:table-cell table:style-name="ce51" office:value-type="float" office:value="42" calcext:value-type="float">
            <text:p>42</text:p>
          </table:table-cell>
          <table:table-cell table:formula="of:=[.H43]+[.H3]" office:value-type="currency" office:currency="USD" office:value="8.4" calcext:value-type="currency">
            <text:p>$8.40</text:p>
          </table:table-cell>
          <table:table-cell table:formula="of:=[.I43]+[.I3]" office:value-type="currency" office:currency="USD" office:value="21" calcext:value-type="currency">
            <text:p>$21.00</text:p>
          </table:table-cell>
          <table:table-cell table:formula="of:=[.J43]+[.J3]" office:value-type="currency" office:currency="USD" office:value="42" calcext:value-type="currency">
            <text:p>$42.00</text:p>
          </table:table-cell>
          <table:table-cell table:formula="of:=[.K43]+[.K3]" office:value-type="currency" office:currency="USD" office:value="84" calcext:value-type="currency">
            <text:p>$84.00</text:p>
          </table:table-cell>
          <table:table-cell table:formula="of:=[.L43]+[.L3]" office:value-type="currency" office:currency="USD" office:value="210" calcext:value-type="currency">
            <text:p>$210.00</text:p>
          </table:table-cell>
          <table:table-cell table:formula="of:=[.M43]+[.M3]" office:value-type="currency" office:currency="USD" office:value="420" calcext:value-type="currency">
            <text:p>$420.00</text:p>
          </table:table-cell>
          <table:table-cell table:formula="of:=[.N43]+[.N3]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4]" office:value-type="currency" office:currency="USD" office:value="1533.97779357968" calcext:value-type="currency">
            <text:p>$1,533.98</text:p>
          </table:table-cell>
          <table:table-cell table:formula="of:=[.A45]*1%" office:value-type="currency" office:currency="USD" office:value="15.3397779357968" calcext:value-type="currency">
            <text:p>$15.34</text:p>
          </table:table-cell>
          <table:table-cell table:formula="of:=[.A45]+[.B45]" office:value-type="currency" office:currency="USD" office:value="1549.31757151547" calcext:value-type="currency">
            <text:p>$1,549.32</text:p>
          </table:table-cell>
          <table:table-cell table:style-name="ce51"/>
          <table:table-cell table:number-columns-repeated="2"/>
          <table:table-cell table:style-name="ce51" office:value-type="float" office:value="43" calcext:value-type="float">
            <text:p>43</text:p>
          </table:table-cell>
          <table:table-cell table:formula="of:=[.H44]+[.H3]" office:value-type="currency" office:currency="USD" office:value="8.6" calcext:value-type="currency">
            <text:p>$8.60</text:p>
          </table:table-cell>
          <table:table-cell table:formula="of:=[.I44]+[.I3]" office:value-type="currency" office:currency="USD" office:value="21.5" calcext:value-type="currency">
            <text:p>$21.50</text:p>
          </table:table-cell>
          <table:table-cell table:formula="of:=[.J44]+[.J3]" office:value-type="currency" office:currency="USD" office:value="43" calcext:value-type="currency">
            <text:p>$43.00</text:p>
          </table:table-cell>
          <table:table-cell table:formula="of:=[.K44]+[.K3]" office:value-type="currency" office:currency="USD" office:value="86" calcext:value-type="currency">
            <text:p>$86.00</text:p>
          </table:table-cell>
          <table:table-cell table:formula="of:=[.L44]+[.L3]" office:value-type="currency" office:currency="USD" office:value="215" calcext:value-type="currency">
            <text:p>$215.00</text:p>
          </table:table-cell>
          <table:table-cell table:formula="of:=[.M44]+[.M3]" office:value-type="currency" office:currency="USD" office:value="430" calcext:value-type="currency">
            <text:p>$430.00</text:p>
          </table:table-cell>
          <table:table-cell table:formula="of:=[.N44]+[.N3]" office:value-type="currency" office:currency="USD" office:value="860" calcext:value-type="currency">
            <text:p>$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5]" office:value-type="currency" office:currency="USD" office:value="1549.31757151547" calcext:value-type="currency">
            <text:p>$1,549.32</text:p>
          </table:table-cell>
          <table:table-cell table:formula="of:=[.A46]*1%" office:value-type="currency" office:currency="USD" office:value="15.4931757151547" calcext:value-type="currency">
            <text:p>$15.49</text:p>
          </table:table-cell>
          <table:table-cell table:formula="of:=[.A46]+[.B46]" office:value-type="currency" office:currency="USD" office:value="1564.81074723063" calcext:value-type="currency">
            <text:p>$1,564.81</text:p>
          </table:table-cell>
          <table:table-cell table:style-name="ce51"/>
          <table:table-cell table:number-columns-repeated="2"/>
          <table:table-cell table:style-name="ce51" office:value-type="float" office:value="44" calcext:value-type="float">
            <text:p>44</text:p>
          </table:table-cell>
          <table:table-cell table:formula="of:=[.H45]+[.H3]" office:value-type="currency" office:currency="USD" office:value="8.8" calcext:value-type="currency">
            <text:p>$8.80</text:p>
          </table:table-cell>
          <table:table-cell table:formula="of:=[.I45]+[.I3]" office:value-type="currency" office:currency="USD" office:value="22" calcext:value-type="currency">
            <text:p>$22.00</text:p>
          </table:table-cell>
          <table:table-cell table:formula="of:=[.J45]+[.J3]" office:value-type="currency" office:currency="USD" office:value="44" calcext:value-type="currency">
            <text:p>$44.00</text:p>
          </table:table-cell>
          <table:table-cell table:formula="of:=[.K45]+[.K3]" office:value-type="currency" office:currency="USD" office:value="88" calcext:value-type="currency">
            <text:p>$88.00</text:p>
          </table:table-cell>
          <table:table-cell table:formula="of:=[.L45]+[.L3]" office:value-type="currency" office:currency="USD" office:value="220" calcext:value-type="currency">
            <text:p>$220.00</text:p>
          </table:table-cell>
          <table:table-cell table:formula="of:=[.M45]+[.M3]" office:value-type="currency" office:currency="USD" office:value="440" calcext:value-type="currency">
            <text:p>$440.00</text:p>
          </table:table-cell>
          <table:table-cell table:formula="of:=[.N45]+[.N3]" office:value-type="currency" office:currency="USD" office:value="880" calcext:value-type="currency">
            <text:p>$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6]" office:value-type="currency" office:currency="USD" office:value="1564.81074723063" calcext:value-type="currency">
            <text:p>$1,564.81</text:p>
          </table:table-cell>
          <table:table-cell table:formula="of:=[.A47]*1%" office:value-type="currency" office:currency="USD" office:value="15.6481074723063" calcext:value-type="currency">
            <text:p>$15.65</text:p>
          </table:table-cell>
          <table:table-cell table:formula="of:=[.A47]+[.B47]" office:value-type="currency" office:currency="USD" office:value="1580.45885470293" calcext:value-type="currency">
            <text:p>$1,580.46</text:p>
          </table:table-cell>
          <table:table-cell table:style-name="ce51"/>
          <table:table-cell table:number-columns-repeated="2"/>
          <table:table-cell table:style-name="ce51" office:value-type="float" office:value="45" calcext:value-type="float">
            <text:p>45</text:p>
          </table:table-cell>
          <table:table-cell table:formula="of:=[.H46]+[.H3]" office:value-type="currency" office:currency="USD" office:value="9" calcext:value-type="currency">
            <text:p>$9.00</text:p>
          </table:table-cell>
          <table:table-cell table:formula="of:=[.I46]+[.I3]" office:value-type="currency" office:currency="USD" office:value="22.5" calcext:value-type="currency">
            <text:p>$22.50</text:p>
          </table:table-cell>
          <table:table-cell table:formula="of:=[.J46]+[.J3]" office:value-type="currency" office:currency="USD" office:value="45" calcext:value-type="currency">
            <text:p>$45.00</text:p>
          </table:table-cell>
          <table:table-cell table:formula="of:=[.K46]+[.K3]" office:value-type="currency" office:currency="USD" office:value="90" calcext:value-type="currency">
            <text:p>$90.00</text:p>
          </table:table-cell>
          <table:table-cell table:formula="of:=[.L46]+[.L3]" office:value-type="currency" office:currency="USD" office:value="225" calcext:value-type="currency">
            <text:p>$225.00</text:p>
          </table:table-cell>
          <table:table-cell table:formula="of:=[.M46]+[.M3]" office:value-type="currency" office:currency="USD" office:value="450" calcext:value-type="currency">
            <text:p>$450.00</text:p>
          </table:table-cell>
          <table:table-cell table:formula="of:=[.N46]+[.N3]" office:value-type="currency" office:currency="USD" office:value="900" calcext:value-type="currency">
            <text:p>$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7]" office:value-type="currency" office:currency="USD" office:value="1580.45885470293" calcext:value-type="currency">
            <text:p>$1,580.46</text:p>
          </table:table-cell>
          <table:table-cell table:formula="of:=[.A48]*1%" office:value-type="currency" office:currency="USD" office:value="15.8045885470293" calcext:value-type="currency">
            <text:p>$15.80</text:p>
          </table:table-cell>
          <table:table-cell table:formula="of:=[.A48]+[.B48]" office:value-type="currency" office:currency="USD" office:value="1596.26344324996" calcext:value-type="currency">
            <text:p>$1,596.26</text:p>
          </table:table-cell>
          <table:table-cell table:style-name="ce51"/>
          <table:table-cell table:number-columns-repeated="2"/>
          <table:table-cell table:style-name="ce51" office:value-type="float" office:value="46" calcext:value-type="float">
            <text:p>46</text:p>
          </table:table-cell>
          <table:table-cell table:formula="of:=[.H47]+[.H3]" office:value-type="currency" office:currency="USD" office:value="9.2" calcext:value-type="currency">
            <text:p>$9.20</text:p>
          </table:table-cell>
          <table:table-cell table:formula="of:=[.I47]+[.I3]" office:value-type="currency" office:currency="USD" office:value="23" calcext:value-type="currency">
            <text:p>$23.00</text:p>
          </table:table-cell>
          <table:table-cell table:formula="of:=[.J47]+[.J3]" office:value-type="currency" office:currency="USD" office:value="46" calcext:value-type="currency">
            <text:p>$46.00</text:p>
          </table:table-cell>
          <table:table-cell table:formula="of:=[.K47]+[.K3]" office:value-type="currency" office:currency="USD" office:value="92" calcext:value-type="currency">
            <text:p>$92.00</text:p>
          </table:table-cell>
          <table:table-cell table:formula="of:=[.L47]+[.L3]" office:value-type="currency" office:currency="USD" office:value="230" calcext:value-type="currency">
            <text:p>$230.00</text:p>
          </table:table-cell>
          <table:table-cell table:formula="of:=[.M47]+[.M3]" office:value-type="currency" office:currency="USD" office:value="460" calcext:value-type="currency">
            <text:p>$460.00</text:p>
          </table:table-cell>
          <table:table-cell table:formula="of:=[.N47]+[.N3]" office:value-type="currency" office:currency="USD" office:value="920" calcext:value-type="currency">
            <text:p>$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8]" office:value-type="currency" office:currency="USD" office:value="1596.26344324996" calcext:value-type="currency">
            <text:p>$1,596.26</text:p>
          </table:table-cell>
          <table:table-cell table:formula="of:=[.A49]*1%" office:value-type="currency" office:currency="USD" office:value="15.9626344324996" calcext:value-type="currency">
            <text:p>$15.96</text:p>
          </table:table-cell>
          <table:table-cell table:formula="of:=[.A49]+[.B49]" office:value-type="currency" office:currency="USD" office:value="1612.22607768246" calcext:value-type="currency">
            <text:p>$1,612.23</text:p>
          </table:table-cell>
          <table:table-cell table:style-name="ce51"/>
          <table:table-cell table:number-columns-repeated="2"/>
          <table:table-cell table:style-name="ce51" office:value-type="float" office:value="47" calcext:value-type="float">
            <text:p>47</text:p>
          </table:table-cell>
          <table:table-cell table:formula="of:=[.H48]+[.H3]" office:value-type="currency" office:currency="USD" office:value="9.4" calcext:value-type="currency">
            <text:p>$9.40</text:p>
          </table:table-cell>
          <table:table-cell table:formula="of:=[.I48]+[.I3]" office:value-type="currency" office:currency="USD" office:value="23.5" calcext:value-type="currency">
            <text:p>$23.50</text:p>
          </table:table-cell>
          <table:table-cell table:formula="of:=[.J48]+[.J3]" office:value-type="currency" office:currency="USD" office:value="47" calcext:value-type="currency">
            <text:p>$47.00</text:p>
          </table:table-cell>
          <table:table-cell table:formula="of:=[.K48]+[.K3]" office:value-type="currency" office:currency="USD" office:value="94" calcext:value-type="currency">
            <text:p>$94.00</text:p>
          </table:table-cell>
          <table:table-cell table:formula="of:=[.L48]+[.L3]" office:value-type="currency" office:currency="USD" office:value="235" calcext:value-type="currency">
            <text:p>$235.00</text:p>
          </table:table-cell>
          <table:table-cell table:formula="of:=[.M48]+[.M3]" office:value-type="currency" office:currency="USD" office:value="470" calcext:value-type="currency">
            <text:p>$470.00</text:p>
          </table:table-cell>
          <table:table-cell table:formula="of:=[.N48]+[.N3]" office:value-type="currency" office:currency="USD" office:value="940" calcext:value-type="currency">
            <text:p>$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49]" office:value-type="currency" office:currency="USD" office:value="1612.22607768246" calcext:value-type="currency">
            <text:p>$1,612.23</text:p>
          </table:table-cell>
          <table:table-cell table:formula="of:=[.A50]*1%" office:value-type="currency" office:currency="USD" office:value="16.1222607768246" calcext:value-type="currency">
            <text:p>$16.12</text:p>
          </table:table-cell>
          <table:table-cell table:formula="of:=[.A50]+[.B50]" office:value-type="currency" office:currency="USD" office:value="1628.34833845929" calcext:value-type="currency">
            <text:p>$1,628.35</text:p>
          </table:table-cell>
          <table:table-cell table:style-name="ce51"/>
          <table:table-cell table:number-columns-repeated="2"/>
          <table:table-cell table:style-name="ce51" office:value-type="float" office:value="48" calcext:value-type="float">
            <text:p>48</text:p>
          </table:table-cell>
          <table:table-cell table:formula="of:=[.H49]+[.H3]" office:value-type="currency" office:currency="USD" office:value="9.6" calcext:value-type="currency">
            <text:p>$9.60</text:p>
          </table:table-cell>
          <table:table-cell table:formula="of:=[.I49]+[.I3]" office:value-type="currency" office:currency="USD" office:value="24" calcext:value-type="currency">
            <text:p>$24.00</text:p>
          </table:table-cell>
          <table:table-cell table:formula="of:=[.J49]+[.J3]" office:value-type="currency" office:currency="USD" office:value="48" calcext:value-type="currency">
            <text:p>$48.00</text:p>
          </table:table-cell>
          <table:table-cell table:formula="of:=[.K49]+[.K3]" office:value-type="currency" office:currency="USD" office:value="96" calcext:value-type="currency">
            <text:p>$96.00</text:p>
          </table:table-cell>
          <table:table-cell table:formula="of:=[.L49]+[.L3]" office:value-type="currency" office:currency="USD" office:value="240" calcext:value-type="currency">
            <text:p>$240.00</text:p>
          </table:table-cell>
          <table:table-cell table:formula="of:=[.M49]+[.M3]" office:value-type="currency" office:currency="USD" office:value="480" calcext:value-type="currency">
            <text:p>$480.00</text:p>
          </table:table-cell>
          <table:table-cell table:formula="of:=[.N49]+[.N3]" office:value-type="currency" office:currency="USD" office:value="960" calcext:value-type="currency">
            <text:p>$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0]" office:value-type="currency" office:currency="USD" office:value="1628.34833845929" calcext:value-type="currency">
            <text:p>$1,628.35</text:p>
          </table:table-cell>
          <table:table-cell table:formula="of:=[.A51]*1%" office:value-type="currency" office:currency="USD" office:value="16.2834833845929" calcext:value-type="currency">
            <text:p>$16.28</text:p>
          </table:table-cell>
          <table:table-cell table:formula="of:=[.A51]+[.B51]" office:value-type="currency" office:currency="USD" office:value="1644.63182184388" calcext:value-type="currency">
            <text:p>$1,644.63</text:p>
          </table:table-cell>
          <table:table-cell table:style-name="ce51"/>
          <table:table-cell table:number-columns-repeated="2"/>
          <table:table-cell table:style-name="ce51" office:value-type="float" office:value="49" calcext:value-type="float">
            <text:p>49</text:p>
          </table:table-cell>
          <table:table-cell table:formula="of:=[.H50]+[.H3]" office:value-type="currency" office:currency="USD" office:value="9.8" calcext:value-type="currency">
            <text:p>$9.80</text:p>
          </table:table-cell>
          <table:table-cell table:formula="of:=[.I50]+[.I3]" office:value-type="currency" office:currency="USD" office:value="24.5" calcext:value-type="currency">
            <text:p>$24.50</text:p>
          </table:table-cell>
          <table:table-cell table:formula="of:=[.J50]+[.J3]" office:value-type="currency" office:currency="USD" office:value="49" calcext:value-type="currency">
            <text:p>$49.00</text:p>
          </table:table-cell>
          <table:table-cell table:formula="of:=[.K50]+[.K3]" office:value-type="currency" office:currency="USD" office:value="98" calcext:value-type="currency">
            <text:p>$98.00</text:p>
          </table:table-cell>
          <table:table-cell table:formula="of:=[.L50]+[.L3]" office:value-type="currency" office:currency="USD" office:value="245" calcext:value-type="currency">
            <text:p>$245.00</text:p>
          </table:table-cell>
          <table:table-cell table:formula="of:=[.M50]+[.M3]" office:value-type="currency" office:currency="USD" office:value="490" calcext:value-type="currency">
            <text:p>$490.00</text:p>
          </table:table-cell>
          <table:table-cell table:formula="of:=[.N50]+[.N3]" office:value-type="currency" office:currency="USD" office:value="980" calcext:value-type="currency">
            <text:p>$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1]" office:value-type="currency" office:currency="USD" office:value="1644.63182184388" calcext:value-type="currency">
            <text:p>$1,644.63</text:p>
          </table:table-cell>
          <table:table-cell table:formula="of:=[.A52]*1%" office:value-type="currency" office:currency="USD" office:value="16.4463182184388" calcext:value-type="currency">
            <text:p>$16.45</text:p>
          </table:table-cell>
          <table:table-cell table:formula="of:=[.A52]+[.B52]" office:value-type="currency" office:currency="USD" office:value="1661.07814006232" calcext:value-type="currency">
            <text:p>$1,661.08</text:p>
          </table:table-cell>
          <table:table-cell table:style-name="ce51"/>
          <table:table-cell table:number-columns-repeated="2"/>
          <table:table-cell table:style-name="ce51" office:value-type="float" office:value="50" calcext:value-type="float">
            <text:p>50</text:p>
          </table:table-cell>
          <table:table-cell table:formula="of:=[.H51]+[.H3]" office:value-type="currency" office:currency="USD" office:value="10" calcext:value-type="currency">
            <text:p>$10.00</text:p>
          </table:table-cell>
          <table:table-cell table:formula="of:=[.I51]+[.I3]" office:value-type="currency" office:currency="USD" office:value="25" calcext:value-type="currency">
            <text:p>$25.00</text:p>
          </table:table-cell>
          <table:table-cell table:formula="of:=[.J51]+[.J3]" office:value-type="currency" office:currency="USD" office:value="50" calcext:value-type="currency">
            <text:p>$50.00</text:p>
          </table:table-cell>
          <table:table-cell table:formula="of:=[.K51]+[.K3]" office:value-type="currency" office:currency="USD" office:value="100" calcext:value-type="currency">
            <text:p>$100.00</text:p>
          </table:table-cell>
          <table:table-cell table:formula="of:=[.L51]+[.L3]" office:value-type="currency" office:currency="USD" office:value="250" calcext:value-type="currency">
            <text:p>$250.00</text:p>
          </table:table-cell>
          <table:table-cell table:formula="of:=[.M51]+[.M3]" office:value-type="currency" office:currency="USD" office:value="500" calcext:value-type="currency">
            <text:p>$500.00</text:p>
          </table:table-cell>
          <table:table-cell table:formula="of:=[.N51]+[.N3]" office:value-type="currency" office:currency="USD" office:value="1000" calcext:value-type="currency">
            <text:p>$1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2]" office:value-type="currency" office:currency="USD" office:value="1661.07814006232" calcext:value-type="currency">
            <text:p>$1,661.08</text:p>
          </table:table-cell>
          <table:table-cell table:formula="of:=[.A53]*1%" office:value-type="currency" office:currency="USD" office:value="16.6107814006232" calcext:value-type="currency">
            <text:p>$16.61</text:p>
          </table:table-cell>
          <table:table-cell table:formula="of:=[.A53]+[.B53]" office:value-type="currency" office:currency="USD" office:value="1677.68892146294" calcext:value-type="currency">
            <text:p>$1,677.69</text:p>
          </table:table-cell>
          <table:table-cell table:style-name="ce51"/>
          <table:table-cell table:number-columns-repeated="2"/>
          <table:table-cell table:style-name="ce51" office:value-type="float" office:value="51" calcext:value-type="float">
            <text:p>51</text:p>
          </table:table-cell>
          <table:table-cell table:formula="of:=[.H52]+[.H3]" office:value-type="currency" office:currency="USD" office:value="10.2" calcext:value-type="currency">
            <text:p>$10.20</text:p>
          </table:table-cell>
          <table:table-cell table:formula="of:=[.I52]+[.I3]" office:value-type="currency" office:currency="USD" office:value="25.5" calcext:value-type="currency">
            <text:p>$25.50</text:p>
          </table:table-cell>
          <table:table-cell table:formula="of:=[.J52]+[.J3]" office:value-type="currency" office:currency="USD" office:value="51" calcext:value-type="currency">
            <text:p>$51.00</text:p>
          </table:table-cell>
          <table:table-cell table:formula="of:=[.K52]+[.K3]" office:value-type="currency" office:currency="USD" office:value="102" calcext:value-type="currency">
            <text:p>$102.00</text:p>
          </table:table-cell>
          <table:table-cell table:formula="of:=[.L52]+[.L3]" office:value-type="currency" office:currency="USD" office:value="255" calcext:value-type="currency">
            <text:p>$255.00</text:p>
          </table:table-cell>
          <table:table-cell table:formula="of:=[.M52]+[.M3]" office:value-type="currency" office:currency="USD" office:value="510" calcext:value-type="currency">
            <text:p>$510.00</text:p>
          </table:table-cell>
          <table:table-cell table:formula="of:=[.N52]+[.N3]" office:value-type="currency" office:currency="USD" office:value="1020" calcext:value-type="currency">
            <text:p>$1,0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3]" office:value-type="currency" office:currency="USD" office:value="1677.68892146294" calcext:value-type="currency">
            <text:p>$1,677.69</text:p>
          </table:table-cell>
          <table:table-cell table:formula="of:=[.A54]*1%" office:value-type="currency" office:currency="USD" office:value="16.7768892146294" calcext:value-type="currency">
            <text:p>$16.78</text:p>
          </table:table-cell>
          <table:table-cell table:formula="of:=[.A54]+[.B54]" office:value-type="currency" office:currency="USD" office:value="1694.46581067757" calcext:value-type="currency">
            <text:p>$1,694.47</text:p>
          </table:table-cell>
          <table:table-cell table:style-name="ce51"/>
          <table:table-cell table:number-columns-repeated="2"/>
          <table:table-cell table:style-name="ce51" office:value-type="float" office:value="52" calcext:value-type="float">
            <text:p>52</text:p>
          </table:table-cell>
          <table:table-cell table:formula="of:=[.H53]+[.H3]" office:value-type="currency" office:currency="USD" office:value="10.4" calcext:value-type="currency">
            <text:p>$10.40</text:p>
          </table:table-cell>
          <table:table-cell table:formula="of:=[.I53]+[.I3]" office:value-type="currency" office:currency="USD" office:value="26" calcext:value-type="currency">
            <text:p>$26.00</text:p>
          </table:table-cell>
          <table:table-cell table:formula="of:=[.J53]+[.J3]" office:value-type="currency" office:currency="USD" office:value="52" calcext:value-type="currency">
            <text:p>$52.00</text:p>
          </table:table-cell>
          <table:table-cell table:formula="of:=[.K53]+[.K3]" office:value-type="currency" office:currency="USD" office:value="104" calcext:value-type="currency">
            <text:p>$104.00</text:p>
          </table:table-cell>
          <table:table-cell table:formula="of:=[.L53]+[.L3]" office:value-type="currency" office:currency="USD" office:value="260" calcext:value-type="currency">
            <text:p>$260.00</text:p>
          </table:table-cell>
          <table:table-cell table:formula="of:=[.M53]+[.M3]" office:value-type="currency" office:currency="USD" office:value="520" calcext:value-type="currency">
            <text:p>$520.00</text:p>
          </table:table-cell>
          <table:table-cell table:formula="of:=[.N53]+[.N3]" office:value-type="currency" office:currency="USD" office:value="1040" calcext:value-type="currency">
            <text:p>$1,0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4]" office:value-type="currency" office:currency="USD" office:value="1694.46581067757" calcext:value-type="currency">
            <text:p>$1,694.47</text:p>
          </table:table-cell>
          <table:table-cell table:formula="of:=[.A55]*1%" office:value-type="currency" office:currency="USD" office:value="16.9446581067757" calcext:value-type="currency">
            <text:p>$16.94</text:p>
          </table:table-cell>
          <table:table-cell table:formula="of:=[.A55]+[.B55]" office:value-type="currency" office:currency="USD" office:value="1711.41046878435" calcext:value-type="currency">
            <text:p>$1,711.41</text:p>
          </table:table-cell>
          <table:table-cell table:style-name="ce51"/>
          <table:table-cell table:number-columns-repeated="2"/>
          <table:table-cell table:style-name="ce51" office:value-type="float" office:value="53" calcext:value-type="float">
            <text:p>53</text:p>
          </table:table-cell>
          <table:table-cell table:formula="of:=[.H54]+[.H3]" office:value-type="currency" office:currency="USD" office:value="10.6" calcext:value-type="currency">
            <text:p>$10.60</text:p>
          </table:table-cell>
          <table:table-cell table:formula="of:=[.I54]+[.I3]" office:value-type="currency" office:currency="USD" office:value="26.5" calcext:value-type="currency">
            <text:p>$26.50</text:p>
          </table:table-cell>
          <table:table-cell table:formula="of:=[.J54]+[.J3]" office:value-type="currency" office:currency="USD" office:value="53" calcext:value-type="currency">
            <text:p>$53.00</text:p>
          </table:table-cell>
          <table:table-cell table:formula="of:=[.K54]+[.K3]" office:value-type="currency" office:currency="USD" office:value="106" calcext:value-type="currency">
            <text:p>$106.00</text:p>
          </table:table-cell>
          <table:table-cell table:formula="of:=[.L54]+[.L3]" office:value-type="currency" office:currency="USD" office:value="265" calcext:value-type="currency">
            <text:p>$265.00</text:p>
          </table:table-cell>
          <table:table-cell table:formula="of:=[.M54]+[.M3]" office:value-type="currency" office:currency="USD" office:value="530" calcext:value-type="currency">
            <text:p>$530.00</text:p>
          </table:table-cell>
          <table:table-cell table:formula="of:=[.N54]+[.N3]" office:value-type="currency" office:currency="USD" office:value="1060" calcext:value-type="currency">
            <text:p>$1,0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5]" office:value-type="currency" office:currency="USD" office:value="1711.41046878435" calcext:value-type="currency">
            <text:p>$1,711.41</text:p>
          </table:table-cell>
          <table:table-cell table:formula="of:=[.A56]*1%" office:value-type="currency" office:currency="USD" office:value="17.1141046878435" calcext:value-type="currency">
            <text:p>$17.11</text:p>
          </table:table-cell>
          <table:table-cell table:formula="of:=[.A56]+[.B56]" office:value-type="currency" office:currency="USD" office:value="1728.52457347219" calcext:value-type="currency">
            <text:p>$1,728.52</text:p>
          </table:table-cell>
          <table:table-cell table:style-name="ce51"/>
          <table:table-cell table:number-columns-repeated="2"/>
          <table:table-cell table:style-name="ce51" office:value-type="float" office:value="54" calcext:value-type="float">
            <text:p>54</text:p>
          </table:table-cell>
          <table:table-cell table:formula="of:=[.H55]+[.H3]" office:value-type="currency" office:currency="USD" office:value="10.8" calcext:value-type="currency">
            <text:p>$10.80</text:p>
          </table:table-cell>
          <table:table-cell table:formula="of:=[.I55]+[.I3]" office:value-type="currency" office:currency="USD" office:value="27" calcext:value-type="currency">
            <text:p>$27.00</text:p>
          </table:table-cell>
          <table:table-cell table:formula="of:=[.J55]+[.J3]" office:value-type="currency" office:currency="USD" office:value="54" calcext:value-type="currency">
            <text:p>$54.00</text:p>
          </table:table-cell>
          <table:table-cell table:formula="of:=[.K55]+[.K3]" office:value-type="currency" office:currency="USD" office:value="108" calcext:value-type="currency">
            <text:p>$108.00</text:p>
          </table:table-cell>
          <table:table-cell table:formula="of:=[.L55]+[.L3]" office:value-type="currency" office:currency="USD" office:value="270" calcext:value-type="currency">
            <text:p>$270.00</text:p>
          </table:table-cell>
          <table:table-cell table:formula="of:=[.M55]+[.M3]" office:value-type="currency" office:currency="USD" office:value="540" calcext:value-type="currency">
            <text:p>$540.00</text:p>
          </table:table-cell>
          <table:table-cell table:formula="of:=[.N55]+[.N3]" office:value-type="currency" office:currency="USD" office:value="1080" calcext:value-type="currency">
            <text:p>$1,0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6]" office:value-type="currency" office:currency="USD" office:value="1728.52457347219" calcext:value-type="currency">
            <text:p>$1,728.52</text:p>
          </table:table-cell>
          <table:table-cell table:formula="of:=[.A57]*1%" office:value-type="currency" office:currency="USD" office:value="17.2852457347219" calcext:value-type="currency">
            <text:p>$17.29</text:p>
          </table:table-cell>
          <table:table-cell table:formula="of:=[.A57]+[.B57]" office:value-type="currency" office:currency="USD" office:value="1745.80981920691" calcext:value-type="currency">
            <text:p>$1,745.81</text:p>
          </table:table-cell>
          <table:table-cell table:style-name="ce51"/>
          <table:table-cell table:number-columns-repeated="2"/>
          <table:table-cell table:style-name="ce51" office:value-type="float" office:value="55" calcext:value-type="float">
            <text:p>55</text:p>
          </table:table-cell>
          <table:table-cell table:formula="of:=[.H56]+[.H3]" office:value-type="currency" office:currency="USD" office:value="11" calcext:value-type="currency">
            <text:p>$11.00</text:p>
          </table:table-cell>
          <table:table-cell table:formula="of:=[.I56]+[.I3]" office:value-type="currency" office:currency="USD" office:value="27.5" calcext:value-type="currency">
            <text:p>$27.50</text:p>
          </table:table-cell>
          <table:table-cell table:formula="of:=[.J56]+[.J3]" office:value-type="currency" office:currency="USD" office:value="55" calcext:value-type="currency">
            <text:p>$55.00</text:p>
          </table:table-cell>
          <table:table-cell table:formula="of:=[.K56]+[.K3]" office:value-type="currency" office:currency="USD" office:value="110" calcext:value-type="currency">
            <text:p>$110.00</text:p>
          </table:table-cell>
          <table:table-cell table:formula="of:=[.L56]+[.L3]" office:value-type="currency" office:currency="USD" office:value="275" calcext:value-type="currency">
            <text:p>$275.00</text:p>
          </table:table-cell>
          <table:table-cell table:formula="of:=[.M56]+[.M3]" office:value-type="currency" office:currency="USD" office:value="550" calcext:value-type="currency">
            <text:p>$550.00</text:p>
          </table:table-cell>
          <table:table-cell table:formula="of:=[.N56]+[.N3]" office:value-type="currency" office:currency="USD" office:value="1100" calcext:value-type="currency">
            <text:p>$1,1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7]" office:value-type="currency" office:currency="USD" office:value="1745.80981920691" calcext:value-type="currency">
            <text:p>$1,745.81</text:p>
          </table:table-cell>
          <table:table-cell table:formula="of:=[.A58]*1%" office:value-type="currency" office:currency="USD" office:value="17.4580981920691" calcext:value-type="currency">
            <text:p>$17.46</text:p>
          </table:table-cell>
          <table:table-cell table:formula="of:=[.A58]+[.B58]" office:value-type="currency" office:currency="USD" office:value="1763.26791739898" calcext:value-type="currency">
            <text:p>$1,763.27</text:p>
          </table:table-cell>
          <table:table-cell table:style-name="ce51"/>
          <table:table-cell table:number-columns-repeated="2"/>
          <table:table-cell table:style-name="ce51" office:value-type="float" office:value="56" calcext:value-type="float">
            <text:p>56</text:p>
          </table:table-cell>
          <table:table-cell table:formula="of:=[.H57]+[.H3]" office:value-type="currency" office:currency="USD" office:value="11.2" calcext:value-type="currency">
            <text:p>$11.20</text:p>
          </table:table-cell>
          <table:table-cell table:formula="of:=[.I57]+[.I3]" office:value-type="currency" office:currency="USD" office:value="28" calcext:value-type="currency">
            <text:p>$28.00</text:p>
          </table:table-cell>
          <table:table-cell table:formula="of:=[.J57]+[.J3]" office:value-type="currency" office:currency="USD" office:value="56" calcext:value-type="currency">
            <text:p>$56.00</text:p>
          </table:table-cell>
          <table:table-cell table:formula="of:=[.K57]+[.K3]" office:value-type="currency" office:currency="USD" office:value="112" calcext:value-type="currency">
            <text:p>$112.00</text:p>
          </table:table-cell>
          <table:table-cell table:formula="of:=[.L57]+[.L3]" office:value-type="currency" office:currency="USD" office:value="280" calcext:value-type="currency">
            <text:p>$280.00</text:p>
          </table:table-cell>
          <table:table-cell table:formula="of:=[.M57]+[.M3]" office:value-type="currency" office:currency="USD" office:value="560" calcext:value-type="currency">
            <text:p>$560.00</text:p>
          </table:table-cell>
          <table:table-cell table:formula="of:=[.N57]+[.N3]" office:value-type="currency" office:currency="USD" office:value="1120" calcext:value-type="currency">
            <text:p>$1,1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8]" office:value-type="currency" office:currency="USD" office:value="1763.26791739898" calcext:value-type="currency">
            <text:p>$1,763.27</text:p>
          </table:table-cell>
          <table:table-cell table:formula="of:=[.A59]*1%" office:value-type="currency" office:currency="USD" office:value="17.6326791739898" calcext:value-type="currency">
            <text:p>$17.63</text:p>
          </table:table-cell>
          <table:table-cell table:formula="of:=[.A59]+[.B59]" office:value-type="currency" office:currency="USD" office:value="1780.90059657297" calcext:value-type="currency">
            <text:p>$1,780.90</text:p>
          </table:table-cell>
          <table:table-cell table:style-name="ce51"/>
          <table:table-cell table:number-columns-repeated="2"/>
          <table:table-cell table:style-name="ce51" office:value-type="float" office:value="57" calcext:value-type="float">
            <text:p>57</text:p>
          </table:table-cell>
          <table:table-cell table:formula="of:=[.H58]+[.H3]" office:value-type="currency" office:currency="USD" office:value="11.4" calcext:value-type="currency">
            <text:p>$11.40</text:p>
          </table:table-cell>
          <table:table-cell table:formula="of:=[.I58]+[.I3]" office:value-type="currency" office:currency="USD" office:value="28.5" calcext:value-type="currency">
            <text:p>$28.50</text:p>
          </table:table-cell>
          <table:table-cell table:formula="of:=[.J58]+[.J3]" office:value-type="currency" office:currency="USD" office:value="57" calcext:value-type="currency">
            <text:p>$57.00</text:p>
          </table:table-cell>
          <table:table-cell table:formula="of:=[.K58]+[.K3]" office:value-type="currency" office:currency="USD" office:value="114" calcext:value-type="currency">
            <text:p>$114.00</text:p>
          </table:table-cell>
          <table:table-cell table:formula="of:=[.L58]+[.L3]" office:value-type="currency" office:currency="USD" office:value="285" calcext:value-type="currency">
            <text:p>$285.00</text:p>
          </table:table-cell>
          <table:table-cell table:formula="of:=[.M58]+[.M3]" office:value-type="currency" office:currency="USD" office:value="570" calcext:value-type="currency">
            <text:p>$570.00</text:p>
          </table:table-cell>
          <table:table-cell table:formula="of:=[.N58]+[.N3]" office:value-type="currency" office:currency="USD" office:value="1140" calcext:value-type="currency">
            <text:p>$1,1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59]" office:value-type="currency" office:currency="USD" office:value="1780.90059657297" calcext:value-type="currency">
            <text:p>$1,780.90</text:p>
          </table:table-cell>
          <table:table-cell table:formula="of:=[.A60]*1%" office:value-type="currency" office:currency="USD" office:value="17.8090059657297" calcext:value-type="currency">
            <text:p>$17.81</text:p>
          </table:table-cell>
          <table:table-cell table:formula="of:=[.A60]+[.B60]" office:value-type="currency" office:currency="USD" office:value="1798.7096025387" calcext:value-type="currency">
            <text:p>$1,798.71</text:p>
          </table:table-cell>
          <table:table-cell table:style-name="ce51"/>
          <table:table-cell table:number-columns-repeated="2"/>
          <table:table-cell table:style-name="ce51" office:value-type="float" office:value="58" calcext:value-type="float">
            <text:p>58</text:p>
          </table:table-cell>
          <table:table-cell table:formula="of:=[.H59]+[.H3]" office:value-type="currency" office:currency="USD" office:value="11.6" calcext:value-type="currency">
            <text:p>$11.60</text:p>
          </table:table-cell>
          <table:table-cell table:formula="of:=[.I59]+[.I3]" office:value-type="currency" office:currency="USD" office:value="29" calcext:value-type="currency">
            <text:p>$29.00</text:p>
          </table:table-cell>
          <table:table-cell table:formula="of:=[.J59]+[.J3]" office:value-type="currency" office:currency="USD" office:value="58" calcext:value-type="currency">
            <text:p>$58.00</text:p>
          </table:table-cell>
          <table:table-cell table:formula="of:=[.K59]+[.K3]" office:value-type="currency" office:currency="USD" office:value="116" calcext:value-type="currency">
            <text:p>$116.00</text:p>
          </table:table-cell>
          <table:table-cell table:formula="of:=[.L59]+[.L3]" office:value-type="currency" office:currency="USD" office:value="290" calcext:value-type="currency">
            <text:p>$290.00</text:p>
          </table:table-cell>
          <table:table-cell table:formula="of:=[.M59]+[.M3]" office:value-type="currency" office:currency="USD" office:value="580" calcext:value-type="currency">
            <text:p>$580.00</text:p>
          </table:table-cell>
          <table:table-cell table:formula="of:=[.N59]+[.N3]" office:value-type="currency" office:currency="USD" office:value="1160" calcext:value-type="currency">
            <text:p>$1,1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0]" office:value-type="currency" office:currency="USD" office:value="1798.7096025387" calcext:value-type="currency">
            <text:p>$1,798.71</text:p>
          </table:table-cell>
          <table:table-cell table:formula="of:=[.A61]*1%" office:value-type="currency" office:currency="USD" office:value="17.987096025387" calcext:value-type="currency">
            <text:p>$17.99</text:p>
          </table:table-cell>
          <table:table-cell table:formula="of:=[.A61]+[.B61]" office:value-type="currency" office:currency="USD" office:value="1816.69669856409" calcext:value-type="currency">
            <text:p>$1,816.70</text:p>
          </table:table-cell>
          <table:table-cell table:style-name="ce51"/>
          <table:table-cell table:number-columns-repeated="2"/>
          <table:table-cell table:style-name="ce51" office:value-type="float" office:value="59" calcext:value-type="float">
            <text:p>59</text:p>
          </table:table-cell>
          <table:table-cell table:formula="of:=[.H60]+[.H3]" office:value-type="currency" office:currency="USD" office:value="11.8" calcext:value-type="currency">
            <text:p>$11.80</text:p>
          </table:table-cell>
          <table:table-cell table:formula="of:=[.I60]+[.I3]" office:value-type="currency" office:currency="USD" office:value="29.5" calcext:value-type="currency">
            <text:p>$29.50</text:p>
          </table:table-cell>
          <table:table-cell table:formula="of:=[.J60]+[.J3]" office:value-type="currency" office:currency="USD" office:value="59" calcext:value-type="currency">
            <text:p>$59.00</text:p>
          </table:table-cell>
          <table:table-cell table:formula="of:=[.K60]+[.K3]" office:value-type="currency" office:currency="USD" office:value="118" calcext:value-type="currency">
            <text:p>$118.00</text:p>
          </table:table-cell>
          <table:table-cell table:formula="of:=[.L60]+[.L3]" office:value-type="currency" office:currency="USD" office:value="295" calcext:value-type="currency">
            <text:p>$295.00</text:p>
          </table:table-cell>
          <table:table-cell table:formula="of:=[.M60]+[.M3]" office:value-type="currency" office:currency="USD" office:value="590" calcext:value-type="currency">
            <text:p>$590.00</text:p>
          </table:table-cell>
          <table:table-cell table:formula="of:=[.N60]+[.N3]" office:value-type="currency" office:currency="USD" office:value="1180" calcext:value-type="currency">
            <text:p>$1,1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1]" office:value-type="currency" office:currency="USD" office:value="1816.69669856409" calcext:value-type="currency">
            <text:p>$1,816.70</text:p>
          </table:table-cell>
          <table:table-cell table:formula="of:=[.A62]*1%" office:value-type="currency" office:currency="USD" office:value="18.1669669856409" calcext:value-type="currency">
            <text:p>$18.17</text:p>
          </table:table-cell>
          <table:table-cell table:formula="of:=[.A62]+[.B62]" office:value-type="currency" office:currency="USD" office:value="1834.86366554973" calcext:value-type="currency">
            <text:p>$1,834.86</text:p>
          </table:table-cell>
          <table:table-cell table:style-name="ce51"/>
          <table:table-cell table:number-columns-repeated="2"/>
          <table:table-cell table:style-name="ce51" office:value-type="float" office:value="60" calcext:value-type="float">
            <text:p>60</text:p>
          </table:table-cell>
          <table:table-cell table:formula="of:=[.H61]+[.H3]" office:value-type="currency" office:currency="USD" office:value="12" calcext:value-type="currency">
            <text:p>$12.00</text:p>
          </table:table-cell>
          <table:table-cell table:formula="of:=[.I61]+[.I3]" office:value-type="currency" office:currency="USD" office:value="30" calcext:value-type="currency">
            <text:p>$30.00</text:p>
          </table:table-cell>
          <table:table-cell table:formula="of:=[.J61]+[.J3]" office:value-type="currency" office:currency="USD" office:value="60" calcext:value-type="currency">
            <text:p>$60.00</text:p>
          </table:table-cell>
          <table:table-cell table:formula="of:=[.K61]+[.K3]" office:value-type="currency" office:currency="USD" office:value="120" calcext:value-type="currency">
            <text:p>$120.00</text:p>
          </table:table-cell>
          <table:table-cell table:formula="of:=[.L61]+[.L3]" office:value-type="currency" office:currency="USD" office:value="300" calcext:value-type="currency">
            <text:p>$300.00</text:p>
          </table:table-cell>
          <table:table-cell table:formula="of:=[.M61]+[.M3]" office:value-type="currency" office:currency="USD" office:value="600" calcext:value-type="currency">
            <text:p>$600.00</text:p>
          </table:table-cell>
          <table:table-cell table:formula="of:=[.N61]+[.N3]" office:value-type="currency" office:currency="USD" office:value="1200" calcext:value-type="currency">
            <text:p>$1,2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2]" office:value-type="currency" office:currency="USD" office:value="1834.86366554973" calcext:value-type="currency">
            <text:p>$1,834.86</text:p>
          </table:table-cell>
          <table:table-cell table:formula="of:=[.A63]*1%" office:value-type="currency" office:currency="USD" office:value="18.3486366554973" calcext:value-type="currency">
            <text:p>$18.35</text:p>
          </table:table-cell>
          <table:table-cell table:formula="of:=[.A63]+[.B63]" office:value-type="currency" office:currency="USD" office:value="1853.21230220523" calcext:value-type="currency">
            <text:p>$1,853.21</text:p>
          </table:table-cell>
          <table:table-cell table:style-name="ce51"/>
          <table:table-cell table:number-columns-repeated="2"/>
          <table:table-cell table:style-name="ce51" office:value-type="float" office:value="61" calcext:value-type="float">
            <text:p>61</text:p>
          </table:table-cell>
          <table:table-cell table:formula="of:=[.H62]+[.H3]" office:value-type="currency" office:currency="USD" office:value="12.2" calcext:value-type="currency">
            <text:p>$12.20</text:p>
          </table:table-cell>
          <table:table-cell table:formula="of:=[.I62]+[.I3]" office:value-type="currency" office:currency="USD" office:value="30.5" calcext:value-type="currency">
            <text:p>$30.50</text:p>
          </table:table-cell>
          <table:table-cell table:formula="of:=[.J62]+[.J3]" office:value-type="currency" office:currency="USD" office:value="61" calcext:value-type="currency">
            <text:p>$61.00</text:p>
          </table:table-cell>
          <table:table-cell table:formula="of:=[.K62]+[.K3]" office:value-type="currency" office:currency="USD" office:value="122" calcext:value-type="currency">
            <text:p>$122.00</text:p>
          </table:table-cell>
          <table:table-cell table:formula="of:=[.L62]+[.L3]" office:value-type="currency" office:currency="USD" office:value="305" calcext:value-type="currency">
            <text:p>$305.00</text:p>
          </table:table-cell>
          <table:table-cell table:formula="of:=[.M62]+[.M3]" office:value-type="currency" office:currency="USD" office:value="610" calcext:value-type="currency">
            <text:p>$610.00</text:p>
          </table:table-cell>
          <table:table-cell table:formula="of:=[.N62]+[.N3]" office:value-type="currency" office:currency="USD" office:value="1220" calcext:value-type="currency">
            <text:p>$1,2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3]" office:value-type="currency" office:currency="USD" office:value="1853.21230220523" calcext:value-type="currency">
            <text:p>$1,853.21</text:p>
          </table:table-cell>
          <table:table-cell table:formula="of:=[.A64]*1%" office:value-type="currency" office:currency="USD" office:value="18.5321230220523" calcext:value-type="currency">
            <text:p>$18.53</text:p>
          </table:table-cell>
          <table:table-cell table:formula="of:=[.A64]+[.B64]" office:value-type="currency" office:currency="USD" office:value="1871.74442522728" calcext:value-type="currency">
            <text:p>$1,871.74</text:p>
          </table:table-cell>
          <table:table-cell table:style-name="ce51"/>
          <table:table-cell table:number-columns-repeated="2"/>
          <table:table-cell table:style-name="ce51" office:value-type="float" office:value="62" calcext:value-type="float">
            <text:p>62</text:p>
          </table:table-cell>
          <table:table-cell table:formula="of:=[.H63]+[.H3]" office:value-type="currency" office:currency="USD" office:value="12.4" calcext:value-type="currency">
            <text:p>$12.40</text:p>
          </table:table-cell>
          <table:table-cell table:formula="of:=[.I63]+[.I3]" office:value-type="currency" office:currency="USD" office:value="31" calcext:value-type="currency">
            <text:p>$31.00</text:p>
          </table:table-cell>
          <table:table-cell table:formula="of:=[.J63]+[.J3]" office:value-type="currency" office:currency="USD" office:value="62" calcext:value-type="currency">
            <text:p>$62.00</text:p>
          </table:table-cell>
          <table:table-cell table:formula="of:=[.K63]+[.K3]" office:value-type="currency" office:currency="USD" office:value="124" calcext:value-type="currency">
            <text:p>$124.00</text:p>
          </table:table-cell>
          <table:table-cell table:formula="of:=[.L63]+[.L3]" office:value-type="currency" office:currency="USD" office:value="310" calcext:value-type="currency">
            <text:p>$310.00</text:p>
          </table:table-cell>
          <table:table-cell table:formula="of:=[.M63]+[.M3]" office:value-type="currency" office:currency="USD" office:value="620" calcext:value-type="currency">
            <text:p>$620.00</text:p>
          </table:table-cell>
          <table:table-cell table:formula="of:=[.N63]+[.N3]" office:value-type="currency" office:currency="USD" office:value="1240" calcext:value-type="currency">
            <text:p>$1,2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4]" office:value-type="currency" office:currency="USD" office:value="1871.74442522728" calcext:value-type="currency">
            <text:p>$1,871.74</text:p>
          </table:table-cell>
          <table:table-cell table:formula="of:=[.A65]*1%" office:value-type="currency" office:currency="USD" office:value="18.7174442522728" calcext:value-type="currency">
            <text:p>$18.72</text:p>
          </table:table-cell>
          <table:table-cell table:formula="of:=[.A65]+[.B65]" office:value-type="currency" office:currency="USD" office:value="1890.46186947955" calcext:value-type="currency">
            <text:p>$1,890.46</text:p>
          </table:table-cell>
          <table:table-cell table:style-name="ce51"/>
          <table:table-cell table:number-columns-repeated="2"/>
          <table:table-cell table:style-name="ce51" office:value-type="float" office:value="63" calcext:value-type="float">
            <text:p>63</text:p>
          </table:table-cell>
          <table:table-cell table:formula="of:=[.H64]+[.H3]" office:value-type="currency" office:currency="USD" office:value="12.6" calcext:value-type="currency">
            <text:p>$12.60</text:p>
          </table:table-cell>
          <table:table-cell table:formula="of:=[.I64]+[.I3]" office:value-type="currency" office:currency="USD" office:value="31.5" calcext:value-type="currency">
            <text:p>$31.50</text:p>
          </table:table-cell>
          <table:table-cell table:formula="of:=[.J64]+[.J3]" office:value-type="currency" office:currency="USD" office:value="63" calcext:value-type="currency">
            <text:p>$63.00</text:p>
          </table:table-cell>
          <table:table-cell table:formula="of:=[.K64]+[.K3]" office:value-type="currency" office:currency="USD" office:value="126" calcext:value-type="currency">
            <text:p>$126.00</text:p>
          </table:table-cell>
          <table:table-cell table:formula="of:=[.L64]+[.L3]" office:value-type="currency" office:currency="USD" office:value="315" calcext:value-type="currency">
            <text:p>$315.00</text:p>
          </table:table-cell>
          <table:table-cell table:formula="of:=[.M64]+[.M3]" office:value-type="currency" office:currency="USD" office:value="630" calcext:value-type="currency">
            <text:p>$630.00</text:p>
          </table:table-cell>
          <table:table-cell table:formula="of:=[.N64]+[.N3]" office:value-type="currency" office:currency="USD" office:value="1260" calcext:value-type="currency">
            <text:p>$1,2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5]" office:value-type="currency" office:currency="USD" office:value="1890.46186947955" calcext:value-type="currency">
            <text:p>$1,890.46</text:p>
          </table:table-cell>
          <table:table-cell table:formula="of:=[.A66]*1%" office:value-type="currency" office:currency="USD" office:value="18.9046186947955" calcext:value-type="currency">
            <text:p>$18.90</text:p>
          </table:table-cell>
          <table:table-cell table:formula="of:=[.A66]+[.B66]" office:value-type="currency" office:currency="USD" office:value="1909.36648817435" calcext:value-type="currency">
            <text:p>$1,909.37</text:p>
          </table:table-cell>
          <table:table-cell table:style-name="ce51"/>
          <table:table-cell table:number-columns-repeated="2"/>
          <table:table-cell table:style-name="ce51" office:value-type="float" office:value="64" calcext:value-type="float">
            <text:p>64</text:p>
          </table:table-cell>
          <table:table-cell table:formula="of:=[.H65]+[.H3]" office:value-type="currency" office:currency="USD" office:value="12.8" calcext:value-type="currency">
            <text:p>$12.80</text:p>
          </table:table-cell>
          <table:table-cell table:formula="of:=[.I65]+[.I3]" office:value-type="currency" office:currency="USD" office:value="32" calcext:value-type="currency">
            <text:p>$32.00</text:p>
          </table:table-cell>
          <table:table-cell table:formula="of:=[.J65]+[.J3]" office:value-type="currency" office:currency="USD" office:value="64" calcext:value-type="currency">
            <text:p>$64.00</text:p>
          </table:table-cell>
          <table:table-cell table:formula="of:=[.K65]+[.K3]" office:value-type="currency" office:currency="USD" office:value="128" calcext:value-type="currency">
            <text:p>$128.00</text:p>
          </table:table-cell>
          <table:table-cell table:formula="of:=[.L65]+[.L3]" office:value-type="currency" office:currency="USD" office:value="320" calcext:value-type="currency">
            <text:p>$320.00</text:p>
          </table:table-cell>
          <table:table-cell table:formula="of:=[.M65]+[.M3]" office:value-type="currency" office:currency="USD" office:value="640" calcext:value-type="currency">
            <text:p>$640.00</text:p>
          </table:table-cell>
          <table:table-cell table:formula="of:=[.N65]+[.N3]" office:value-type="currency" office:currency="USD" office:value="1280" calcext:value-type="currency">
            <text:p>$1,2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6]" office:value-type="currency" office:currency="USD" office:value="1909.36648817435" calcext:value-type="currency">
            <text:p>$1,909.37</text:p>
          </table:table-cell>
          <table:table-cell table:formula="of:=[.A67]*1%" office:value-type="currency" office:currency="USD" office:value="19.0936648817435" calcext:value-type="currency">
            <text:p>$19.09</text:p>
          </table:table-cell>
          <table:table-cell table:formula="of:=[.A67]+[.B67]" office:value-type="currency" office:currency="USD" office:value="1928.46015305609" calcext:value-type="currency">
            <text:p>$1,928.46</text:p>
          </table:table-cell>
          <table:table-cell table:style-name="ce51"/>
          <table:table-cell table:number-columns-repeated="2"/>
          <table:table-cell table:style-name="ce51" office:value-type="float" office:value="65" calcext:value-type="float">
            <text:p>65</text:p>
          </table:table-cell>
          <table:table-cell table:formula="of:=[.H66]+[.H3]" office:value-type="currency" office:currency="USD" office:value="13" calcext:value-type="currency">
            <text:p>$13.00</text:p>
          </table:table-cell>
          <table:table-cell table:formula="of:=[.I66]+[.I3]" office:value-type="currency" office:currency="USD" office:value="32.5" calcext:value-type="currency">
            <text:p>$32.50</text:p>
          </table:table-cell>
          <table:table-cell table:formula="of:=[.J66]+[.J3]" office:value-type="currency" office:currency="USD" office:value="65" calcext:value-type="currency">
            <text:p>$65.00</text:p>
          </table:table-cell>
          <table:table-cell table:formula="of:=[.K66]+[.K3]" office:value-type="currency" office:currency="USD" office:value="130" calcext:value-type="currency">
            <text:p>$130.00</text:p>
          </table:table-cell>
          <table:table-cell table:formula="of:=[.L66]+[.L3]" office:value-type="currency" office:currency="USD" office:value="325" calcext:value-type="currency">
            <text:p>$325.00</text:p>
          </table:table-cell>
          <table:table-cell table:formula="of:=[.M66]+[.M3]" office:value-type="currency" office:currency="USD" office:value="650" calcext:value-type="currency">
            <text:p>$650.00</text:p>
          </table:table-cell>
          <table:table-cell table:formula="of:=[.N66]+[.N3]" office:value-type="currency" office:currency="USD" office:value="1300" calcext:value-type="currency">
            <text:p>$1,3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7]" office:value-type="currency" office:currency="USD" office:value="1928.46015305609" calcext:value-type="currency">
            <text:p>$1,928.46</text:p>
          </table:table-cell>
          <table:table-cell table:formula="of:=[.A68]*1%" office:value-type="currency" office:currency="USD" office:value="19.2846015305609" calcext:value-type="currency">
            <text:p>$19.28</text:p>
          </table:table-cell>
          <table:table-cell table:formula="of:=[.A68]+[.B68]" office:value-type="currency" office:currency="USD" office:value="1947.74475458665" calcext:value-type="currency">
            <text:p>$1,947.74</text:p>
          </table:table-cell>
          <table:table-cell table:style-name="ce51"/>
          <table:table-cell table:number-columns-repeated="2"/>
          <table:table-cell table:style-name="ce51" office:value-type="float" office:value="66" calcext:value-type="float">
            <text:p>66</text:p>
          </table:table-cell>
          <table:table-cell table:formula="of:=[.H67]+[.H3]" office:value-type="currency" office:currency="USD" office:value="13.2" calcext:value-type="currency">
            <text:p>$13.20</text:p>
          </table:table-cell>
          <table:table-cell table:formula="of:=[.I67]+[.I3]" office:value-type="currency" office:currency="USD" office:value="33" calcext:value-type="currency">
            <text:p>$33.00</text:p>
          </table:table-cell>
          <table:table-cell table:formula="of:=[.J67]+[.J3]" office:value-type="currency" office:currency="USD" office:value="66" calcext:value-type="currency">
            <text:p>$66.00</text:p>
          </table:table-cell>
          <table:table-cell table:formula="of:=[.K67]+[.K3]" office:value-type="currency" office:currency="USD" office:value="132" calcext:value-type="currency">
            <text:p>$132.00</text:p>
          </table:table-cell>
          <table:table-cell table:formula="of:=[.L67]+[.L3]" office:value-type="currency" office:currency="USD" office:value="330" calcext:value-type="currency">
            <text:p>$330.00</text:p>
          </table:table-cell>
          <table:table-cell table:formula="of:=[.M67]+[.M3]" office:value-type="currency" office:currency="USD" office:value="660" calcext:value-type="currency">
            <text:p>$660.00</text:p>
          </table:table-cell>
          <table:table-cell table:formula="of:=[.N67]+[.N3]" office:value-type="currency" office:currency="USD" office:value="1320" calcext:value-type="currency">
            <text:p>$1,3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8]" office:value-type="currency" office:currency="USD" office:value="1947.74475458665" calcext:value-type="currency">
            <text:p>$1,947.74</text:p>
          </table:table-cell>
          <table:table-cell table:formula="of:=[.A69]*1%" office:value-type="currency" office:currency="USD" office:value="19.4774475458665" calcext:value-type="currency">
            <text:p>$19.48</text:p>
          </table:table-cell>
          <table:table-cell table:formula="of:=[.A69]+[.B69]" office:value-type="currency" office:currency="USD" office:value="1967.22220213252" calcext:value-type="currency">
            <text:p>$1,967.22</text:p>
          </table:table-cell>
          <table:table-cell table:style-name="ce51"/>
          <table:table-cell table:number-columns-repeated="2"/>
          <table:table-cell table:style-name="ce51" office:value-type="float" office:value="67" calcext:value-type="float">
            <text:p>67</text:p>
          </table:table-cell>
          <table:table-cell table:formula="of:=[.H68]+[.H3]" office:value-type="currency" office:currency="USD" office:value="13.4" calcext:value-type="currency">
            <text:p>$13.40</text:p>
          </table:table-cell>
          <table:table-cell table:formula="of:=[.I68]+[.I3]" office:value-type="currency" office:currency="USD" office:value="33.5" calcext:value-type="currency">
            <text:p>$33.50</text:p>
          </table:table-cell>
          <table:table-cell table:formula="of:=[.J68]+[.J3]" office:value-type="currency" office:currency="USD" office:value="67" calcext:value-type="currency">
            <text:p>$67.00</text:p>
          </table:table-cell>
          <table:table-cell table:formula="of:=[.K68]+[.K3]" office:value-type="currency" office:currency="USD" office:value="134" calcext:value-type="currency">
            <text:p>$134.00</text:p>
          </table:table-cell>
          <table:table-cell table:formula="of:=[.L68]+[.L3]" office:value-type="currency" office:currency="USD" office:value="335" calcext:value-type="currency">
            <text:p>$335.00</text:p>
          </table:table-cell>
          <table:table-cell table:formula="of:=[.M68]+[.M3]" office:value-type="currency" office:currency="USD" office:value="670" calcext:value-type="currency">
            <text:p>$670.00</text:p>
          </table:table-cell>
          <table:table-cell table:formula="of:=[.N68]+[.N3]" office:value-type="currency" office:currency="USD" office:value="1340" calcext:value-type="currency">
            <text:p>$1,3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69]" office:value-type="currency" office:currency="USD" office:value="1967.22220213252" calcext:value-type="currency">
            <text:p>$1,967.22</text:p>
          </table:table-cell>
          <table:table-cell table:formula="of:=[.A70]*1%" office:value-type="currency" office:currency="USD" office:value="19.6722220213252" calcext:value-type="currency">
            <text:p>$19.67</text:p>
          </table:table-cell>
          <table:table-cell table:formula="of:=[.A70]+[.B70]" office:value-type="currency" office:currency="USD" office:value="1986.89442415384" calcext:value-type="currency">
            <text:p>$1,986.89</text:p>
          </table:table-cell>
          <table:table-cell table:style-name="ce51"/>
          <table:table-cell table:number-columns-repeated="2"/>
          <table:table-cell table:style-name="ce51" office:value-type="float" office:value="68" calcext:value-type="float">
            <text:p>68</text:p>
          </table:table-cell>
          <table:table-cell table:formula="of:=[.H69]+[.H3]" office:value-type="currency" office:currency="USD" office:value="13.6" calcext:value-type="currency">
            <text:p>$13.60</text:p>
          </table:table-cell>
          <table:table-cell table:formula="of:=[.I69]+[.I3]" office:value-type="currency" office:currency="USD" office:value="34" calcext:value-type="currency">
            <text:p>$34.00</text:p>
          </table:table-cell>
          <table:table-cell table:formula="of:=[.J69]+[.J3]" office:value-type="currency" office:currency="USD" office:value="68" calcext:value-type="currency">
            <text:p>$68.00</text:p>
          </table:table-cell>
          <table:table-cell table:formula="of:=[.K69]+[.K3]" office:value-type="currency" office:currency="USD" office:value="136" calcext:value-type="currency">
            <text:p>$136.00</text:p>
          </table:table-cell>
          <table:table-cell table:formula="of:=[.L69]+[.L3]" office:value-type="currency" office:currency="USD" office:value="340" calcext:value-type="currency">
            <text:p>$340.00</text:p>
          </table:table-cell>
          <table:table-cell table:formula="of:=[.M69]+[.M3]" office:value-type="currency" office:currency="USD" office:value="680" calcext:value-type="currency">
            <text:p>$680.00</text:p>
          </table:table-cell>
          <table:table-cell table:formula="of:=[.N69]+[.N3]" office:value-type="currency" office:currency="USD" office:value="1360" calcext:value-type="currency">
            <text:p>$1,3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0]" office:value-type="currency" office:currency="USD" office:value="1986.89442415384" calcext:value-type="currency">
            <text:p>$1,986.89</text:p>
          </table:table-cell>
          <table:table-cell table:formula="of:=[.A71]*1%" office:value-type="currency" office:currency="USD" office:value="19.8689442415384" calcext:value-type="currency">
            <text:p>$19.87</text:p>
          </table:table-cell>
          <table:table-cell table:formula="of:=[.A71]+[.B71]" office:value-type="currency" office:currency="USD" office:value="2006.76336839538" calcext:value-type="currency">
            <text:p>$2,006.76</text:p>
          </table:table-cell>
          <table:table-cell table:style-name="ce51"/>
          <table:table-cell table:number-columns-repeated="2"/>
          <table:table-cell table:style-name="ce51" office:value-type="float" office:value="69" calcext:value-type="float">
            <text:p>69</text:p>
          </table:table-cell>
          <table:table-cell table:formula="of:=[.H70]+[.H3]" office:value-type="currency" office:currency="USD" office:value="13.8" calcext:value-type="currency">
            <text:p>$13.80</text:p>
          </table:table-cell>
          <table:table-cell table:formula="of:=[.I70]+[.I3]" office:value-type="currency" office:currency="USD" office:value="34.5" calcext:value-type="currency">
            <text:p>$34.50</text:p>
          </table:table-cell>
          <table:table-cell table:formula="of:=[.J70]+[.J3]" office:value-type="currency" office:currency="USD" office:value="69" calcext:value-type="currency">
            <text:p>$69.00</text:p>
          </table:table-cell>
          <table:table-cell table:formula="of:=[.K70]+[.K3]" office:value-type="currency" office:currency="USD" office:value="138" calcext:value-type="currency">
            <text:p>$138.00</text:p>
          </table:table-cell>
          <table:table-cell table:formula="of:=[.L70]+[.L3]" office:value-type="currency" office:currency="USD" office:value="345" calcext:value-type="currency">
            <text:p>$345.00</text:p>
          </table:table-cell>
          <table:table-cell table:formula="of:=[.M70]+[.M3]" office:value-type="currency" office:currency="USD" office:value="690" calcext:value-type="currency">
            <text:p>$690.00</text:p>
          </table:table-cell>
          <table:table-cell table:formula="of:=[.N70]+[.N3]" office:value-type="currency" office:currency="USD" office:value="1380" calcext:value-type="currency">
            <text:p>$1,3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1]" office:value-type="currency" office:currency="USD" office:value="2006.76336839538" calcext:value-type="currency">
            <text:p>$2,006.76</text:p>
          </table:table-cell>
          <table:table-cell table:formula="of:=[.A72]*1%" office:value-type="currency" office:currency="USD" office:value="20.0676336839538" calcext:value-type="currency">
            <text:p>$20.07</text:p>
          </table:table-cell>
          <table:table-cell table:formula="of:=[.A72]+[.B72]" office:value-type="currency" office:currency="USD" office:value="2026.83100207934" calcext:value-type="currency">
            <text:p>$2,026.83</text:p>
          </table:table-cell>
          <table:table-cell table:style-name="ce51"/>
          <table:table-cell table:number-columns-repeated="2"/>
          <table:table-cell table:style-name="ce51" office:value-type="float" office:value="70" calcext:value-type="float">
            <text:p>70</text:p>
          </table:table-cell>
          <table:table-cell table:formula="of:=[.H71]+[.H3]" office:value-type="currency" office:currency="USD" office:value="14" calcext:value-type="currency">
            <text:p>$14.00</text:p>
          </table:table-cell>
          <table:table-cell table:formula="of:=[.I71]+[.I3]" office:value-type="currency" office:currency="USD" office:value="35" calcext:value-type="currency">
            <text:p>$35.00</text:p>
          </table:table-cell>
          <table:table-cell table:formula="of:=[.J71]+[.J3]" office:value-type="currency" office:currency="USD" office:value="70" calcext:value-type="currency">
            <text:p>$70.00</text:p>
          </table:table-cell>
          <table:table-cell table:formula="of:=[.K71]+[.K3]" office:value-type="currency" office:currency="USD" office:value="140" calcext:value-type="currency">
            <text:p>$140.00</text:p>
          </table:table-cell>
          <table:table-cell table:formula="of:=[.L71]+[.L3]" office:value-type="currency" office:currency="USD" office:value="350" calcext:value-type="currency">
            <text:p>$350.00</text:p>
          </table:table-cell>
          <table:table-cell table:formula="of:=[.M71]+[.M3]" office:value-type="currency" office:currency="USD" office:value="700" calcext:value-type="currency">
            <text:p>$700.00</text:p>
          </table:table-cell>
          <table:table-cell table:formula="of:=[.N71]+[.N3]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2]" office:value-type="currency" office:currency="USD" office:value="2026.83100207934" calcext:value-type="currency">
            <text:p>$2,026.83</text:p>
          </table:table-cell>
          <table:table-cell table:formula="of:=[.A73]*1%" office:value-type="currency" office:currency="USD" office:value="20.2683100207934" calcext:value-type="currency">
            <text:p>$20.27</text:p>
          </table:table-cell>
          <table:table-cell table:formula="of:=[.A73]+[.B73]" office:value-type="currency" office:currency="USD" office:value="2047.09931210013" calcext:value-type="currency">
            <text:p>$2,047.10</text:p>
          </table:table-cell>
          <table:table-cell table:style-name="ce51"/>
          <table:table-cell table:number-columns-repeated="2"/>
          <table:table-cell table:style-name="ce51" office:value-type="float" office:value="71" calcext:value-type="float">
            <text:p>71</text:p>
          </table:table-cell>
          <table:table-cell table:formula="of:=[.H72]+[.H3]" office:value-type="currency" office:currency="USD" office:value="14.2" calcext:value-type="currency">
            <text:p>$14.20</text:p>
          </table:table-cell>
          <table:table-cell table:formula="of:=[.I72]+[.I3]" office:value-type="currency" office:currency="USD" office:value="35.5" calcext:value-type="currency">
            <text:p>$35.50</text:p>
          </table:table-cell>
          <table:table-cell table:formula="of:=[.J72]+[.J3]" office:value-type="currency" office:currency="USD" office:value="71" calcext:value-type="currency">
            <text:p>$71.00</text:p>
          </table:table-cell>
          <table:table-cell table:formula="of:=[.K72]+[.K3]" office:value-type="currency" office:currency="USD" office:value="142" calcext:value-type="currency">
            <text:p>$142.00</text:p>
          </table:table-cell>
          <table:table-cell table:formula="of:=[.L72]+[.L3]" office:value-type="currency" office:currency="USD" office:value="355" calcext:value-type="currency">
            <text:p>$355.00</text:p>
          </table:table-cell>
          <table:table-cell table:formula="of:=[.M72]+[.M3]" office:value-type="currency" office:currency="USD" office:value="710" calcext:value-type="currency">
            <text:p>$710.00</text:p>
          </table:table-cell>
          <table:table-cell table:formula="of:=[.N72]+[.N3]" office:value-type="currency" office:currency="USD" office:value="1420" calcext:value-type="currency">
            <text:p>$1,4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3]" office:value-type="currency" office:currency="USD" office:value="2047.09931210013" calcext:value-type="currency">
            <text:p>$2,047.10</text:p>
          </table:table-cell>
          <table:table-cell table:formula="of:=[.A74]*1%" office:value-type="currency" office:currency="USD" office:value="20.4709931210013" calcext:value-type="currency">
            <text:p>$20.47</text:p>
          </table:table-cell>
          <table:table-cell table:formula="of:=[.A74]+[.B74]" office:value-type="currency" office:currency="USD" office:value="2067.57030522113" calcext:value-type="currency">
            <text:p>$2,067.57</text:p>
          </table:table-cell>
          <table:table-cell table:style-name="ce51"/>
          <table:table-cell table:number-columns-repeated="2"/>
          <table:table-cell table:style-name="ce51" office:value-type="float" office:value="72" calcext:value-type="float">
            <text:p>72</text:p>
          </table:table-cell>
          <table:table-cell table:formula="of:=[.H73]+[.H3]" office:value-type="currency" office:currency="USD" office:value="14.4" calcext:value-type="currency">
            <text:p>$14.40</text:p>
          </table:table-cell>
          <table:table-cell table:formula="of:=[.I73]+[.I3]" office:value-type="currency" office:currency="USD" office:value="36" calcext:value-type="currency">
            <text:p>$36.00</text:p>
          </table:table-cell>
          <table:table-cell table:formula="of:=[.J73]+[.J3]" office:value-type="currency" office:currency="USD" office:value="72" calcext:value-type="currency">
            <text:p>$72.00</text:p>
          </table:table-cell>
          <table:table-cell table:formula="of:=[.K73]+[.K3]" office:value-type="currency" office:currency="USD" office:value="144" calcext:value-type="currency">
            <text:p>$144.00</text:p>
          </table:table-cell>
          <table:table-cell table:formula="of:=[.L73]+[.L3]" office:value-type="currency" office:currency="USD" office:value="360" calcext:value-type="currency">
            <text:p>$360.00</text:p>
          </table:table-cell>
          <table:table-cell table:formula="of:=[.M73]+[.M3]" office:value-type="currency" office:currency="USD" office:value="720" calcext:value-type="currency">
            <text:p>$720.00</text:p>
          </table:table-cell>
          <table:table-cell table:formula="of:=[.N73]+[.N3]" office:value-type="currency" office:currency="USD" office:value="1440" calcext:value-type="currency">
            <text:p>$1,4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4]" office:value-type="currency" office:currency="USD" office:value="2067.57030522113" calcext:value-type="currency">
            <text:p>$2,067.57</text:p>
          </table:table-cell>
          <table:table-cell table:formula="of:=[.A75]*1%" office:value-type="currency" office:currency="USD" office:value="20.6757030522113" calcext:value-type="currency">
            <text:p>$20.68</text:p>
          </table:table-cell>
          <table:table-cell table:formula="of:=[.A75]+[.B75]" office:value-type="currency" office:currency="USD" office:value="2088.24600827334" calcext:value-type="currency">
            <text:p>$2,088.25</text:p>
          </table:table-cell>
          <table:table-cell table:style-name="ce51"/>
          <table:table-cell table:number-columns-repeated="2"/>
          <table:table-cell table:style-name="ce51" office:value-type="float" office:value="73" calcext:value-type="float">
            <text:p>73</text:p>
          </table:table-cell>
          <table:table-cell table:formula="of:=[.H74]+[.H3]" office:value-type="currency" office:currency="USD" office:value="14.6" calcext:value-type="currency">
            <text:p>$14.60</text:p>
          </table:table-cell>
          <table:table-cell table:formula="of:=[.I74]+[.I3]" office:value-type="currency" office:currency="USD" office:value="36.5" calcext:value-type="currency">
            <text:p>$36.50</text:p>
          </table:table-cell>
          <table:table-cell table:formula="of:=[.J74]+[.J3]" office:value-type="currency" office:currency="USD" office:value="73" calcext:value-type="currency">
            <text:p>$73.00</text:p>
          </table:table-cell>
          <table:table-cell table:formula="of:=[.K74]+[.K3]" office:value-type="currency" office:currency="USD" office:value="146" calcext:value-type="currency">
            <text:p>$146.00</text:p>
          </table:table-cell>
          <table:table-cell table:formula="of:=[.L74]+[.L3]" office:value-type="currency" office:currency="USD" office:value="365" calcext:value-type="currency">
            <text:p>$365.00</text:p>
          </table:table-cell>
          <table:table-cell table:formula="of:=[.M74]+[.M3]" office:value-type="currency" office:currency="USD" office:value="730" calcext:value-type="currency">
            <text:p>$730.00</text:p>
          </table:table-cell>
          <table:table-cell table:formula="of:=[.N74]+[.N3]" office:value-type="currency" office:currency="USD" office:value="1460" calcext:value-type="currency">
            <text:p>$1,4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5]" office:value-type="currency" office:currency="USD" office:value="2088.24600827334" calcext:value-type="currency">
            <text:p>$2,088.25</text:p>
          </table:table-cell>
          <table:table-cell table:formula="of:=[.A76]*1%" office:value-type="currency" office:currency="USD" office:value="20.8824600827334" calcext:value-type="currency">
            <text:p>$20.88</text:p>
          </table:table-cell>
          <table:table-cell table:formula="of:=[.A76]+[.B76]" office:value-type="currency" office:currency="USD" office:value="2109.12846835608" calcext:value-type="currency">
            <text:p>$2,109.13</text:p>
          </table:table-cell>
          <table:table-cell table:style-name="ce51"/>
          <table:table-cell table:number-columns-repeated="2"/>
          <table:table-cell table:style-name="ce51" office:value-type="float" office:value="74" calcext:value-type="float">
            <text:p>74</text:p>
          </table:table-cell>
          <table:table-cell table:formula="of:=[.H75]+[.H3]" office:value-type="currency" office:currency="USD" office:value="14.8" calcext:value-type="currency">
            <text:p>$14.80</text:p>
          </table:table-cell>
          <table:table-cell table:formula="of:=[.I75]+[.I3]" office:value-type="currency" office:currency="USD" office:value="37" calcext:value-type="currency">
            <text:p>$37.00</text:p>
          </table:table-cell>
          <table:table-cell table:formula="of:=[.J75]+[.J3]" office:value-type="currency" office:currency="USD" office:value="74" calcext:value-type="currency">
            <text:p>$74.00</text:p>
          </table:table-cell>
          <table:table-cell table:formula="of:=[.K75]+[.K3]" office:value-type="currency" office:currency="USD" office:value="148" calcext:value-type="currency">
            <text:p>$148.00</text:p>
          </table:table-cell>
          <table:table-cell table:formula="of:=[.L75]+[.L3]" office:value-type="currency" office:currency="USD" office:value="370" calcext:value-type="currency">
            <text:p>$370.00</text:p>
          </table:table-cell>
          <table:table-cell table:formula="of:=[.M75]+[.M3]" office:value-type="currency" office:currency="USD" office:value="740" calcext:value-type="currency">
            <text:p>$740.00</text:p>
          </table:table-cell>
          <table:table-cell table:formula="of:=[.N75]+[.N3]" office:value-type="currency" office:currency="USD" office:value="1480" calcext:value-type="currency">
            <text:p>$1,4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6]" office:value-type="currency" office:currency="USD" office:value="2109.12846835608" calcext:value-type="currency">
            <text:p>$2,109.13</text:p>
          </table:table-cell>
          <table:table-cell table:formula="of:=[.A77]*1%" office:value-type="currency" office:currency="USD" office:value="21.0912846835608" calcext:value-type="currency">
            <text:p>$21.09</text:p>
          </table:table-cell>
          <table:table-cell table:formula="of:=[.A77]+[.B77]" office:value-type="currency" office:currency="USD" office:value="2130.21975303964" calcext:value-type="currency">
            <text:p>$2,130.22</text:p>
          </table:table-cell>
          <table:table-cell table:style-name="ce51"/>
          <table:table-cell table:number-columns-repeated="2"/>
          <table:table-cell table:style-name="ce51" office:value-type="float" office:value="75" calcext:value-type="float">
            <text:p>75</text:p>
          </table:table-cell>
          <table:table-cell table:formula="of:=[.H76]+[.H3]" office:value-type="currency" office:currency="USD" office:value="15" calcext:value-type="currency">
            <text:p>$15.00</text:p>
          </table:table-cell>
          <table:table-cell table:formula="of:=[.I76]+[.I3]" office:value-type="currency" office:currency="USD" office:value="37.5" calcext:value-type="currency">
            <text:p>$37.50</text:p>
          </table:table-cell>
          <table:table-cell table:formula="of:=[.J76]+[.J3]" office:value-type="currency" office:currency="USD" office:value="75" calcext:value-type="currency">
            <text:p>$75.00</text:p>
          </table:table-cell>
          <table:table-cell table:formula="of:=[.K76]+[.K3]" office:value-type="currency" office:currency="USD" office:value="150" calcext:value-type="currency">
            <text:p>$150.00</text:p>
          </table:table-cell>
          <table:table-cell table:formula="of:=[.L76]+[.L3]" office:value-type="currency" office:currency="USD" office:value="375" calcext:value-type="currency">
            <text:p>$375.00</text:p>
          </table:table-cell>
          <table:table-cell table:formula="of:=[.M76]+[.M3]" office:value-type="currency" office:currency="USD" office:value="750" calcext:value-type="currency">
            <text:p>$750.00</text:p>
          </table:table-cell>
          <table:table-cell table:formula="of:=[.N76]+[.N3]" office:value-type="currency" office:currency="USD" office:value="1500" calcext:value-type="currency">
            <text:p>$1,5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7]" office:value-type="currency" office:currency="USD" office:value="2130.21975303964" calcext:value-type="currency">
            <text:p>$2,130.22</text:p>
          </table:table-cell>
          <table:table-cell table:formula="of:=[.A78]*1%" office:value-type="currency" office:currency="USD" office:value="21.3021975303964" calcext:value-type="currency">
            <text:p>$21.30</text:p>
          </table:table-cell>
          <table:table-cell table:formula="of:=[.A78]+[.B78]" office:value-type="currency" office:currency="USD" office:value="2151.52195057003" calcext:value-type="currency">
            <text:p>$2,151.52</text:p>
          </table:table-cell>
          <table:table-cell table:style-name="ce51"/>
          <table:table-cell table:number-columns-repeated="2"/>
          <table:table-cell table:style-name="ce51" office:value-type="float" office:value="76" calcext:value-type="float">
            <text:p>76</text:p>
          </table:table-cell>
          <table:table-cell table:formula="of:=[.H77]+[.H3]" office:value-type="currency" office:currency="USD" office:value="15.2" calcext:value-type="currency">
            <text:p>$15.20</text:p>
          </table:table-cell>
          <table:table-cell table:formula="of:=[.I77]+[.I3]" office:value-type="currency" office:currency="USD" office:value="38" calcext:value-type="currency">
            <text:p>$38.00</text:p>
          </table:table-cell>
          <table:table-cell table:formula="of:=[.J77]+[.J3]" office:value-type="currency" office:currency="USD" office:value="76" calcext:value-type="currency">
            <text:p>$76.00</text:p>
          </table:table-cell>
          <table:table-cell table:formula="of:=[.K77]+[.K3]" office:value-type="currency" office:currency="USD" office:value="152" calcext:value-type="currency">
            <text:p>$152.00</text:p>
          </table:table-cell>
          <table:table-cell table:formula="of:=[.L77]+[.L3]" office:value-type="currency" office:currency="USD" office:value="380" calcext:value-type="currency">
            <text:p>$380.00</text:p>
          </table:table-cell>
          <table:table-cell table:formula="of:=[.M77]+[.M3]" office:value-type="currency" office:currency="USD" office:value="760" calcext:value-type="currency">
            <text:p>$760.00</text:p>
          </table:table-cell>
          <table:table-cell table:formula="of:=[.N77]+[.N3]" office:value-type="currency" office:currency="USD" office:value="1520" calcext:value-type="currency">
            <text:p>$1,5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8]" office:value-type="currency" office:currency="USD" office:value="2151.52195057003" calcext:value-type="currency">
            <text:p>$2,151.52</text:p>
          </table:table-cell>
          <table:table-cell table:formula="of:=[.A79]*1%" office:value-type="currency" office:currency="USD" office:value="21.5152195057003" calcext:value-type="currency">
            <text:p>$21.52</text:p>
          </table:table-cell>
          <table:table-cell table:formula="of:=[.A79]+[.B79]" office:value-type="currency" office:currency="USD" office:value="2173.03717007573" calcext:value-type="currency">
            <text:p>$2,173.04</text:p>
          </table:table-cell>
          <table:table-cell table:style-name="ce51"/>
          <table:table-cell table:number-columns-repeated="2"/>
          <table:table-cell table:style-name="ce51" office:value-type="float" office:value="77" calcext:value-type="float">
            <text:p>77</text:p>
          </table:table-cell>
          <table:table-cell table:formula="of:=[.H78]+[.H3]" office:value-type="currency" office:currency="USD" office:value="15.4" calcext:value-type="currency">
            <text:p>$15.40</text:p>
          </table:table-cell>
          <table:table-cell table:formula="of:=[.I78]+[.I3]" office:value-type="currency" office:currency="USD" office:value="38.5" calcext:value-type="currency">
            <text:p>$38.50</text:p>
          </table:table-cell>
          <table:table-cell table:formula="of:=[.J78]+[.J3]" office:value-type="currency" office:currency="USD" office:value="77" calcext:value-type="currency">
            <text:p>$77.00</text:p>
          </table:table-cell>
          <table:table-cell table:formula="of:=[.K78]+[.K3]" office:value-type="currency" office:currency="USD" office:value="154" calcext:value-type="currency">
            <text:p>$154.00</text:p>
          </table:table-cell>
          <table:table-cell table:formula="of:=[.L78]+[.L3]" office:value-type="currency" office:currency="USD" office:value="385" calcext:value-type="currency">
            <text:p>$385.00</text:p>
          </table:table-cell>
          <table:table-cell table:formula="of:=[.M78]+[.M3]" office:value-type="currency" office:currency="USD" office:value="770" calcext:value-type="currency">
            <text:p>$770.00</text:p>
          </table:table-cell>
          <table:table-cell table:formula="of:=[.N78]+[.N3]" office:value-type="currency" office:currency="USD" office:value="1540" calcext:value-type="currency">
            <text:p>$1,5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79]" office:value-type="currency" office:currency="USD" office:value="2173.03717007573" calcext:value-type="currency">
            <text:p>$2,173.04</text:p>
          </table:table-cell>
          <table:table-cell table:formula="of:=[.A80]*1%" office:value-type="currency" office:currency="USD" office:value="21.7303717007573" calcext:value-type="currency">
            <text:p>$21.73</text:p>
          </table:table-cell>
          <table:table-cell table:formula="of:=[.A80]+[.B80]" office:value-type="currency" office:currency="USD" office:value="2194.76754177649" calcext:value-type="currency">
            <text:p>$2,194.77</text:p>
          </table:table-cell>
          <table:table-cell table:style-name="ce51"/>
          <table:table-cell table:number-columns-repeated="2"/>
          <table:table-cell table:style-name="ce51" office:value-type="float" office:value="78" calcext:value-type="float">
            <text:p>78</text:p>
          </table:table-cell>
          <table:table-cell table:formula="of:=[.H79]+[.H3]" office:value-type="currency" office:currency="USD" office:value="15.6" calcext:value-type="currency">
            <text:p>$15.60</text:p>
          </table:table-cell>
          <table:table-cell table:formula="of:=[.I79]+[.I3]" office:value-type="currency" office:currency="USD" office:value="39" calcext:value-type="currency">
            <text:p>$39.00</text:p>
          </table:table-cell>
          <table:table-cell table:formula="of:=[.J79]+[.J3]" office:value-type="currency" office:currency="USD" office:value="78" calcext:value-type="currency">
            <text:p>$78.00</text:p>
          </table:table-cell>
          <table:table-cell table:formula="of:=[.K79]+[.K3]" office:value-type="currency" office:currency="USD" office:value="156" calcext:value-type="currency">
            <text:p>$156.00</text:p>
          </table:table-cell>
          <table:table-cell table:formula="of:=[.L79]+[.L3]" office:value-type="currency" office:currency="USD" office:value="390" calcext:value-type="currency">
            <text:p>$390.00</text:p>
          </table:table-cell>
          <table:table-cell table:formula="of:=[.M79]+[.M3]" office:value-type="currency" office:currency="USD" office:value="780" calcext:value-type="currency">
            <text:p>$780.00</text:p>
          </table:table-cell>
          <table:table-cell table:formula="of:=[.N79]+[.N3]" office:value-type="currency" office:currency="USD" office:value="1560" calcext:value-type="currency">
            <text:p>$1,5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0]" office:value-type="currency" office:currency="USD" office:value="2194.76754177649" calcext:value-type="currency">
            <text:p>$2,194.77</text:p>
          </table:table-cell>
          <table:table-cell table:formula="of:=[.A81]*1%" office:value-type="currency" office:currency="USD" office:value="21.9476754177649" calcext:value-type="currency">
            <text:p>$21.95</text:p>
          </table:table-cell>
          <table:table-cell table:formula="of:=[.A81]+[.B81]" office:value-type="currency" office:currency="USD" office:value="2216.71521719426" calcext:value-type="currency">
            <text:p>$2,216.72</text:p>
          </table:table-cell>
          <table:table-cell table:style-name="ce51"/>
          <table:table-cell table:number-columns-repeated="2"/>
          <table:table-cell table:style-name="ce51" office:value-type="float" office:value="79" calcext:value-type="float">
            <text:p>79</text:p>
          </table:table-cell>
          <table:table-cell table:formula="of:=[.H80]+[.H3]" office:value-type="currency" office:currency="USD" office:value="15.8" calcext:value-type="currency">
            <text:p>$15.80</text:p>
          </table:table-cell>
          <table:table-cell table:formula="of:=[.I80]+[.I3]" office:value-type="currency" office:currency="USD" office:value="39.5" calcext:value-type="currency">
            <text:p>$39.50</text:p>
          </table:table-cell>
          <table:table-cell table:formula="of:=[.J80]+[.J3]" office:value-type="currency" office:currency="USD" office:value="79" calcext:value-type="currency">
            <text:p>$79.00</text:p>
          </table:table-cell>
          <table:table-cell table:formula="of:=[.K80]+[.K3]" office:value-type="currency" office:currency="USD" office:value="158" calcext:value-type="currency">
            <text:p>$158.00</text:p>
          </table:table-cell>
          <table:table-cell table:formula="of:=[.L80]+[.L3]" office:value-type="currency" office:currency="USD" office:value="395" calcext:value-type="currency">
            <text:p>$395.00</text:p>
          </table:table-cell>
          <table:table-cell table:formula="of:=[.M80]+[.M3]" office:value-type="currency" office:currency="USD" office:value="790" calcext:value-type="currency">
            <text:p>$790.00</text:p>
          </table:table-cell>
          <table:table-cell table:formula="of:=[.N80]+[.N3]" office:value-type="currency" office:currency="USD" office:value="1580" calcext:value-type="currency">
            <text:p>$1,5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1]" office:value-type="currency" office:currency="USD" office:value="2216.71521719426" calcext:value-type="currency">
            <text:p>$2,216.72</text:p>
          </table:table-cell>
          <table:table-cell table:formula="of:=[.A82]*1%" office:value-type="currency" office:currency="USD" office:value="22.1671521719426" calcext:value-type="currency">
            <text:p>$22.17</text:p>
          </table:table-cell>
          <table:table-cell table:formula="of:=[.A82]+[.B82]" office:value-type="currency" office:currency="USD" office:value="2238.8823693662" calcext:value-type="currency">
            <text:p>$2,238.88</text:p>
          </table:table-cell>
          <table:table-cell table:style-name="ce51"/>
          <table:table-cell table:number-columns-repeated="2"/>
          <table:table-cell table:style-name="ce51" office:value-type="float" office:value="80" calcext:value-type="float">
            <text:p>80</text:p>
          </table:table-cell>
          <table:table-cell table:formula="of:=[.H81]+[.H3]" office:value-type="currency" office:currency="USD" office:value="16" calcext:value-type="currency">
            <text:p>$16.00</text:p>
          </table:table-cell>
          <table:table-cell table:formula="of:=[.I81]+[.I3]" office:value-type="currency" office:currency="USD" office:value="40" calcext:value-type="currency">
            <text:p>$40.00</text:p>
          </table:table-cell>
          <table:table-cell table:formula="of:=[.J81]+[.J3]" office:value-type="currency" office:currency="USD" office:value="80" calcext:value-type="currency">
            <text:p>$80.00</text:p>
          </table:table-cell>
          <table:table-cell table:formula="of:=[.K81]+[.K3]" office:value-type="currency" office:currency="USD" office:value="160" calcext:value-type="currency">
            <text:p>$160.00</text:p>
          </table:table-cell>
          <table:table-cell table:formula="of:=[.L81]+[.L3]" office:value-type="currency" office:currency="USD" office:value="400" calcext:value-type="currency">
            <text:p>$400.00</text:p>
          </table:table-cell>
          <table:table-cell table:formula="of:=[.M81]+[.M3]" office:value-type="currency" office:currency="USD" office:value="800" calcext:value-type="currency">
            <text:p>$800.00</text:p>
          </table:table-cell>
          <table:table-cell table:formula="of:=[.N81]+[.N3]" office:value-type="currency" office:currency="USD" office:value="1600" calcext:value-type="currency">
            <text:p>$1,6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2]" office:value-type="currency" office:currency="USD" office:value="2238.8823693662" calcext:value-type="currency">
            <text:p>$2,238.88</text:p>
          </table:table-cell>
          <table:table-cell table:formula="of:=[.A83]*1%" office:value-type="currency" office:currency="USD" office:value="22.388823693662" calcext:value-type="currency">
            <text:p>$22.39</text:p>
          </table:table-cell>
          <table:table-cell table:formula="of:=[.A83]+[.B83]" office:value-type="currency" office:currency="USD" office:value="2261.27119305986" calcext:value-type="currency">
            <text:p>$2,261.27</text:p>
          </table:table-cell>
          <table:table-cell table:style-name="ce51"/>
          <table:table-cell table:number-columns-repeated="2"/>
          <table:table-cell table:style-name="ce51" office:value-type="float" office:value="81" calcext:value-type="float">
            <text:p>81</text:p>
          </table:table-cell>
          <table:table-cell table:formula="of:=[.H82]+[.H3]" office:value-type="currency" office:currency="USD" office:value="16.2" calcext:value-type="currency">
            <text:p>$16.20</text:p>
          </table:table-cell>
          <table:table-cell table:formula="of:=[.I82]+[.I3]" office:value-type="currency" office:currency="USD" office:value="40.5" calcext:value-type="currency">
            <text:p>$40.50</text:p>
          </table:table-cell>
          <table:table-cell table:formula="of:=[.J82]+[.J3]" office:value-type="currency" office:currency="USD" office:value="81" calcext:value-type="currency">
            <text:p>$81.00</text:p>
          </table:table-cell>
          <table:table-cell table:formula="of:=[.K82]+[.K3]" office:value-type="currency" office:currency="USD" office:value="162" calcext:value-type="currency">
            <text:p>$162.00</text:p>
          </table:table-cell>
          <table:table-cell table:formula="of:=[.L82]+[.L3]" office:value-type="currency" office:currency="USD" office:value="405" calcext:value-type="currency">
            <text:p>$405.00</text:p>
          </table:table-cell>
          <table:table-cell table:formula="of:=[.M82]+[.M3]" office:value-type="currency" office:currency="USD" office:value="810" calcext:value-type="currency">
            <text:p>$810.00</text:p>
          </table:table-cell>
          <table:table-cell table:formula="of:=[.N82]+[.N3]" office:value-type="currency" office:currency="USD" office:value="1620" calcext:value-type="currency">
            <text:p>$1,6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3]" office:value-type="currency" office:currency="USD" office:value="2261.27119305986" calcext:value-type="currency">
            <text:p>$2,261.27</text:p>
          </table:table-cell>
          <table:table-cell table:formula="of:=[.A84]*1%" office:value-type="currency" office:currency="USD" office:value="22.6127119305986" calcext:value-type="currency">
            <text:p>$22.61</text:p>
          </table:table-cell>
          <table:table-cell table:formula="of:=[.A84]+[.B84]" office:value-type="currency" office:currency="USD" office:value="2283.88390499046" calcext:value-type="currency">
            <text:p>$2,283.88</text:p>
          </table:table-cell>
          <table:table-cell table:style-name="ce51"/>
          <table:table-cell table:number-columns-repeated="2"/>
          <table:table-cell table:style-name="ce51" office:value-type="float" office:value="82" calcext:value-type="float">
            <text:p>82</text:p>
          </table:table-cell>
          <table:table-cell table:formula="of:=[.H83]+[.H3]" office:value-type="currency" office:currency="USD" office:value="16.4" calcext:value-type="currency">
            <text:p>$16.40</text:p>
          </table:table-cell>
          <table:table-cell table:formula="of:=[.I83]+[.I3]" office:value-type="currency" office:currency="USD" office:value="41" calcext:value-type="currency">
            <text:p>$41.00</text:p>
          </table:table-cell>
          <table:table-cell table:formula="of:=[.J83]+[.J3]" office:value-type="currency" office:currency="USD" office:value="82" calcext:value-type="currency">
            <text:p>$82.00</text:p>
          </table:table-cell>
          <table:table-cell table:formula="of:=[.K83]+[.K3]" office:value-type="currency" office:currency="USD" office:value="164" calcext:value-type="currency">
            <text:p>$164.00</text:p>
          </table:table-cell>
          <table:table-cell table:formula="of:=[.L83]+[.L3]" office:value-type="currency" office:currency="USD" office:value="410" calcext:value-type="currency">
            <text:p>$410.00</text:p>
          </table:table-cell>
          <table:table-cell table:formula="of:=[.M83]+[.M3]" office:value-type="currency" office:currency="USD" office:value="820" calcext:value-type="currency">
            <text:p>$820.00</text:p>
          </table:table-cell>
          <table:table-cell table:formula="of:=[.N83]+[.N3]" office:value-type="currency" office:currency="USD" office:value="1640" calcext:value-type="currency">
            <text:p>$1,6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4]" office:value-type="currency" office:currency="USD" office:value="2283.88390499046" calcext:value-type="currency">
            <text:p>$2,283.88</text:p>
          </table:table-cell>
          <table:table-cell table:formula="of:=[.A85]*1%" office:value-type="currency" office:currency="USD" office:value="22.8388390499046" calcext:value-type="currency">
            <text:p>$22.84</text:p>
          </table:table-cell>
          <table:table-cell table:formula="of:=[.A85]+[.B85]" office:value-type="currency" office:currency="USD" office:value="2306.72274404036" calcext:value-type="currency">
            <text:p>$2,306.72</text:p>
          </table:table-cell>
          <table:table-cell table:style-name="ce51"/>
          <table:table-cell table:number-columns-repeated="2"/>
          <table:table-cell table:style-name="ce51" office:value-type="float" office:value="83" calcext:value-type="float">
            <text:p>83</text:p>
          </table:table-cell>
          <table:table-cell table:formula="of:=[.H84]+[.H3]" office:value-type="currency" office:currency="USD" office:value="16.6" calcext:value-type="currency">
            <text:p>$16.60</text:p>
          </table:table-cell>
          <table:table-cell table:formula="of:=[.I84]+[.I3]" office:value-type="currency" office:currency="USD" office:value="41.5" calcext:value-type="currency">
            <text:p>$41.50</text:p>
          </table:table-cell>
          <table:table-cell table:formula="of:=[.J84]+[.J3]" office:value-type="currency" office:currency="USD" office:value="83" calcext:value-type="currency">
            <text:p>$83.00</text:p>
          </table:table-cell>
          <table:table-cell table:formula="of:=[.K84]+[.K3]" office:value-type="currency" office:currency="USD" office:value="166" calcext:value-type="currency">
            <text:p>$166.00</text:p>
          </table:table-cell>
          <table:table-cell table:formula="of:=[.L84]+[.L3]" office:value-type="currency" office:currency="USD" office:value="415" calcext:value-type="currency">
            <text:p>$415.00</text:p>
          </table:table-cell>
          <table:table-cell table:formula="of:=[.M84]+[.M3]" office:value-type="currency" office:currency="USD" office:value="830" calcext:value-type="currency">
            <text:p>$830.00</text:p>
          </table:table-cell>
          <table:table-cell table:formula="of:=[.N84]+[.N3]" office:value-type="currency" office:currency="USD" office:value="1660" calcext:value-type="currency">
            <text:p>$1,6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5]" office:value-type="currency" office:currency="USD" office:value="2306.72274404036" calcext:value-type="currency">
            <text:p>$2,306.72</text:p>
          </table:table-cell>
          <table:table-cell table:formula="of:=[.A86]*1%" office:value-type="currency" office:currency="USD" office:value="23.0672274404036" calcext:value-type="currency">
            <text:p>$23.07</text:p>
          </table:table-cell>
          <table:table-cell table:formula="of:=[.A86]+[.B86]" office:value-type="currency" office:currency="USD" office:value="2329.78997148077" calcext:value-type="currency">
            <text:p>$2,329.79</text:p>
          </table:table-cell>
          <table:table-cell table:style-name="ce51"/>
          <table:table-cell table:number-columns-repeated="2"/>
          <table:table-cell table:style-name="ce51" office:value-type="float" office:value="84" calcext:value-type="float">
            <text:p>84</text:p>
          </table:table-cell>
          <table:table-cell table:formula="of:=[.H85]+[.H3]" office:value-type="currency" office:currency="USD" office:value="16.8" calcext:value-type="currency">
            <text:p>$16.80</text:p>
          </table:table-cell>
          <table:table-cell table:formula="of:=[.I85]+[.I3]" office:value-type="currency" office:currency="USD" office:value="42" calcext:value-type="currency">
            <text:p>$42.00</text:p>
          </table:table-cell>
          <table:table-cell table:formula="of:=[.J85]+[.J3]" office:value-type="currency" office:currency="USD" office:value="84" calcext:value-type="currency">
            <text:p>$84.00</text:p>
          </table:table-cell>
          <table:table-cell table:formula="of:=[.K85]+[.K3]" office:value-type="currency" office:currency="USD" office:value="168" calcext:value-type="currency">
            <text:p>$168.00</text:p>
          </table:table-cell>
          <table:table-cell table:formula="of:=[.L85]+[.L3]" office:value-type="currency" office:currency="USD" office:value="420" calcext:value-type="currency">
            <text:p>$420.00</text:p>
          </table:table-cell>
          <table:table-cell table:formula="of:=[.M85]+[.M3]" office:value-type="currency" office:currency="USD" office:value="840" calcext:value-type="currency">
            <text:p>$840.00</text:p>
          </table:table-cell>
          <table:table-cell table:formula="of:=[.N85]+[.N3]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6]" office:value-type="currency" office:currency="USD" office:value="2329.78997148077" calcext:value-type="currency">
            <text:p>$2,329.79</text:p>
          </table:table-cell>
          <table:table-cell table:formula="of:=[.A87]*1%" office:value-type="currency" office:currency="USD" office:value="23.2978997148077" calcext:value-type="currency">
            <text:p>$23.30</text:p>
          </table:table-cell>
          <table:table-cell table:formula="of:=[.A87]+[.B87]" office:value-type="currency" office:currency="USD" office:value="2353.08787119557" calcext:value-type="currency">
            <text:p>$2,353.09</text:p>
          </table:table-cell>
          <table:table-cell table:style-name="ce51"/>
          <table:table-cell table:number-columns-repeated="2"/>
          <table:table-cell table:style-name="ce51" office:value-type="float" office:value="85" calcext:value-type="float">
            <text:p>85</text:p>
          </table:table-cell>
          <table:table-cell table:formula="of:=[.H86]+[.H3]" office:value-type="currency" office:currency="USD" office:value="17" calcext:value-type="currency">
            <text:p>$17.00</text:p>
          </table:table-cell>
          <table:table-cell table:formula="of:=[.I86]+[.I3]" office:value-type="currency" office:currency="USD" office:value="42.5" calcext:value-type="currency">
            <text:p>$42.50</text:p>
          </table:table-cell>
          <table:table-cell table:formula="of:=[.J86]+[.J3]" office:value-type="currency" office:currency="USD" office:value="85" calcext:value-type="currency">
            <text:p>$85.00</text:p>
          </table:table-cell>
          <table:table-cell table:formula="of:=[.K86]+[.K3]" office:value-type="currency" office:currency="USD" office:value="170" calcext:value-type="currency">
            <text:p>$170.00</text:p>
          </table:table-cell>
          <table:table-cell table:formula="of:=[.L86]+[.L3]" office:value-type="currency" office:currency="USD" office:value="425" calcext:value-type="currency">
            <text:p>$425.00</text:p>
          </table:table-cell>
          <table:table-cell table:formula="of:=[.M86]+[.M3]" office:value-type="currency" office:currency="USD" office:value="850" calcext:value-type="currency">
            <text:p>$850.00</text:p>
          </table:table-cell>
          <table:table-cell table:formula="of:=[.N86]+[.N3]" office:value-type="currency" office:currency="USD" office:value="1700" calcext:value-type="currency">
            <text:p>$1,7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7]" office:value-type="currency" office:currency="USD" office:value="2353.08787119557" calcext:value-type="currency">
            <text:p>$2,353.09</text:p>
          </table:table-cell>
          <table:table-cell table:formula="of:=[.A88]*1%" office:value-type="currency" office:currency="USD" office:value="23.5308787119557" calcext:value-type="currency">
            <text:p>$23.53</text:p>
          </table:table-cell>
          <table:table-cell table:formula="of:=[.A88]+[.B88]" office:value-type="currency" office:currency="USD" office:value="2376.61874990753" calcext:value-type="currency">
            <text:p>$2,376.62</text:p>
          </table:table-cell>
          <table:table-cell table:style-name="ce51"/>
          <table:table-cell table:number-columns-repeated="2"/>
          <table:table-cell table:style-name="ce51" office:value-type="float" office:value="86" calcext:value-type="float">
            <text:p>86</text:p>
          </table:table-cell>
          <table:table-cell table:formula="of:=[.H87]+[.H3]" office:value-type="currency" office:currency="USD" office:value="17.2" calcext:value-type="currency">
            <text:p>$17.20</text:p>
          </table:table-cell>
          <table:table-cell table:formula="of:=[.I87]+[.I3]" office:value-type="currency" office:currency="USD" office:value="43" calcext:value-type="currency">
            <text:p>$43.00</text:p>
          </table:table-cell>
          <table:table-cell table:formula="of:=[.J87]+[.J3]" office:value-type="currency" office:currency="USD" office:value="86" calcext:value-type="currency">
            <text:p>$86.00</text:p>
          </table:table-cell>
          <table:table-cell table:formula="of:=[.K87]+[.K3]" office:value-type="currency" office:currency="USD" office:value="172" calcext:value-type="currency">
            <text:p>$172.00</text:p>
          </table:table-cell>
          <table:table-cell table:formula="of:=[.L87]+[.L3]" office:value-type="currency" office:currency="USD" office:value="430" calcext:value-type="currency">
            <text:p>$430.00</text:p>
          </table:table-cell>
          <table:table-cell table:formula="of:=[.M87]+[.M3]" office:value-type="currency" office:currency="USD" office:value="860" calcext:value-type="currency">
            <text:p>$860.00</text:p>
          </table:table-cell>
          <table:table-cell table:formula="of:=[.N87]+[.N3]" office:value-type="currency" office:currency="USD" office:value="1720" calcext:value-type="currency">
            <text:p>$1,7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8]" office:value-type="currency" office:currency="USD" office:value="2376.61874990753" calcext:value-type="currency">
            <text:p>$2,376.62</text:p>
          </table:table-cell>
          <table:table-cell table:formula="of:=[.A89]*1%" office:value-type="currency" office:currency="USD" office:value="23.7661874990753" calcext:value-type="currency">
            <text:p>$23.77</text:p>
          </table:table-cell>
          <table:table-cell table:formula="of:=[.A89]+[.B89]" office:value-type="currency" office:currency="USD" office:value="2400.38493740661" calcext:value-type="currency">
            <text:p>$2,400.38</text:p>
          </table:table-cell>
          <table:table-cell table:style-name="ce51"/>
          <table:table-cell table:number-columns-repeated="2"/>
          <table:table-cell table:style-name="ce51" office:value-type="float" office:value="87" calcext:value-type="float">
            <text:p>87</text:p>
          </table:table-cell>
          <table:table-cell table:formula="of:=[.H88]+[.H3]" office:value-type="currency" office:currency="USD" office:value="17.4" calcext:value-type="currency">
            <text:p>$17.40</text:p>
          </table:table-cell>
          <table:table-cell table:formula="of:=[.I88]+[.I3]" office:value-type="currency" office:currency="USD" office:value="43.5" calcext:value-type="currency">
            <text:p>$43.50</text:p>
          </table:table-cell>
          <table:table-cell table:formula="of:=[.J88]+[.J3]" office:value-type="currency" office:currency="USD" office:value="87" calcext:value-type="currency">
            <text:p>$87.00</text:p>
          </table:table-cell>
          <table:table-cell table:formula="of:=[.K88]+[.K3]" office:value-type="currency" office:currency="USD" office:value="174" calcext:value-type="currency">
            <text:p>$174.00</text:p>
          </table:table-cell>
          <table:table-cell table:formula="of:=[.L88]+[.L3]" office:value-type="currency" office:currency="USD" office:value="435" calcext:value-type="currency">
            <text:p>$435.00</text:p>
          </table:table-cell>
          <table:table-cell table:formula="of:=[.M88]+[.M3]" office:value-type="currency" office:currency="USD" office:value="870" calcext:value-type="currency">
            <text:p>$870.00</text:p>
          </table:table-cell>
          <table:table-cell table:formula="of:=[.N88]+[.N3]" office:value-type="currency" office:currency="USD" office:value="1740" calcext:value-type="currency">
            <text:p>$1,7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89]" office:value-type="currency" office:currency="USD" office:value="2400.38493740661" calcext:value-type="currency">
            <text:p>$2,400.38</text:p>
          </table:table-cell>
          <table:table-cell table:formula="of:=[.A90]*1%" office:value-type="currency" office:currency="USD" office:value="24.0038493740661" calcext:value-type="currency">
            <text:p>$24.00</text:p>
          </table:table-cell>
          <table:table-cell table:formula="of:=[.A90]+[.B90]" office:value-type="currency" office:currency="USD" office:value="2424.38878678067" calcext:value-type="currency">
            <text:p>$2,424.39</text:p>
          </table:table-cell>
          <table:table-cell table:style-name="ce51"/>
          <table:table-cell table:number-columns-repeated="2"/>
          <table:table-cell table:style-name="ce51" office:value-type="float" office:value="88" calcext:value-type="float">
            <text:p>88</text:p>
          </table:table-cell>
          <table:table-cell table:formula="of:=[.H89]+[.H3]" office:value-type="currency" office:currency="USD" office:value="17.6" calcext:value-type="currency">
            <text:p>$17.60</text:p>
          </table:table-cell>
          <table:table-cell table:formula="of:=[.I89]+[.I3]" office:value-type="currency" office:currency="USD" office:value="44" calcext:value-type="currency">
            <text:p>$44.00</text:p>
          </table:table-cell>
          <table:table-cell table:formula="of:=[.J89]+[.J3]" office:value-type="currency" office:currency="USD" office:value="88" calcext:value-type="currency">
            <text:p>$88.00</text:p>
          </table:table-cell>
          <table:table-cell table:formula="of:=[.K89]+[.K3]" office:value-type="currency" office:currency="USD" office:value="176" calcext:value-type="currency">
            <text:p>$176.00</text:p>
          </table:table-cell>
          <table:table-cell table:formula="of:=[.L89]+[.L3]" office:value-type="currency" office:currency="USD" office:value="440" calcext:value-type="currency">
            <text:p>$440.00</text:p>
          </table:table-cell>
          <table:table-cell table:formula="of:=[.M89]+[.M3]" office:value-type="currency" office:currency="USD" office:value="880" calcext:value-type="currency">
            <text:p>$880.00</text:p>
          </table:table-cell>
          <table:table-cell table:formula="of:=[.N89]+[.N3]" office:value-type="currency" office:currency="USD" office:value="1760" calcext:value-type="currency">
            <text:p>$1,7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0]" office:value-type="currency" office:currency="USD" office:value="2424.38878678067" calcext:value-type="currency">
            <text:p>$2,424.39</text:p>
          </table:table-cell>
          <table:table-cell table:formula="of:=[.A91]*1%" office:value-type="currency" office:currency="USD" office:value="24.2438878678067" calcext:value-type="currency">
            <text:p>$24.24</text:p>
          </table:table-cell>
          <table:table-cell table:formula="of:=[.A91]+[.B91]" office:value-type="currency" office:currency="USD" office:value="2448.63267464848" calcext:value-type="currency">
            <text:p>$2,448.63</text:p>
          </table:table-cell>
          <table:table-cell table:style-name="ce51"/>
          <table:table-cell table:number-columns-repeated="2"/>
          <table:table-cell table:style-name="ce51" office:value-type="float" office:value="89" calcext:value-type="float">
            <text:p>89</text:p>
          </table:table-cell>
          <table:table-cell table:formula="of:=[.H90]+[.H3]" office:value-type="currency" office:currency="USD" office:value="17.8" calcext:value-type="currency">
            <text:p>$17.80</text:p>
          </table:table-cell>
          <table:table-cell table:formula="of:=[.I90]+[.I3]" office:value-type="currency" office:currency="USD" office:value="44.5" calcext:value-type="currency">
            <text:p>$44.50</text:p>
          </table:table-cell>
          <table:table-cell table:formula="of:=[.J90]+[.J3]" office:value-type="currency" office:currency="USD" office:value="89" calcext:value-type="currency">
            <text:p>$89.00</text:p>
          </table:table-cell>
          <table:table-cell table:formula="of:=[.K90]+[.K3]" office:value-type="currency" office:currency="USD" office:value="178" calcext:value-type="currency">
            <text:p>$178.00</text:p>
          </table:table-cell>
          <table:table-cell table:formula="of:=[.L90]+[.L3]" office:value-type="currency" office:currency="USD" office:value="445" calcext:value-type="currency">
            <text:p>$445.00</text:p>
          </table:table-cell>
          <table:table-cell table:formula="of:=[.M90]+[.M3]" office:value-type="currency" office:currency="USD" office:value="890" calcext:value-type="currency">
            <text:p>$890.00</text:p>
          </table:table-cell>
          <table:table-cell table:formula="of:=[.N90]+[.N3]" office:value-type="currency" office:currency="USD" office:value="1780" calcext:value-type="currency">
            <text:p>$1,7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1]" office:value-type="currency" office:currency="USD" office:value="2448.63267464848" calcext:value-type="currency">
            <text:p>$2,448.63</text:p>
          </table:table-cell>
          <table:table-cell table:formula="of:=[.A92]*1%" office:value-type="currency" office:currency="USD" office:value="24.4863267464848" calcext:value-type="currency">
            <text:p>$24.49</text:p>
          </table:table-cell>
          <table:table-cell table:formula="of:=[.A92]+[.B92]" office:value-type="currency" office:currency="USD" office:value="2473.11900139496" calcext:value-type="currency">
            <text:p>$2,473.12</text:p>
          </table:table-cell>
          <table:table-cell table:style-name="ce51"/>
          <table:table-cell table:number-columns-repeated="2"/>
          <table:table-cell table:style-name="ce51" office:value-type="float" office:value="90" calcext:value-type="float">
            <text:p>90</text:p>
          </table:table-cell>
          <table:table-cell table:formula="of:=[.H91]+[.H3]" office:value-type="currency" office:currency="USD" office:value="18" calcext:value-type="currency">
            <text:p>$18.00</text:p>
          </table:table-cell>
          <table:table-cell table:formula="of:=[.I91]+[.I3]" office:value-type="currency" office:currency="USD" office:value="45" calcext:value-type="currency">
            <text:p>$45.00</text:p>
          </table:table-cell>
          <table:table-cell table:formula="of:=[.J91]+[.J3]" office:value-type="currency" office:currency="USD" office:value="90" calcext:value-type="currency">
            <text:p>$90.00</text:p>
          </table:table-cell>
          <table:table-cell table:formula="of:=[.K91]+[.K3]" office:value-type="currency" office:currency="USD" office:value="180" calcext:value-type="currency">
            <text:p>$180.00</text:p>
          </table:table-cell>
          <table:table-cell table:formula="of:=[.L91]+[.L3]" office:value-type="currency" office:currency="USD" office:value="450" calcext:value-type="currency">
            <text:p>$450.00</text:p>
          </table:table-cell>
          <table:table-cell table:formula="of:=[.M91]+[.M3]" office:value-type="currency" office:currency="USD" office:value="900" calcext:value-type="currency">
            <text:p>$900.00</text:p>
          </table:table-cell>
          <table:table-cell table:formula="of:=[.N91]+[.N3]" office:value-type="currency" office:currency="USD" office:value="1800" calcext:value-type="currency">
            <text:p>$1,8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2]" office:value-type="currency" office:currency="USD" office:value="2473.11900139496" calcext:value-type="currency">
            <text:p>$2,473.12</text:p>
          </table:table-cell>
          <table:table-cell table:formula="of:=[.A93]*1%" office:value-type="currency" office:currency="USD" office:value="24.7311900139496" calcext:value-type="currency">
            <text:p>$24.73</text:p>
          </table:table-cell>
          <table:table-cell table:formula="of:=[.A93]+[.B93]" office:value-type="currency" office:currency="USD" office:value="2497.85019140891" calcext:value-type="currency">
            <text:p>$2,497.85</text:p>
          </table:table-cell>
          <table:table-cell table:style-name="ce51"/>
          <table:table-cell table:number-columns-repeated="2"/>
          <table:table-cell table:style-name="ce51" office:value-type="float" office:value="91" calcext:value-type="float">
            <text:p>91</text:p>
          </table:table-cell>
          <table:table-cell table:formula="of:=[.H92]+[.H3]" office:value-type="currency" office:currency="USD" office:value="18.2" calcext:value-type="currency">
            <text:p>$18.20</text:p>
          </table:table-cell>
          <table:table-cell table:formula="of:=[.I92]+[.I3]" office:value-type="currency" office:currency="USD" office:value="45.5" calcext:value-type="currency">
            <text:p>$45.50</text:p>
          </table:table-cell>
          <table:table-cell table:formula="of:=[.J92]+[.J3]" office:value-type="currency" office:currency="USD" office:value="91" calcext:value-type="currency">
            <text:p>$91.00</text:p>
          </table:table-cell>
          <table:table-cell table:formula="of:=[.K92]+[.K3]" office:value-type="currency" office:currency="USD" office:value="182" calcext:value-type="currency">
            <text:p>$182.00</text:p>
          </table:table-cell>
          <table:table-cell table:formula="of:=[.L92]+[.L3]" office:value-type="currency" office:currency="USD" office:value="455" calcext:value-type="currency">
            <text:p>$455.00</text:p>
          </table:table-cell>
          <table:table-cell table:formula="of:=[.M92]+[.M3]" office:value-type="currency" office:currency="USD" office:value="910" calcext:value-type="currency">
            <text:p>$910.00</text:p>
          </table:table-cell>
          <table:table-cell table:formula="of:=[.N92]+[.N3]" office:value-type="currency" office:currency="USD" office:value="1820" calcext:value-type="currency">
            <text:p>$1,8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3]" office:value-type="currency" office:currency="USD" office:value="2497.85019140891" calcext:value-type="currency">
            <text:p>$2,497.85</text:p>
          </table:table-cell>
          <table:table-cell table:formula="of:=[.A94]*1%" office:value-type="currency" office:currency="USD" office:value="24.9785019140891" calcext:value-type="currency">
            <text:p>$24.98</text:p>
          </table:table-cell>
          <table:table-cell table:formula="of:=[.A94]+[.B94]" office:value-type="currency" office:currency="USD" office:value="2522.828693323" calcext:value-type="currency">
            <text:p>$2,522.83</text:p>
          </table:table-cell>
          <table:table-cell table:style-name="ce51"/>
          <table:table-cell table:number-columns-repeated="2"/>
          <table:table-cell table:style-name="ce51" office:value-type="float" office:value="92" calcext:value-type="float">
            <text:p>92</text:p>
          </table:table-cell>
          <table:table-cell table:formula="of:=[.H93]+[.H3]" office:value-type="currency" office:currency="USD" office:value="18.4" calcext:value-type="currency">
            <text:p>$18.40</text:p>
          </table:table-cell>
          <table:table-cell table:formula="of:=[.I93]+[.I3]" office:value-type="currency" office:currency="USD" office:value="46" calcext:value-type="currency">
            <text:p>$46.00</text:p>
          </table:table-cell>
          <table:table-cell table:formula="of:=[.J93]+[.J3]" office:value-type="currency" office:currency="USD" office:value="92" calcext:value-type="currency">
            <text:p>$92.00</text:p>
          </table:table-cell>
          <table:table-cell table:formula="of:=[.K93]+[.K3]" office:value-type="currency" office:currency="USD" office:value="184" calcext:value-type="currency">
            <text:p>$184.00</text:p>
          </table:table-cell>
          <table:table-cell table:formula="of:=[.L93]+[.L3]" office:value-type="currency" office:currency="USD" office:value="460" calcext:value-type="currency">
            <text:p>$460.00</text:p>
          </table:table-cell>
          <table:table-cell table:formula="of:=[.M93]+[.M3]" office:value-type="currency" office:currency="USD" office:value="920" calcext:value-type="currency">
            <text:p>$920.00</text:p>
          </table:table-cell>
          <table:table-cell table:formula="of:=[.N93]+[.N3]" office:value-type="currency" office:currency="USD" office:value="1840" calcext:value-type="currency">
            <text:p>$1,8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4]" office:value-type="currency" office:currency="USD" office:value="2522.828693323" calcext:value-type="currency">
            <text:p>$2,522.83</text:p>
          </table:table-cell>
          <table:table-cell table:formula="of:=[.A95]*1%" office:value-type="currency" office:currency="USD" office:value="25.22828693323" calcext:value-type="currency">
            <text:p>$25.23</text:p>
          </table:table-cell>
          <table:table-cell table:formula="of:=[.A95]+[.B95]" office:value-type="currency" office:currency="USD" office:value="2548.05698025623" calcext:value-type="currency">
            <text:p>$2,548.06</text:p>
          </table:table-cell>
          <table:table-cell table:style-name="ce51"/>
          <table:table-cell table:number-columns-repeated="2"/>
          <table:table-cell table:style-name="ce51" office:value-type="float" office:value="93" calcext:value-type="float">
            <text:p>93</text:p>
          </table:table-cell>
          <table:table-cell table:formula="of:=[.H94]+[.H3]" office:value-type="currency" office:currency="USD" office:value="18.6" calcext:value-type="currency">
            <text:p>$18.60</text:p>
          </table:table-cell>
          <table:table-cell table:formula="of:=[.I94]+[.I3]" office:value-type="currency" office:currency="USD" office:value="46.5" calcext:value-type="currency">
            <text:p>$46.50</text:p>
          </table:table-cell>
          <table:table-cell table:formula="of:=[.J94]+[.J3]" office:value-type="currency" office:currency="USD" office:value="93" calcext:value-type="currency">
            <text:p>$93.00</text:p>
          </table:table-cell>
          <table:table-cell table:formula="of:=[.K94]+[.K3]" office:value-type="currency" office:currency="USD" office:value="186" calcext:value-type="currency">
            <text:p>$186.00</text:p>
          </table:table-cell>
          <table:table-cell table:formula="of:=[.L94]+[.L3]" office:value-type="currency" office:currency="USD" office:value="465" calcext:value-type="currency">
            <text:p>$465.00</text:p>
          </table:table-cell>
          <table:table-cell table:formula="of:=[.M94]+[.M3]" office:value-type="currency" office:currency="USD" office:value="930" calcext:value-type="currency">
            <text:p>$930.00</text:p>
          </table:table-cell>
          <table:table-cell table:formula="of:=[.N94]+[.N3]" office:value-type="currency" office:currency="USD" office:value="1860" calcext:value-type="currency">
            <text:p>$1,8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5]" office:value-type="currency" office:currency="USD" office:value="2548.05698025623" calcext:value-type="currency">
            <text:p>$2,548.06</text:p>
          </table:table-cell>
          <table:table-cell table:formula="of:=[.A96]*1%" office:value-type="currency" office:currency="USD" office:value="25.4805698025623" calcext:value-type="currency">
            <text:p>$25.48</text:p>
          </table:table-cell>
          <table:table-cell table:formula="of:=[.A96]+[.B96]" office:value-type="currency" office:currency="USD" office:value="2573.53755005879" calcext:value-type="currency">
            <text:p>$2,573.54</text:p>
          </table:table-cell>
          <table:table-cell table:style-name="ce51"/>
          <table:table-cell table:number-columns-repeated="2"/>
          <table:table-cell table:style-name="ce51" office:value-type="float" office:value="94" calcext:value-type="float">
            <text:p>94</text:p>
          </table:table-cell>
          <table:table-cell table:formula="of:=[.H95]+[.H3]" office:value-type="currency" office:currency="USD" office:value="18.8" calcext:value-type="currency">
            <text:p>$18.80</text:p>
          </table:table-cell>
          <table:table-cell table:formula="of:=[.I95]+[.I3]" office:value-type="currency" office:currency="USD" office:value="47" calcext:value-type="currency">
            <text:p>$47.00</text:p>
          </table:table-cell>
          <table:table-cell table:formula="of:=[.J95]+[.J3]" office:value-type="currency" office:currency="USD" office:value="94" calcext:value-type="currency">
            <text:p>$94.00</text:p>
          </table:table-cell>
          <table:table-cell table:formula="of:=[.K95]+[.K3]" office:value-type="currency" office:currency="USD" office:value="188" calcext:value-type="currency">
            <text:p>$188.00</text:p>
          </table:table-cell>
          <table:table-cell table:formula="of:=[.L95]+[.L3]" office:value-type="currency" office:currency="USD" office:value="470" calcext:value-type="currency">
            <text:p>$470.00</text:p>
          </table:table-cell>
          <table:table-cell table:formula="of:=[.M95]+[.M3]" office:value-type="currency" office:currency="USD" office:value="940" calcext:value-type="currency">
            <text:p>$940.00</text:p>
          </table:table-cell>
          <table:table-cell table:formula="of:=[.N95]+[.N3]" office:value-type="currency" office:currency="USD" office:value="1880" calcext:value-type="currency">
            <text:p>$1,8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6]" office:value-type="currency" office:currency="USD" office:value="2573.53755005879" calcext:value-type="currency">
            <text:p>$2,573.54</text:p>
          </table:table-cell>
          <table:table-cell table:formula="of:=[.A97]*1%" office:value-type="currency" office:currency="USD" office:value="25.7353755005879" calcext:value-type="currency">
            <text:p>$25.74</text:p>
          </table:table-cell>
          <table:table-cell table:formula="of:=[.A97]+[.B97]" office:value-type="currency" office:currency="USD" office:value="2599.27292555938" calcext:value-type="currency">
            <text:p>$2,599.27</text:p>
          </table:table-cell>
          <table:table-cell table:style-name="ce51"/>
          <table:table-cell table:number-columns-repeated="2"/>
          <table:table-cell table:style-name="ce51" office:value-type="float" office:value="95" calcext:value-type="float">
            <text:p>95</text:p>
          </table:table-cell>
          <table:table-cell table:formula="of:=[.H96]+[.H3]" office:value-type="currency" office:currency="USD" office:value="19" calcext:value-type="currency">
            <text:p>$19.00</text:p>
          </table:table-cell>
          <table:table-cell table:formula="of:=[.I96]+[.I3]" office:value-type="currency" office:currency="USD" office:value="47.5" calcext:value-type="currency">
            <text:p>$47.50</text:p>
          </table:table-cell>
          <table:table-cell table:formula="of:=[.J96]+[.J3]" office:value-type="currency" office:currency="USD" office:value="95" calcext:value-type="currency">
            <text:p>$95.00</text:p>
          </table:table-cell>
          <table:table-cell table:formula="of:=[.K96]+[.K3]" office:value-type="currency" office:currency="USD" office:value="190" calcext:value-type="currency">
            <text:p>$190.00</text:p>
          </table:table-cell>
          <table:table-cell table:formula="of:=[.L96]+[.L3]" office:value-type="currency" office:currency="USD" office:value="475" calcext:value-type="currency">
            <text:p>$475.00</text:p>
          </table:table-cell>
          <table:table-cell table:formula="of:=[.M96]+[.M3]" office:value-type="currency" office:currency="USD" office:value="950" calcext:value-type="currency">
            <text:p>$950.00</text:p>
          </table:table-cell>
          <table:table-cell table:formula="of:=[.N96]+[.N3]" office:value-type="currency" office:currency="USD" office:value="1900" calcext:value-type="currency">
            <text:p>$1,9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7]" office:value-type="currency" office:currency="USD" office:value="2599.27292555938" calcext:value-type="currency">
            <text:p>$2,599.27</text:p>
          </table:table-cell>
          <table:table-cell table:formula="of:=[.A98]*1%" office:value-type="currency" office:currency="USD" office:value="25.9927292555938" calcext:value-type="currency">
            <text:p>$25.99</text:p>
          </table:table-cell>
          <table:table-cell table:formula="of:=[.A98]+[.B98]" office:value-type="currency" office:currency="USD" office:value="2625.26565481498" calcext:value-type="currency">
            <text:p>$2,625.27</text:p>
          </table:table-cell>
          <table:table-cell table:style-name="ce51"/>
          <table:table-cell table:number-columns-repeated="2"/>
          <table:table-cell table:style-name="ce51" office:value-type="float" office:value="96" calcext:value-type="float">
            <text:p>96</text:p>
          </table:table-cell>
          <table:table-cell table:formula="of:=[.H97]+[.H3]" office:value-type="currency" office:currency="USD" office:value="19.2" calcext:value-type="currency">
            <text:p>$19.20</text:p>
          </table:table-cell>
          <table:table-cell table:formula="of:=[.I97]+[.I3]" office:value-type="currency" office:currency="USD" office:value="48" calcext:value-type="currency">
            <text:p>$48.00</text:p>
          </table:table-cell>
          <table:table-cell table:formula="of:=[.J97]+[.J3]" office:value-type="currency" office:currency="USD" office:value="96" calcext:value-type="currency">
            <text:p>$96.00</text:p>
          </table:table-cell>
          <table:table-cell table:formula="of:=[.K97]+[.K3]" office:value-type="currency" office:currency="USD" office:value="192" calcext:value-type="currency">
            <text:p>$192.00</text:p>
          </table:table-cell>
          <table:table-cell table:formula="of:=[.L97]+[.L3]" office:value-type="currency" office:currency="USD" office:value="480" calcext:value-type="currency">
            <text:p>$480.00</text:p>
          </table:table-cell>
          <table:table-cell table:formula="of:=[.M97]+[.M3]" office:value-type="currency" office:currency="USD" office:value="960" calcext:value-type="currency">
            <text:p>$960.00</text:p>
          </table:table-cell>
          <table:table-cell table:formula="of:=[.N97]+[.N3]" office:value-type="currency" office:currency="USD" office:value="1920" calcext:value-type="currency">
            <text:p>$1,92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8]" office:value-type="currency" office:currency="USD" office:value="2625.26565481498" calcext:value-type="currency">
            <text:p>$2,625.27</text:p>
          </table:table-cell>
          <table:table-cell table:formula="of:=[.A99]*1%" office:value-type="currency" office:currency="USD" office:value="26.2526565481498" calcext:value-type="currency">
            <text:p>$26.25</text:p>
          </table:table-cell>
          <table:table-cell table:formula="of:=[.A99]+[.B99]" office:value-type="currency" office:currency="USD" office:value="2651.51831136313" calcext:value-type="currency">
            <text:p>$2,651.52</text:p>
          </table:table-cell>
          <table:table-cell table:style-name="ce51"/>
          <table:table-cell table:number-columns-repeated="2"/>
          <table:table-cell table:style-name="ce51" office:value-type="float" office:value="97" calcext:value-type="float">
            <text:p>97</text:p>
          </table:table-cell>
          <table:table-cell table:formula="of:=[.H98]+[.H3]" office:value-type="currency" office:currency="USD" office:value="19.4" calcext:value-type="currency">
            <text:p>$19.40</text:p>
          </table:table-cell>
          <table:table-cell table:formula="of:=[.I98]+[.I3]" office:value-type="currency" office:currency="USD" office:value="48.5" calcext:value-type="currency">
            <text:p>$48.50</text:p>
          </table:table-cell>
          <table:table-cell table:formula="of:=[.J98]+[.J3]" office:value-type="currency" office:currency="USD" office:value="97" calcext:value-type="currency">
            <text:p>$97.00</text:p>
          </table:table-cell>
          <table:table-cell table:formula="of:=[.K98]+[.K3]" office:value-type="currency" office:currency="USD" office:value="194" calcext:value-type="currency">
            <text:p>$194.00</text:p>
          </table:table-cell>
          <table:table-cell table:formula="of:=[.L98]+[.L3]" office:value-type="currency" office:currency="USD" office:value="485" calcext:value-type="currency">
            <text:p>$485.00</text:p>
          </table:table-cell>
          <table:table-cell table:formula="of:=[.M98]+[.M3]" office:value-type="currency" office:currency="USD" office:value="970" calcext:value-type="currency">
            <text:p>$970.00</text:p>
          </table:table-cell>
          <table:table-cell table:formula="of:=[.N98]+[.N3]" office:value-type="currency" office:currency="USD" office:value="1940" calcext:value-type="currency">
            <text:p>$1,94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99]" office:value-type="currency" office:currency="USD" office:value="2651.51831136313" calcext:value-type="currency">
            <text:p>$2,651.52</text:p>
          </table:table-cell>
          <table:table-cell table:formula="of:=[.A100]*1%" office:value-type="currency" office:currency="USD" office:value="26.5151831136313" calcext:value-type="currency">
            <text:p>$26.52</text:p>
          </table:table-cell>
          <table:table-cell table:formula="of:=[.A100]+[.B100]" office:value-type="currency" office:currency="USD" office:value="2678.03349447676" calcext:value-type="currency">
            <text:p>$2,678.03</text:p>
          </table:table-cell>
          <table:table-cell table:style-name="ce51"/>
          <table:table-cell table:number-columns-repeated="2"/>
          <table:table-cell table:style-name="ce51" office:value-type="float" office:value="98" calcext:value-type="float">
            <text:p>98</text:p>
          </table:table-cell>
          <table:table-cell table:formula="of:=[.H99]+[.H3]" office:value-type="currency" office:currency="USD" office:value="19.6" calcext:value-type="currency">
            <text:p>$19.60</text:p>
          </table:table-cell>
          <table:table-cell table:formula="of:=[.I99]+[.I3]" office:value-type="currency" office:currency="USD" office:value="49" calcext:value-type="currency">
            <text:p>$49.00</text:p>
          </table:table-cell>
          <table:table-cell table:formula="of:=[.J99]+[.J3]" office:value-type="currency" office:currency="USD" office:value="98" calcext:value-type="currency">
            <text:p>$98.00</text:p>
          </table:table-cell>
          <table:table-cell table:formula="of:=[.K99]+[.K3]" office:value-type="currency" office:currency="USD" office:value="196" calcext:value-type="currency">
            <text:p>$196.00</text:p>
          </table:table-cell>
          <table:table-cell table:formula="of:=[.L99]+[.L3]" office:value-type="currency" office:currency="USD" office:value="490" calcext:value-type="currency">
            <text:p>$490.00</text:p>
          </table:table-cell>
          <table:table-cell table:formula="of:=[.M99]+[.M3]" office:value-type="currency" office:currency="USD" office:value="980" calcext:value-type="currency">
            <text:p>$980.00</text:p>
          </table:table-cell>
          <table:table-cell table:formula="of:=[.N99]+[.N3]" office:value-type="currency" office:currency="USD" office:value="1960" calcext:value-type="currency">
            <text:p>$1,96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00]" office:value-type="currency" office:currency="USD" office:value="2678.03349447676" calcext:value-type="currency">
            <text:p>$2,678.03</text:p>
          </table:table-cell>
          <table:table-cell table:formula="of:=[.A101]*1%" office:value-type="currency" office:currency="USD" office:value="26.7803349447676" calcext:value-type="currency">
            <text:p>$26.78</text:p>
          </table:table-cell>
          <table:table-cell table:formula="of:=[.A101]+[.B101]" office:value-type="currency" office:currency="USD" office:value="2704.81382942152" calcext:value-type="currency">
            <text:p>$2,704.81</text:p>
          </table:table-cell>
          <table:table-cell table:style-name="ce51"/>
          <table:table-cell table:number-columns-repeated="2"/>
          <table:table-cell table:style-name="ce51" office:value-type="float" office:value="99" calcext:value-type="float">
            <text:p>99</text:p>
          </table:table-cell>
          <table:table-cell table:formula="of:=[.H100]+[.H3]" office:value-type="currency" office:currency="USD" office:value="19.8" calcext:value-type="currency">
            <text:p>$19.80</text:p>
          </table:table-cell>
          <table:table-cell table:formula="of:=[.I100]+[.I3]" office:value-type="currency" office:currency="USD" office:value="49.5" calcext:value-type="currency">
            <text:p>$49.50</text:p>
          </table:table-cell>
          <table:table-cell table:formula="of:=[.J100]+[.J3]" office:value-type="currency" office:currency="USD" office:value="99" calcext:value-type="currency">
            <text:p>$99.00</text:p>
          </table:table-cell>
          <table:table-cell table:formula="of:=[.K100]+[.K3]" office:value-type="currency" office:currency="USD" office:value="198" calcext:value-type="currency">
            <text:p>$198.00</text:p>
          </table:table-cell>
          <table:table-cell table:formula="of:=[.L100]+[.L3]" office:value-type="currency" office:currency="USD" office:value="495" calcext:value-type="currency">
            <text:p>$495.00</text:p>
          </table:table-cell>
          <table:table-cell table:formula="of:=[.M100]+[.M3]" office:value-type="currency" office:currency="USD" office:value="990" calcext:value-type="currency">
            <text:p>$990.00</text:p>
          </table:table-cell>
          <table:table-cell table:formula="of:=[.N100]+[.N3]" office:value-type="currency" office:currency="USD" office:value="1980" calcext:value-type="currency">
            <text:p>$1,98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01]" office:value-type="currency" office:currency="USD" office:value="2704.81382942152" calcext:value-type="currency">
            <text:p>$2,704.81</text:p>
          </table:table-cell>
          <table:table-cell table:formula="of:=[.A102]*1%" office:value-type="currency" office:currency="USD" office:value="27.0481382942152" calcext:value-type="currency">
            <text:p>$27.05</text:p>
          </table:table-cell>
          <table:table-cell table:formula="of:=[.A102]+[.B102]" office:value-type="currency" office:currency="USD" office:value="2731.86196771574" calcext:value-type="currency">
            <text:p>$2,731.86</text:p>
          </table:table-cell>
          <table:table-cell table:style-name="ce51"/>
          <table:table-cell table:number-columns-repeated="2"/>
          <table:table-cell table:style-name="ce51" office:value-type="float" office:value="100" calcext:value-type="float">
            <text:p>100</text:p>
          </table:table-cell>
          <table:table-cell table:formula="of:=[.H101]+[.H3]" office:value-type="currency" office:currency="USD" office:value="20" calcext:value-type="currency">
            <text:p>$20.00</text:p>
          </table:table-cell>
          <table:table-cell table:formula="of:=[.I101]+[.I3]" office:value-type="currency" office:currency="USD" office:value="50" calcext:value-type="currency">
            <text:p>$50.00</text:p>
          </table:table-cell>
          <table:table-cell table:formula="of:=[.J101]+[.J3]" office:value-type="currency" office:currency="USD" office:value="100" calcext:value-type="currency">
            <text:p>$100.00</text:p>
          </table:table-cell>
          <table:table-cell table:formula="of:=[.K101]+[.K3]" office:value-type="currency" office:currency="USD" office:value="200" calcext:value-type="currency">
            <text:p>$200.00</text:p>
          </table:table-cell>
          <table:table-cell table:formula="of:=[.L101]+[.L3]" office:value-type="currency" office:currency="USD" office:value="500" calcext:value-type="currency">
            <text:p>$500.00</text:p>
          </table:table-cell>
          <table:table-cell table:formula="of:=[.M101]+[.M3]" office:value-type="currency" office:currency="USD" office:value="1000" calcext:value-type="currency">
            <text:p>$1,000.00</text:p>
          </table:table-cell>
          <table:table-cell table:formula="of:=[.N101]+[.N3]" office:value-type="currency" office:currency="USD" office:value="2000" calcext:value-type="currency">
            <text:p>$2,000.00</text:p>
          </table:table-cell>
          <table:table-cell table:number-columns-repeated="2"/>
          <table:table-cell table:style-name="ce51"/>
          <table:table-cell table:number-columns-repeated="1007"/>
        </table:table-row>
        <table:table-row table:style-name="ro2">
          <table:table-cell table:formula="of:=[.C102]" office:value-type="currency" office:currency="USD" office:value="2731.86196771574" calcext:value-type="currency">
            <text:p>$2,731.86</text:p>
          </table:table-cell>
          <table:table-cell table:formula="of:=[.A103]*1%" office:value-type="currency" office:currency="USD" office:value="27.3186196771574" calcext:value-type="currency">
            <text:p>$27.32</text:p>
          </table:table-cell>
          <table:table-cell table:formula="of:=[.A103]+[.B103]" office:value-type="currency" office:currency="USD" office:value="2759.1805873929" calcext:value-type="currency">
            <text:p>$2,759.18</text:p>
          </table:table-cell>
          <table:table-cell table:number-columns-repeated="1021"/>
        </table:table-row>
        <table:table-row table:style-name="ro2">
          <table:table-cell table:formula="of:=[.C103]" office:value-type="currency" office:currency="USD" office:value="2759.1805873929" calcext:value-type="currency">
            <text:p>$2,759.18</text:p>
          </table:table-cell>
          <table:table-cell table:formula="of:=[.A104]*1%" office:value-type="currency" office:currency="USD" office:value="27.591805873929" calcext:value-type="currency">
            <text:p>$27.59</text:p>
          </table:table-cell>
          <table:table-cell table:formula="of:=[.A104]+[.B104]" office:value-type="currency" office:currency="USD" office:value="2786.77239326683" calcext:value-type="currency">
            <text:p>$2,786.77</text:p>
          </table:table-cell>
          <table:table-cell table:number-columns-repeated="1021"/>
        </table:table-row>
        <table:table-row table:style-name="ro2">
          <table:table-cell table:formula="of:=[.C104]" office:value-type="currency" office:currency="USD" office:value="2786.77239326683" calcext:value-type="currency">
            <text:p>$2,786.77</text:p>
          </table:table-cell>
          <table:table-cell table:formula="of:=[.A105]*1%" office:value-type="currency" office:currency="USD" office:value="27.8677239326683" calcext:value-type="currency">
            <text:p>$27.87</text:p>
          </table:table-cell>
          <table:table-cell table:formula="of:=[.A105]+[.B105]" office:value-type="currency" office:currency="USD" office:value="2814.6401171995" calcext:value-type="currency">
            <text:p>$2,814.64</text:p>
          </table:table-cell>
          <table:table-cell table:number-columns-repeated="1021"/>
        </table:table-row>
        <table:table-row table:style-name="ro2">
          <table:table-cell table:formula="of:=[.C105]" office:value-type="currency" office:currency="USD" office:value="2814.6401171995" calcext:value-type="currency">
            <text:p>$2,814.64</text:p>
          </table:table-cell>
          <table:table-cell table:formula="of:=[.A106]*1%" office:value-type="currency" office:currency="USD" office:value="28.146401171995" calcext:value-type="currency">
            <text:p>$28.15</text:p>
          </table:table-cell>
          <table:table-cell table:formula="of:=[.A106]+[.B106]" office:value-type="currency" office:currency="USD" office:value="2842.78651837149" calcext:value-type="currency">
            <text:p>$2,842.79</text:p>
          </table:table-cell>
          <table:table-cell table:number-columns-repeated="1021"/>
        </table:table-row>
        <table:table-row table:style-name="ro2">
          <table:table-cell table:formula="of:=[.C106]" office:value-type="currency" office:currency="USD" office:value="2842.78651837149" calcext:value-type="currency">
            <text:p>$2,842.79</text:p>
          </table:table-cell>
          <table:table-cell table:formula="of:=[.A107]*1%" office:value-type="currency" office:currency="USD" office:value="28.4278651837149" calcext:value-type="currency">
            <text:p>$28.43</text:p>
          </table:table-cell>
          <table:table-cell table:formula="of:=[.A107]+[.B107]" office:value-type="currency" office:currency="USD" office:value="2871.2143835552" calcext:value-type="currency">
            <text:p>$2,871.21</text:p>
          </table:table-cell>
          <table:table-cell table:number-columns-repeated="1021"/>
        </table:table-row>
        <table:table-row table:style-name="ro2">
          <table:table-cell table:formula="of:=[.C107]" office:value-type="currency" office:currency="USD" office:value="2871.2143835552" calcext:value-type="currency">
            <text:p>$2,871.21</text:p>
          </table:table-cell>
          <table:table-cell table:formula="of:=[.A108]*1%" office:value-type="currency" office:currency="USD" office:value="28.712143835552" calcext:value-type="currency">
            <text:p>$28.71</text:p>
          </table:table-cell>
          <table:table-cell table:formula="of:=[.A108]+[.B108]" office:value-type="currency" office:currency="USD" office:value="2899.92652739076" calcext:value-type="currency">
            <text:p>$2,899.93</text:p>
          </table:table-cell>
          <table:table-cell table:number-columns-repeated="1021"/>
        </table:table-row>
        <table:table-row table:style-name="ro2">
          <table:table-cell table:formula="of:=[.C108]" office:value-type="currency" office:currency="USD" office:value="2899.92652739076" calcext:value-type="currency">
            <text:p>$2,899.93</text:p>
          </table:table-cell>
          <table:table-cell table:formula="of:=[.A109]*1%" office:value-type="currency" office:currency="USD" office:value="28.9992652739076" calcext:value-type="currency">
            <text:p>$29.00</text:p>
          </table:table-cell>
          <table:table-cell table:formula="of:=[.A109]+[.B109]" office:value-type="currency" office:currency="USD" office:value="2928.92579266466" calcext:value-type="currency">
            <text:p>$2,928.93</text:p>
          </table:table-cell>
          <table:table-cell table:number-columns-repeated="1021"/>
        </table:table-row>
        <table:table-row table:style-name="ro2">
          <table:table-cell table:formula="of:=[.C109]" office:value-type="currency" office:currency="USD" office:value="2928.92579266466" calcext:value-type="currency">
            <text:p>$2,928.93</text:p>
          </table:table-cell>
          <table:table-cell table:formula="of:=[.A110]*1%" office:value-type="currency" office:currency="USD" office:value="29.2892579266466" calcext:value-type="currency">
            <text:p>$29.29</text:p>
          </table:table-cell>
          <table:table-cell table:formula="of:=[.A110]+[.B110]" office:value-type="currency" office:currency="USD" office:value="2958.21505059131" calcext:value-type="currency">
            <text:p>$2,958.22</text:p>
          </table:table-cell>
          <table:table-cell table:number-columns-repeated="1021"/>
        </table:table-row>
        <table:table-row table:style-name="ro2">
          <table:table-cell table:formula="of:=[.C110]" office:value-type="currency" office:currency="USD" office:value="2958.21505059131" calcext:value-type="currency">
            <text:p>$2,958.22</text:p>
          </table:table-cell>
          <table:table-cell table:formula="of:=[.A111]*1%" office:value-type="currency" office:currency="USD" office:value="29.5821505059131" calcext:value-type="currency">
            <text:p>$29.58</text:p>
          </table:table-cell>
          <table:table-cell table:formula="of:=[.A111]+[.B111]" office:value-type="currency" office:currency="USD" office:value="2987.79720109722" calcext:value-type="currency">
            <text:p>$2,987.80</text:p>
          </table:table-cell>
          <table:table-cell table:number-columns-repeated="1021"/>
        </table:table-row>
        <table:table-row table:style-name="ro2">
          <table:table-cell table:formula="of:=[.C111]" office:value-type="currency" office:currency="USD" office:value="2987.79720109722" calcext:value-type="currency">
            <text:p>$2,987.80</text:p>
          </table:table-cell>
          <table:table-cell table:formula="of:=[.A112]*1%" office:value-type="currency" office:currency="USD" office:value="29.8779720109722" calcext:value-type="currency">
            <text:p>$29.88</text:p>
          </table:table-cell>
          <table:table-cell table:formula="of:=[.A112]+[.B112]" office:value-type="currency" office:currency="USD" office:value="3017.6751731082" calcext:value-type="currency">
            <text:p>$3,017.68</text:p>
          </table:table-cell>
          <table:table-cell table:number-columns-repeated="1021"/>
        </table:table-row>
        <table:table-row table:style-name="ro2">
          <table:table-cell table:formula="of:=[.C112]" office:value-type="currency" office:currency="USD" office:value="3017.6751731082" calcext:value-type="currency">
            <text:p>$3,017.68</text:p>
          </table:table-cell>
          <table:table-cell table:formula="of:=[.A113]*1%" office:value-type="currency" office:currency="USD" office:value="30.176751731082" calcext:value-type="currency">
            <text:p>$30.18</text:p>
          </table:table-cell>
          <table:table-cell table:formula="of:=[.A113]+[.B113]" office:value-type="currency" office:currency="USD" office:value="3047.85192483928" calcext:value-type="currency">
            <text:p>$3,047.85</text:p>
          </table:table-cell>
          <table:table-cell table:number-columns-repeated="1021"/>
        </table:table-row>
        <table:table-row table:style-name="ro2">
          <table:table-cell table:formula="of:=[.C113]" office:value-type="currency" office:currency="USD" office:value="3047.85192483928" calcext:value-type="currency">
            <text:p>$3,047.85</text:p>
          </table:table-cell>
          <table:table-cell table:formula="of:=[.A114]*1%" office:value-type="currency" office:currency="USD" office:value="30.4785192483928" calcext:value-type="currency">
            <text:p>$30.48</text:p>
          </table:table-cell>
          <table:table-cell table:formula="of:=[.A114]+[.B114]" office:value-type="currency" office:currency="USD" office:value="3078.33044408767" calcext:value-type="currency">
            <text:p>$3,078.33</text:p>
          </table:table-cell>
          <table:table-cell table:number-columns-repeated="1021"/>
        </table:table-row>
        <table:table-row table:style-name="ro2">
          <table:table-cell table:formula="of:=[.C114]" office:value-type="currency" office:currency="USD" office:value="3078.33044408767" calcext:value-type="currency">
            <text:p>$3,078.33</text:p>
          </table:table-cell>
          <table:table-cell table:formula="of:=[.A115]*1%" office:value-type="currency" office:currency="USD" office:value="30.7833044408767" calcext:value-type="currency">
            <text:p>$30.78</text:p>
          </table:table-cell>
          <table:table-cell table:formula="of:=[.A115]+[.B115]" office:value-type="currency" office:currency="USD" office:value="3109.11374852855" calcext:value-type="currency">
            <text:p>$3,109.11</text:p>
          </table:table-cell>
          <table:table-cell table:number-columns-repeated="1021"/>
        </table:table-row>
        <table:table-row table:style-name="ro2">
          <table:table-cell table:formula="of:=[.C115]" office:value-type="currency" office:currency="USD" office:value="3109.11374852855" calcext:value-type="currency">
            <text:p>$3,109.11</text:p>
          </table:table-cell>
          <table:table-cell table:formula="of:=[.A116]*1%" office:value-type="currency" office:currency="USD" office:value="31.0911374852855" calcext:value-type="currency">
            <text:p>$31.09</text:p>
          </table:table-cell>
          <table:table-cell table:formula="of:=[.A116]+[.B116]" office:value-type="currency" office:currency="USD" office:value="3140.20488601383" calcext:value-type="currency">
            <text:p>$3,140.20</text:p>
          </table:table-cell>
          <table:table-cell table:number-columns-repeated="1021"/>
        </table:table-row>
        <table:table-row table:style-name="ro2">
          <table:table-cell table:formula="of:=[.C116]" office:value-type="currency" office:currency="USD" office:value="3140.20488601383" calcext:value-type="currency">
            <text:p>$3,140.20</text:p>
          </table:table-cell>
          <table:table-cell table:formula="of:=[.A117]*1%" office:value-type="currency" office:currency="USD" office:value="31.4020488601383" calcext:value-type="currency">
            <text:p>$31.40</text:p>
          </table:table-cell>
          <table:table-cell table:formula="of:=[.A117]+[.B117]" office:value-type="currency" office:currency="USD" office:value="3171.60693487397" calcext:value-type="currency">
            <text:p>$3,171.61</text:p>
          </table:table-cell>
          <table:table-cell table:number-columns-repeated="1021"/>
        </table:table-row>
        <table:table-row table:style-name="ro2">
          <table:table-cell table:formula="of:=[.C117]" office:value-type="currency" office:currency="USD" office:value="3171.60693487397" calcext:value-type="currency">
            <text:p>$3,171.61</text:p>
          </table:table-cell>
          <table:table-cell table:formula="of:=[.A118]*1%" office:value-type="currency" office:currency="USD" office:value="31.7160693487397" calcext:value-type="currency">
            <text:p>$31.72</text:p>
          </table:table-cell>
          <table:table-cell table:formula="of:=[.A118]+[.B118]" office:value-type="currency" office:currency="USD" office:value="3203.32300422271" calcext:value-type="currency">
            <text:p>$3,203.32</text:p>
          </table:table-cell>
          <table:table-cell table:number-columns-repeated="1021"/>
        </table:table-row>
        <table:table-row table:style-name="ro2">
          <table:table-cell table:formula="of:=[.C118]" office:value-type="currency" office:currency="USD" office:value="3203.32300422271" calcext:value-type="currency">
            <text:p>$3,203.32</text:p>
          </table:table-cell>
          <table:table-cell table:formula="of:=[.A119]*1%" office:value-type="currency" office:currency="USD" office:value="32.0332300422271" calcext:value-type="currency">
            <text:p>$32.03</text:p>
          </table:table-cell>
          <table:table-cell table:formula="of:=[.A119]+[.B119]" office:value-type="currency" office:currency="USD" office:value="3235.35623426494" calcext:value-type="currency">
            <text:p>$3,235.36</text:p>
          </table:table-cell>
          <table:table-cell table:number-columns-repeated="1021"/>
        </table:table-row>
        <table:table-row table:style-name="ro2">
          <table:table-cell table:formula="of:=[.C119]" office:value-type="currency" office:currency="USD" office:value="3235.35623426494" calcext:value-type="currency">
            <text:p>$3,235.36</text:p>
          </table:table-cell>
          <table:table-cell table:formula="of:=[.A120]*1%" office:value-type="currency" office:currency="USD" office:value="32.3535623426494" calcext:value-type="currency">
            <text:p>$32.35</text:p>
          </table:table-cell>
          <table:table-cell table:formula="of:=[.A120]+[.B120]" office:value-type="currency" office:currency="USD" office:value="3267.70979660759" calcext:value-type="currency">
            <text:p>$3,267.71</text:p>
          </table:table-cell>
          <table:table-cell table:number-columns-repeated="1021"/>
        </table:table-row>
        <table:table-row table:style-name="ro2">
          <table:table-cell table:formula="of:=[.C120]" office:value-type="currency" office:currency="USD" office:value="3267.70979660759" calcext:value-type="currency">
            <text:p>$3,267.71</text:p>
          </table:table-cell>
          <table:table-cell table:formula="of:=[.A121]*1%" office:value-type="currency" office:currency="USD" office:value="32.6770979660759" calcext:value-type="currency">
            <text:p>$32.68</text:p>
          </table:table-cell>
          <table:table-cell table:formula="of:=[.A121]+[.B121]" office:value-type="currency" office:currency="USD" office:value="3300.38689457366" calcext:value-type="currency">
            <text:p>$3,300.39</text:p>
          </table:table-cell>
          <table:table-cell table:number-columns-repeated="1021"/>
        </table:table-row>
        <table:table-row table:style-name="ro2">
          <table:table-cell table:formula="of:=[.C121]" office:value-type="currency" office:currency="USD" office:value="3300.38689457366" calcext:value-type="currency">
            <text:p>$3,300.39</text:p>
          </table:table-cell>
          <table:table-cell table:formula="of:=[.A122]*1%" office:value-type="currency" office:currency="USD" office:value="33.0038689457366" calcext:value-type="currency">
            <text:p>$33.00</text:p>
          </table:table-cell>
          <table:table-cell table:formula="of:=[.A122]+[.B122]" office:value-type="currency" office:currency="USD" office:value="3333.3907635194" calcext:value-type="currency">
            <text:p>$3,333.39</text:p>
          </table:table-cell>
          <table:table-cell table:number-columns-repeated="1021"/>
        </table:table-row>
        <table:table-row table:style-name="ro2">
          <table:table-cell table:formula="of:=[.C122]" office:value-type="currency" office:currency="USD" office:value="3333.3907635194" calcext:value-type="currency">
            <text:p>$3,333.39</text:p>
          </table:table-cell>
          <table:table-cell table:formula="of:=[.A123]*1%" office:value-type="currency" office:currency="USD" office:value="33.333907635194" calcext:value-type="currency">
            <text:p>$33.33</text:p>
          </table:table-cell>
          <table:table-cell table:formula="of:=[.A123]+[.B123]" office:value-type="currency" office:currency="USD" office:value="3366.72467115459" calcext:value-type="currency">
            <text:p>$3,366.72</text:p>
          </table:table-cell>
          <table:table-cell table:number-columns-repeated="1021"/>
        </table:table-row>
        <table:table-row table:style-name="ro2">
          <table:table-cell table:formula="of:=[.C123]" office:value-type="currency" office:currency="USD" office:value="3366.72467115459" calcext:value-type="currency">
            <text:p>$3,366.72</text:p>
          </table:table-cell>
          <table:table-cell table:formula="of:=[.A124]*1%" office:value-type="currency" office:currency="USD" office:value="33.6672467115459" calcext:value-type="currency">
            <text:p>$33.67</text:p>
          </table:table-cell>
          <table:table-cell table:formula="of:=[.A124]+[.B124]" office:value-type="currency" office:currency="USD" office:value="3400.39191786614" calcext:value-type="currency">
            <text:p>$3,400.39</text:p>
          </table:table-cell>
          <table:table-cell table:number-columns-repeated="1021"/>
        </table:table-row>
        <table:table-row table:style-name="ro2">
          <table:table-cell table:formula="of:=[.C124]" office:value-type="currency" office:currency="USD" office:value="3400.39191786614" calcext:value-type="currency">
            <text:p>$3,400.39</text:p>
          </table:table-cell>
          <table:table-cell table:formula="of:=[.A125]*1%" office:value-type="currency" office:currency="USD" office:value="34.0039191786614" calcext:value-type="currency">
            <text:p>$34.00</text:p>
          </table:table-cell>
          <table:table-cell table:formula="of:=[.A125]+[.B125]" office:value-type="currency" office:currency="USD" office:value="3434.3958370448" calcext:value-type="currency">
            <text:p>$3,434.40</text:p>
          </table:table-cell>
          <table:table-cell table:number-columns-repeated="1021"/>
        </table:table-row>
        <table:table-row table:style-name="ro2">
          <table:table-cell table:formula="of:=[.C125]" office:value-type="currency" office:currency="USD" office:value="3434.3958370448" calcext:value-type="currency">
            <text:p>$3,434.40</text:p>
          </table:table-cell>
          <table:table-cell table:formula="of:=[.A126]*1%" office:value-type="currency" office:currency="USD" office:value="34.343958370448" calcext:value-type="currency">
            <text:p>$34.34</text:p>
          </table:table-cell>
          <table:table-cell table:formula="of:=[.A126]+[.B126]" office:value-type="currency" office:currency="USD" office:value="3468.73979541525" calcext:value-type="currency">
            <text:p>$3,468.74</text:p>
          </table:table-cell>
          <table:table-cell table:number-columns-repeated="1021"/>
        </table:table-row>
        <table:table-row table:style-name="ro2">
          <table:table-cell table:formula="of:=[.C126]" office:value-type="currency" office:currency="USD" office:value="3468.73979541525" calcext:value-type="currency">
            <text:p>$3,468.74</text:p>
          </table:table-cell>
          <table:table-cell table:formula="of:=[.A127]*1%" office:value-type="currency" office:currency="USD" office:value="34.6873979541525" calcext:value-type="currency">
            <text:p>$34.69</text:p>
          </table:table-cell>
          <table:table-cell table:formula="of:=[.A127]+[.B127]" office:value-type="currency" office:currency="USD" office:value="3503.4271933694" calcext:value-type="currency">
            <text:p>$3,503.43</text:p>
          </table:table-cell>
          <table:table-cell table:number-columns-repeated="1021"/>
        </table:table-row>
        <table:table-row table:style-name="ro2">
          <table:table-cell table:formula="of:=[.C127]" office:value-type="currency" office:currency="USD" office:value="3503.4271933694" calcext:value-type="currency">
            <text:p>$3,503.43</text:p>
          </table:table-cell>
          <table:table-cell table:formula="of:=[.A128]*1%" office:value-type="currency" office:currency="USD" office:value="35.034271933694" calcext:value-type="currency">
            <text:p>$35.03</text:p>
          </table:table-cell>
          <table:table-cell table:formula="of:=[.A128]+[.B128]" office:value-type="currency" office:currency="USD" office:value="3538.4614653031" calcext:value-type="currency">
            <text:p>$3,538.46</text:p>
          </table:table-cell>
          <table:table-cell table:number-columns-repeated="1021"/>
        </table:table-row>
        <table:table-row table:style-name="ro2">
          <table:table-cell table:formula="of:=[.C128]" office:value-type="currency" office:currency="USD" office:value="3538.4614653031" calcext:value-type="currency">
            <text:p>$3,538.46</text:p>
          </table:table-cell>
          <table:table-cell table:formula="of:=[.A129]*1%" office:value-type="currency" office:currency="USD" office:value="35.384614653031" calcext:value-type="currency">
            <text:p>$35.38</text:p>
          </table:table-cell>
          <table:table-cell table:formula="of:=[.A129]+[.B129]" office:value-type="currency" office:currency="USD" office:value="3573.84607995613" calcext:value-type="currency">
            <text:p>$3,573.85</text:p>
          </table:table-cell>
          <table:table-cell table:number-columns-repeated="1021"/>
        </table:table-row>
        <table:table-row table:style-name="ro2">
          <table:table-cell table:formula="of:=[.C129]" office:value-type="currency" office:currency="USD" office:value="3573.84607995613" calcext:value-type="currency">
            <text:p>$3,573.85</text:p>
          </table:table-cell>
          <table:table-cell table:formula="of:=[.A130]*1%" office:value-type="currency" office:currency="USD" office:value="35.7384607995613" calcext:value-type="currency">
            <text:p>$35.74</text:p>
          </table:table-cell>
          <table:table-cell table:formula="of:=[.A130]+[.B130]" office:value-type="currency" office:currency="USD" office:value="3609.58454075569" calcext:value-type="currency">
            <text:p>$3,609.58</text:p>
          </table:table-cell>
          <table:table-cell table:number-columns-repeated="1021"/>
        </table:table-row>
        <table:table-row table:style-name="ro2">
          <table:table-cell table:formula="of:=[.C130]" office:value-type="currency" office:currency="USD" office:value="3609.58454075569" calcext:value-type="currency">
            <text:p>$3,609.58</text:p>
          </table:table-cell>
          <table:table-cell table:formula="of:=[.A131]*1%" office:value-type="currency" office:currency="USD" office:value="36.0958454075569" calcext:value-type="currency">
            <text:p>$36.10</text:p>
          </table:table-cell>
          <table:table-cell table:formula="of:=[.A131]+[.B131]" office:value-type="currency" office:currency="USD" office:value="3645.68038616324" calcext:value-type="currency">
            <text:p>$3,645.68</text:p>
          </table:table-cell>
          <table:table-cell table:number-columns-repeated="1021"/>
        </table:table-row>
        <table:table-row table:style-name="ro2">
          <table:table-cell table:formula="of:=[.C131]" office:value-type="currency" office:currency="USD" office:value="3645.68038616324" calcext:value-type="currency">
            <text:p>$3,645.68</text:p>
          </table:table-cell>
          <table:table-cell table:formula="of:=[.A132]*1%" office:value-type="currency" office:currency="USD" office:value="36.4568038616324" calcext:value-type="currency">
            <text:p>$36.46</text:p>
          </table:table-cell>
          <table:table-cell table:formula="of:=[.A132]+[.B132]" office:value-type="currency" office:currency="USD" office:value="3682.13719002488" calcext:value-type="currency">
            <text:p>$3,682.14</text:p>
          </table:table-cell>
          <table:table-cell table:number-columns-repeated="1021"/>
        </table:table-row>
        <table:table-row table:style-name="ro2">
          <table:table-cell table:formula="of:=[.C132]" office:value-type="currency" office:currency="USD" office:value="3682.13719002488" calcext:value-type="currency">
            <text:p>$3,682.14</text:p>
          </table:table-cell>
          <table:table-cell table:formula="of:=[.A133]*1%" office:value-type="currency" office:currency="USD" office:value="36.8213719002488" calcext:value-type="currency">
            <text:p>$36.82</text:p>
          </table:table-cell>
          <table:table-cell table:formula="of:=[.A133]+[.B133]" office:value-type="currency" office:currency="USD" office:value="3718.95856192513" calcext:value-type="currency">
            <text:p>$3,718.96</text:p>
          </table:table-cell>
          <table:table-cell table:number-columns-repeated="1021"/>
        </table:table-row>
        <table:table-row table:style-name="ro2">
          <table:table-cell table:formula="of:=[.C133]" office:value-type="currency" office:currency="USD" office:value="3718.95856192513" calcext:value-type="currency">
            <text:p>$3,718.96</text:p>
          </table:table-cell>
          <table:table-cell table:formula="of:=[.A134]*1%" office:value-type="currency" office:currency="USD" office:value="37.1895856192513" calcext:value-type="currency">
            <text:p>$37.19</text:p>
          </table:table-cell>
          <table:table-cell table:formula="of:=[.A134]+[.B134]" office:value-type="currency" office:currency="USD" office:value="3756.14814754438" calcext:value-type="currency">
            <text:p>$3,756.15</text:p>
          </table:table-cell>
          <table:table-cell table:number-columns-repeated="1021"/>
        </table:table-row>
        <table:table-row table:style-name="ro2">
          <table:table-cell table:formula="of:=[.C134]" office:value-type="currency" office:currency="USD" office:value="3756.14814754438" calcext:value-type="currency">
            <text:p>$3,756.15</text:p>
          </table:table-cell>
          <table:table-cell table:formula="of:=[.A135]*1%" office:value-type="currency" office:currency="USD" office:value="37.5614814754438" calcext:value-type="currency">
            <text:p>$37.56</text:p>
          </table:table-cell>
          <table:table-cell table:formula="of:=[.A135]+[.B135]" office:value-type="currency" office:currency="USD" office:value="3793.70962901982" calcext:value-type="currency">
            <text:p>$3,793.71</text:p>
          </table:table-cell>
          <table:table-cell table:number-columns-repeated="1021"/>
        </table:table-row>
        <table:table-row table:style-name="ro2">
          <table:table-cell table:formula="of:=[.C135]" office:value-type="currency" office:currency="USD" office:value="3793.70962901982" calcext:value-type="currency">
            <text:p>$3,793.71</text:p>
          </table:table-cell>
          <table:table-cell table:formula="of:=[.A136]*1%" office:value-type="currency" office:currency="USD" office:value="37.9370962901982" calcext:value-type="currency">
            <text:p>$37.94</text:p>
          </table:table-cell>
          <table:table-cell table:formula="of:=[.A136]+[.B136]" office:value-type="currency" office:currency="USD" office:value="3831.64672531002" calcext:value-type="currency">
            <text:p>$3,831.65</text:p>
          </table:table-cell>
          <table:table-cell table:number-columns-repeated="1021"/>
        </table:table-row>
        <table:table-row table:style-name="ro2">
          <table:table-cell table:formula="of:=[.C136]" office:value-type="currency" office:currency="USD" office:value="3831.64672531002" calcext:value-type="currency">
            <text:p>$3,831.65</text:p>
          </table:table-cell>
          <table:table-cell table:formula="of:=[.A137]*1%" office:value-type="currency" office:currency="USD" office:value="38.3164672531002" calcext:value-type="currency">
            <text:p>$38.32</text:p>
          </table:table-cell>
          <table:table-cell table:formula="of:=[.A137]+[.B137]" office:value-type="currency" office:currency="USD" office:value="3869.96319256312" calcext:value-type="currency">
            <text:p>$3,869.96</text:p>
          </table:table-cell>
          <table:table-cell table:number-columns-repeated="1021"/>
        </table:table-row>
        <table:table-row table:style-name="ro2">
          <table:table-cell table:formula="of:=[.C137]" office:value-type="currency" office:currency="USD" office:value="3869.96319256312" calcext:value-type="currency">
            <text:p>$3,869.96</text:p>
          </table:table-cell>
          <table:table-cell table:formula="of:=[.A138]*1%" office:value-type="currency" office:currency="USD" office:value="38.6996319256312" calcext:value-type="currency">
            <text:p>$38.70</text:p>
          </table:table-cell>
          <table:table-cell table:formula="of:=[.A138]+[.B138]" office:value-type="currency" office:currency="USD" office:value="3908.66282448875" calcext:value-type="currency">
            <text:p>$3,908.66</text:p>
          </table:table-cell>
          <table:table-cell table:number-columns-repeated="1021"/>
        </table:table-row>
        <table:table-row table:style-name="ro2">
          <table:table-cell table:formula="of:=[.C138]" office:value-type="currency" office:currency="USD" office:value="3908.66282448875" calcext:value-type="currency">
            <text:p>$3,908.66</text:p>
          </table:table-cell>
          <table:table-cell table:formula="of:=[.A139]*1%" office:value-type="currency" office:currency="USD" office:value="39.0866282448875" calcext:value-type="currency">
            <text:p>$39.09</text:p>
          </table:table-cell>
          <table:table-cell table:formula="of:=[.A139]+[.B139]" office:value-type="currency" office:currency="USD" office:value="3947.74945273364" calcext:value-type="currency">
            <text:p>$3,947.75</text:p>
          </table:table-cell>
          <table:table-cell table:number-columns-repeated="1021"/>
        </table:table-row>
        <table:table-row table:style-name="ro2">
          <table:table-cell table:formula="of:=[.C139]" office:value-type="currency" office:currency="USD" office:value="3947.74945273364" calcext:value-type="currency">
            <text:p>$3,947.75</text:p>
          </table:table-cell>
          <table:table-cell table:formula="of:=[.A140]*1%" office:value-type="currency" office:currency="USD" office:value="39.4774945273364" calcext:value-type="currency">
            <text:p>$39.48</text:p>
          </table:table-cell>
          <table:table-cell table:formula="of:=[.A140]+[.B140]" office:value-type="currency" office:currency="USD" office:value="3987.22694726098" calcext:value-type="currency">
            <text:p>$3,987.23</text:p>
          </table:table-cell>
          <table:table-cell table:number-columns-repeated="1021"/>
        </table:table-row>
        <table:table-row table:style-name="ro2">
          <table:table-cell table:formula="of:=[.C140]" office:value-type="currency" office:currency="USD" office:value="3987.22694726098" calcext:value-type="currency">
            <text:p>$3,987.23</text:p>
          </table:table-cell>
          <table:table-cell table:formula="of:=[.A141]*1%" office:value-type="currency" office:currency="USD" office:value="39.8722694726098" calcext:value-type="currency">
            <text:p>$39.87</text:p>
          </table:table-cell>
          <table:table-cell table:formula="of:=[.A141]+[.B141]" office:value-type="currency" office:currency="USD" office:value="4027.09921673358" calcext:value-type="currency">
            <text:p>$4,027.10</text:p>
          </table:table-cell>
          <table:table-cell table:number-columns-repeated="1021"/>
        </table:table-row>
        <table:table-row table:style-name="ro2">
          <table:table-cell table:formula="of:=[.C141]" office:value-type="currency" office:currency="USD" office:value="4027.09921673358" calcext:value-type="currency">
            <text:p>$4,027.10</text:p>
          </table:table-cell>
          <table:table-cell table:formula="of:=[.A142]*1%" office:value-type="currency" office:currency="USD" office:value="40.2709921673358" calcext:value-type="currency">
            <text:p>$40.27</text:p>
          </table:table-cell>
          <table:table-cell table:formula="of:=[.A142]+[.B142]" office:value-type="currency" office:currency="USD" office:value="4067.37020890092" calcext:value-type="currency">
            <text:p>$4,067.37</text:p>
          </table:table-cell>
          <table:table-cell table:number-columns-repeated="1021"/>
        </table:table-row>
        <table:table-row table:style-name="ro2">
          <table:table-cell table:formula="of:=[.C142]" office:value-type="currency" office:currency="USD" office:value="4067.37020890092" calcext:value-type="currency">
            <text:p>$4,067.37</text:p>
          </table:table-cell>
          <table:table-cell table:formula="of:=[.A143]*1%" office:value-type="currency" office:currency="USD" office:value="40.6737020890092" calcext:value-type="currency">
            <text:p>$40.67</text:p>
          </table:table-cell>
          <table:table-cell table:formula="of:=[.A143]+[.B143]" office:value-type="currency" office:currency="USD" office:value="4108.04391098993" calcext:value-type="currency">
            <text:p>$4,108.04</text:p>
          </table:table-cell>
          <table:table-cell table:number-columns-repeated="1021"/>
        </table:table-row>
        <table:table-row table:style-name="ro2">
          <table:table-cell table:formula="of:=[.C143]" office:value-type="currency" office:currency="USD" office:value="4108.04391098993" calcext:value-type="currency">
            <text:p>$4,108.04</text:p>
          </table:table-cell>
          <table:table-cell table:formula="of:=[.A144]*1%" office:value-type="currency" office:currency="USD" office:value="41.0804391098993" calcext:value-type="currency">
            <text:p>$41.08</text:p>
          </table:table-cell>
          <table:table-cell table:formula="of:=[.A144]+[.B144]" office:value-type="currency" office:currency="USD" office:value="4149.12435009983" calcext:value-type="currency">
            <text:p>$4,149.12</text:p>
          </table:table-cell>
          <table:table-cell table:number-columns-repeated="1021"/>
        </table:table-row>
        <table:table-row table:style-name="ro2">
          <table:table-cell table:formula="of:=[.C144]" office:value-type="currency" office:currency="USD" office:value="4149.12435009983" calcext:value-type="currency">
            <text:p>$4,149.12</text:p>
          </table:table-cell>
          <table:table-cell table:formula="of:=[.A145]*1%" office:value-type="currency" office:currency="USD" office:value="41.4912435009983" calcext:value-type="currency">
            <text:p>$41.49</text:p>
          </table:table-cell>
          <table:table-cell table:formula="of:=[.A145]+[.B145]" office:value-type="currency" office:currency="USD" office:value="4190.61559360083" calcext:value-type="currency">
            <text:p>$4,190.62</text:p>
          </table:table-cell>
          <table:table-cell table:number-columns-repeated="1021"/>
        </table:table-row>
        <table:table-row table:style-name="ro2">
          <table:table-cell table:formula="of:=[.C145]" office:value-type="currency" office:currency="USD" office:value="4190.61559360083" calcext:value-type="currency">
            <text:p>$4,190.62</text:p>
          </table:table-cell>
          <table:table-cell table:formula="of:=[.A146]*1%" office:value-type="currency" office:currency="USD" office:value="41.9061559360083" calcext:value-type="currency">
            <text:p>$41.91</text:p>
          </table:table-cell>
          <table:table-cell table:formula="of:=[.A146]+[.B146]" office:value-type="currency" office:currency="USD" office:value="4232.52174953684" calcext:value-type="currency">
            <text:p>$4,232.52</text:p>
          </table:table-cell>
          <table:table-cell table:number-columns-repeated="1021"/>
        </table:table-row>
        <table:table-row table:style-name="ro2">
          <table:table-cell table:formula="of:=[.C146]" office:value-type="currency" office:currency="USD" office:value="4232.52174953684" calcext:value-type="currency">
            <text:p>$4,232.52</text:p>
          </table:table-cell>
          <table:table-cell table:formula="of:=[.A147]*1%" office:value-type="currency" office:currency="USD" office:value="42.3252174953683" calcext:value-type="currency">
            <text:p>$42.33</text:p>
          </table:table-cell>
          <table:table-cell table:formula="of:=[.A147]+[.B147]" office:value-type="currency" office:currency="USD" office:value="4274.8469670322" calcext:value-type="currency">
            <text:p>$4,274.85</text:p>
          </table:table-cell>
          <table:table-cell table:number-columns-repeated="1021"/>
        </table:table-row>
        <table:table-row table:style-name="ro2">
          <table:table-cell table:formula="of:=[.C147]" office:value-type="currency" office:currency="USD" office:value="4274.8469670322" calcext:value-type="currency">
            <text:p>$4,274.85</text:p>
          </table:table-cell>
          <table:table-cell table:formula="of:=[.A148]*1%" office:value-type="currency" office:currency="USD" office:value="42.748469670322" calcext:value-type="currency">
            <text:p>$42.75</text:p>
          </table:table-cell>
          <table:table-cell table:formula="of:=[.A148]+[.B148]" office:value-type="currency" office:currency="USD" office:value="4317.59543670253" calcext:value-type="currency">
            <text:p>$4,317.60</text:p>
          </table:table-cell>
          <table:table-cell table:number-columns-repeated="1021"/>
        </table:table-row>
        <table:table-row table:style-name="ro2">
          <table:table-cell table:formula="of:=[.C148]" office:value-type="currency" office:currency="USD" office:value="4317.59543670253" calcext:value-type="currency">
            <text:p>$4,317.60</text:p>
          </table:table-cell>
          <table:table-cell table:formula="of:=[.A149]*1%" office:value-type="currency" office:currency="USD" office:value="43.1759543670253" calcext:value-type="currency">
            <text:p>$43.18</text:p>
          </table:table-cell>
          <table:table-cell table:formula="of:=[.A149]+[.B149]" office:value-type="currency" office:currency="USD" office:value="4360.77139106955" calcext:value-type="currency">
            <text:p>$4,360.77</text:p>
          </table:table-cell>
          <table:table-cell table:number-columns-repeated="1021"/>
        </table:table-row>
        <table:table-row table:style-name="ro2">
          <table:table-cell table:formula="of:=[.C149]" office:value-type="currency" office:currency="USD" office:value="4360.77139106955" calcext:value-type="currency">
            <text:p>$4,360.77</text:p>
          </table:table-cell>
          <table:table-cell table:formula="of:=[.A150]*1%" office:value-type="currency" office:currency="USD" office:value="43.6077139106955" calcext:value-type="currency">
            <text:p>$43.61</text:p>
          </table:table-cell>
          <table:table-cell table:formula="of:=[.A150]+[.B150]" office:value-type="currency" office:currency="USD" office:value="4404.37910498025" calcext:value-type="currency">
            <text:p>$4,404.38</text:p>
          </table:table-cell>
          <table:table-cell table:number-columns-repeated="1021"/>
        </table:table-row>
        <table:table-row table:style-name="ro2">
          <table:table-cell table:formula="of:=[.C150]" office:value-type="currency" office:currency="USD" office:value="4404.37910498025" calcext:value-type="currency">
            <text:p>$4,404.38</text:p>
          </table:table-cell>
          <table:table-cell table:formula="of:=[.A151]*1%" office:value-type="currency" office:currency="USD" office:value="44.0437910498025" calcext:value-type="currency">
            <text:p>$44.04</text:p>
          </table:table-cell>
          <table:table-cell table:formula="of:=[.A151]+[.B151]" office:value-type="currency" office:currency="USD" office:value="4448.42289603005" calcext:value-type="currency">
            <text:p>$4,448.42</text:p>
          </table:table-cell>
          <table:table-cell table:number-columns-repeated="1021"/>
        </table:table-row>
        <table:table-row table:style-name="ro2">
          <table:table-cell table:formula="of:=[.C151]" office:value-type="currency" office:currency="USD" office:value="4448.42289603005" calcext:value-type="currency">
            <text:p>$4,448.42</text:p>
          </table:table-cell>
          <table:table-cell table:formula="of:=[.A152]*1%" office:value-type="currency" office:currency="USD" office:value="44.4842289603005" calcext:value-type="currency">
            <text:p>$44.48</text:p>
          </table:table-cell>
          <table:table-cell table:formula="of:=[.A152]+[.B152]" office:value-type="currency" office:currency="USD" office:value="4492.90712499035" calcext:value-type="currency">
            <text:p>$4,492.91</text:p>
          </table:table-cell>
          <table:table-cell table:number-columns-repeated="1021"/>
        </table:table-row>
        <table:table-row table:style-name="ro2">
          <table:table-cell table:formula="of:=[.C152]" office:value-type="currency" office:currency="USD" office:value="4492.90712499035" calcext:value-type="currency">
            <text:p>$4,492.91</text:p>
          </table:table-cell>
          <table:table-cell table:formula="of:=[.A153]*1%" office:value-type="currency" office:currency="USD" office:value="44.9290712499035" calcext:value-type="currency">
            <text:p>$44.93</text:p>
          </table:table-cell>
          <table:table-cell table:formula="of:=[.A153]+[.B153]" office:value-type="currency" office:currency="USD" office:value="4537.83619624025" calcext:value-type="currency">
            <text:p>$4,537.84</text:p>
          </table:table-cell>
          <table:table-cell table:number-columns-repeated="1021"/>
        </table:table-row>
        <table:table-row table:style-name="ro2">
          <table:table-cell table:formula="of:=[.C153]" office:value-type="currency" office:currency="USD" office:value="4537.83619624025" calcext:value-type="currency">
            <text:p>$4,537.84</text:p>
          </table:table-cell>
          <table:table-cell table:formula="of:=[.A154]*1%" office:value-type="currency" office:currency="USD" office:value="45.3783619624025" calcext:value-type="currency">
            <text:p>$45.38</text:p>
          </table:table-cell>
          <table:table-cell table:formula="of:=[.A154]+[.B154]" office:value-type="currency" office:currency="USD" office:value="4583.21455820265" calcext:value-type="currency">
            <text:p>$4,583.21</text:p>
          </table:table-cell>
          <table:table-cell table:number-columns-repeated="1021"/>
        </table:table-row>
        <table:table-row table:style-name="ro2">
          <table:table-cell table:formula="of:=[.C154]" office:value-type="currency" office:currency="USD" office:value="4583.21455820265" calcext:value-type="currency">
            <text:p>$4,583.21</text:p>
          </table:table-cell>
          <table:table-cell table:formula="of:=[.A155]*1%" office:value-type="currency" office:currency="USD" office:value="45.8321455820265" calcext:value-type="currency">
            <text:p>$45.83</text:p>
          </table:table-cell>
          <table:table-cell table:formula="of:=[.A155]+[.B155]" office:value-type="currency" office:currency="USD" office:value="4629.04670378468" calcext:value-type="currency">
            <text:p>$4,629.05</text:p>
          </table:table-cell>
          <table:table-cell table:number-columns-repeated="1021"/>
        </table:table-row>
        <table:table-row table:style-name="ro2">
          <table:table-cell table:formula="of:=[.C155]" office:value-type="currency" office:currency="USD" office:value="4629.04670378468" calcext:value-type="currency">
            <text:p>$4,629.05</text:p>
          </table:table-cell>
          <table:table-cell table:formula="of:=[.A156]*1%" office:value-type="currency" office:currency="USD" office:value="46.2904670378468" calcext:value-type="currency">
            <text:p>$46.29</text:p>
          </table:table-cell>
          <table:table-cell table:formula="of:=[.A156]+[.B156]" office:value-type="currency" office:currency="USD" office:value="4675.33717082253" calcext:value-type="currency">
            <text:p>$4,675.34</text:p>
          </table:table-cell>
          <table:table-cell table:number-columns-repeated="1021"/>
        </table:table-row>
        <table:table-row table:style-name="ro2">
          <table:table-cell table:formula="of:=[.C156]" office:value-type="currency" office:currency="USD" office:value="4675.33717082253" calcext:value-type="currency">
            <text:p>$4,675.34</text:p>
          </table:table-cell>
          <table:table-cell table:formula="of:=[.A157]*1%" office:value-type="currency" office:currency="USD" office:value="46.7533717082253" calcext:value-type="currency">
            <text:p>$46.75</text:p>
          </table:table-cell>
          <table:table-cell table:formula="of:=[.A157]+[.B157]" office:value-type="currency" office:currency="USD" office:value="4722.09054253075" calcext:value-type="currency">
            <text:p>$4,722.09</text:p>
          </table:table-cell>
          <table:table-cell table:number-columns-repeated="1021"/>
        </table:table-row>
        <table:table-row table:style-name="ro2">
          <table:table-cell table:formula="of:=[.C157]" office:value-type="currency" office:currency="USD" office:value="4722.09054253075" calcext:value-type="currency">
            <text:p>$4,722.09</text:p>
          </table:table-cell>
          <table:table-cell table:formula="of:=[.A158]*1%" office:value-type="currency" office:currency="USD" office:value="47.2209054253075" calcext:value-type="currency">
            <text:p>$47.22</text:p>
          </table:table-cell>
          <table:table-cell table:formula="of:=[.A158]+[.B158]" office:value-type="currency" office:currency="USD" office:value="4769.31144795606" calcext:value-type="currency">
            <text:p>$4,769.31</text:p>
          </table:table-cell>
          <table:table-cell table:number-columns-repeated="1021"/>
        </table:table-row>
        <table:table-row table:style-name="ro2">
          <table:table-cell table:formula="of:=[.C158]" office:value-type="currency" office:currency="USD" office:value="4769.31144795606" calcext:value-type="currency">
            <text:p>$4,769.31</text:p>
          </table:table-cell>
          <table:table-cell table:formula="of:=[.A159]*1%" office:value-type="currency" office:currency="USD" office:value="47.6931144795606" calcext:value-type="currency">
            <text:p>$47.69</text:p>
          </table:table-cell>
          <table:table-cell table:formula="of:=[.A159]+[.B159]" office:value-type="currency" office:currency="USD" office:value="4817.00456243562" calcext:value-type="currency">
            <text:p>$4,817.00</text:p>
          </table:table-cell>
          <table:table-cell table:number-columns-repeated="1021"/>
        </table:table-row>
        <table:table-row table:style-name="ro2">
          <table:table-cell table:formula="of:=[.C159]" office:value-type="currency" office:currency="USD" office:value="4817.00456243562" calcext:value-type="currency">
            <text:p>$4,817.00</text:p>
          </table:table-cell>
          <table:table-cell table:formula="of:=[.A160]*1%" office:value-type="currency" office:currency="USD" office:value="48.1700456243562" calcext:value-type="currency">
            <text:p>$48.17</text:p>
          </table:table-cell>
          <table:table-cell table:formula="of:=[.A160]+[.B160]" office:value-type="currency" office:currency="USD" office:value="4865.17460805998" calcext:value-type="currency">
            <text:p>$4,865.17</text:p>
          </table:table-cell>
          <table:table-cell table:number-columns-repeated="1021"/>
        </table:table-row>
        <table:table-row table:style-name="ro2">
          <table:table-cell table:formula="of:=[.C160]" office:value-type="currency" office:currency="USD" office:value="4865.17460805998" calcext:value-type="currency">
            <text:p>$4,865.17</text:p>
          </table:table-cell>
          <table:table-cell table:formula="of:=[.A161]*1%" office:value-type="currency" office:currency="USD" office:value="48.6517460805998" calcext:value-type="currency">
            <text:p>$48.65</text:p>
          </table:table-cell>
          <table:table-cell table:formula="of:=[.A161]+[.B161]" office:value-type="currency" office:currency="USD" office:value="4913.82635414058" calcext:value-type="currency">
            <text:p>$4,913.83</text:p>
          </table:table-cell>
          <table:table-cell table:number-columns-repeated="1021"/>
        </table:table-row>
        <table:table-row table:style-name="ro2">
          <table:table-cell table:formula="of:=[.C161]" office:value-type="currency" office:currency="USD" office:value="4913.82635414058" calcext:value-type="currency">
            <text:p>$4,913.83</text:p>
          </table:table-cell>
          <table:table-cell table:formula="of:=[.A162]*1%" office:value-type="currency" office:currency="USD" office:value="49.1382635414058" calcext:value-type="currency">
            <text:p>$49.14</text:p>
          </table:table-cell>
          <table:table-cell table:formula="of:=[.A162]+[.B162]" office:value-type="currency" office:currency="USD" office:value="4962.96461768198" calcext:value-type="currency">
            <text:p>$4,962.96</text:p>
          </table:table-cell>
          <table:table-cell table:number-columns-repeated="1021"/>
        </table:table-row>
        <table:table-row table:style-name="ro2">
          <table:table-cell table:formula="of:=[.C162]" office:value-type="currency" office:currency="USD" office:value="4962.96461768198" calcext:value-type="currency">
            <text:p>$4,962.96</text:p>
          </table:table-cell>
          <table:table-cell table:formula="of:=[.A163]*1%" office:value-type="currency" office:currency="USD" office:value="49.6296461768198" calcext:value-type="currency">
            <text:p>$49.63</text:p>
          </table:table-cell>
          <table:table-cell table:formula="of:=[.A163]+[.B163]" office:value-type="currency" office:currency="USD" office:value="5012.5942638588" calcext:value-type="currency">
            <text:p>$5,012.59</text:p>
          </table:table-cell>
          <table:table-cell table:number-columns-repeated="1021"/>
        </table:table-row>
        <table:table-row table:style-name="ro2">
          <table:table-cell table:formula="of:=[.C163]" office:value-type="currency" office:currency="USD" office:value="5012.5942638588" calcext:value-type="currency">
            <text:p>$5,012.59</text:p>
          </table:table-cell>
          <table:table-cell table:formula="of:=[.A164]*1%" office:value-type="currency" office:currency="USD" office:value="50.125942638588" calcext:value-type="currency">
            <text:p>$50.13</text:p>
          </table:table-cell>
          <table:table-cell table:formula="of:=[.A164]+[.B164]" office:value-type="currency" office:currency="USD" office:value="5062.72020649739" calcext:value-type="currency">
            <text:p>$5,062.72</text:p>
          </table:table-cell>
          <table:table-cell table:number-columns-repeated="1021"/>
        </table:table-row>
        <table:table-row table:style-name="ro2">
          <table:table-cell table:formula="of:=[.C164]" office:value-type="currency" office:currency="USD" office:value="5062.72020649739" calcext:value-type="currency">
            <text:p>$5,062.72</text:p>
          </table:table-cell>
          <table:table-cell table:formula="of:=[.A165]*1%" office:value-type="currency" office:currency="USD" office:value="50.6272020649739" calcext:value-type="currency">
            <text:p>$50.63</text:p>
          </table:table-cell>
          <table:table-cell table:formula="of:=[.A165]+[.B165]" office:value-type="currency" office:currency="USD" office:value="5113.34740856236" calcext:value-type="currency">
            <text:p>$5,113.35</text:p>
          </table:table-cell>
          <table:table-cell table:number-columns-repeated="1021"/>
        </table:table-row>
        <table:table-row table:style-name="ro2">
          <table:table-cell table:formula="of:=[.C165]" office:value-type="currency" office:currency="USD" office:value="5113.34740856236" calcext:value-type="currency">
            <text:p>$5,113.35</text:p>
          </table:table-cell>
          <table:table-cell table:formula="of:=[.A166]*1%" office:value-type="currency" office:currency="USD" office:value="51.1334740856236" calcext:value-type="currency">
            <text:p>$51.13</text:p>
          </table:table-cell>
          <table:table-cell table:formula="of:=[.A166]+[.B166]" office:value-type="currency" office:currency="USD" office:value="5164.48088264799" calcext:value-type="currency">
            <text:p>$5,164.48</text:p>
          </table:table-cell>
          <table:table-cell table:number-columns-repeated="1021"/>
        </table:table-row>
        <table:table-row table:style-name="ro2">
          <table:table-cell table:formula="of:=[.C166]" office:value-type="currency" office:currency="USD" office:value="5164.48088264799" calcext:value-type="currency">
            <text:p>$5,164.48</text:p>
          </table:table-cell>
          <table:table-cell table:formula="of:=[.A167]*1%" office:value-type="currency" office:currency="USD" office:value="51.6448088264799" calcext:value-type="currency">
            <text:p>$51.64</text:p>
          </table:table-cell>
          <table:table-cell table:formula="of:=[.A167]+[.B167]" office:value-type="currency" office:currency="USD" office:value="5216.12569147447" calcext:value-type="currency">
            <text:p>$5,216.13</text:p>
          </table:table-cell>
          <table:table-cell table:number-columns-repeated="1021"/>
        </table:table-row>
        <table:table-row table:style-name="ro2">
          <table:table-cell table:formula="of:=[.C167]" office:value-type="currency" office:currency="USD" office:value="5216.12569147447" calcext:value-type="currency">
            <text:p>$5,216.13</text:p>
          </table:table-cell>
          <table:table-cell table:formula="of:=[.A168]*1%" office:value-type="currency" office:currency="USD" office:value="52.1612569147447" calcext:value-type="currency">
            <text:p>$52.16</text:p>
          </table:table-cell>
          <table:table-cell table:formula="of:=[.A168]+[.B168]" office:value-type="currency" office:currency="USD" office:value="5268.28694838921" calcext:value-type="currency">
            <text:p>$5,268.29</text:p>
          </table:table-cell>
          <table:table-cell table:number-columns-repeated="1021"/>
        </table:table-row>
        <table:table-row table:style-name="ro2">
          <table:table-cell table:formula="of:=[.C168]" office:value-type="currency" office:currency="USD" office:value="5268.28694838921" calcext:value-type="currency">
            <text:p>$5,268.29</text:p>
          </table:table-cell>
          <table:table-cell table:formula="of:=[.A169]*1%" office:value-type="currency" office:currency="USD" office:value="52.6828694838921" calcext:value-type="currency">
            <text:p>$52.68</text:p>
          </table:table-cell>
          <table:table-cell table:formula="of:=[.A169]+[.B169]" office:value-type="currency" office:currency="USD" office:value="5320.96981787311" calcext:value-type="currency">
            <text:p>$5,320.97</text:p>
          </table:table-cell>
          <table:table-cell table:number-columns-repeated="1021"/>
        </table:table-row>
        <table:table-row table:style-name="ro2">
          <table:table-cell table:formula="of:=[.C169]" office:value-type="currency" office:currency="USD" office:value="5320.96981787311" calcext:value-type="currency">
            <text:p>$5,320.97</text:p>
          </table:table-cell>
          <table:table-cell table:formula="of:=[.A170]*1%" office:value-type="currency" office:currency="USD" office:value="53.2096981787311" calcext:value-type="currency">
            <text:p>$53.21</text:p>
          </table:table-cell>
          <table:table-cell table:formula="of:=[.A170]+[.B170]" office:value-type="currency" office:currency="USD" office:value="5374.17951605184" calcext:value-type="currency">
            <text:p>$5,374.18</text:p>
          </table:table-cell>
          <table:table-cell table:number-columns-repeated="1021"/>
        </table:table-row>
        <table:table-row table:style-name="ro2">
          <table:table-cell table:formula="of:=[.C170]" office:value-type="currency" office:currency="USD" office:value="5374.17951605184" calcext:value-type="currency">
            <text:p>$5,374.18</text:p>
          </table:table-cell>
          <table:table-cell table:formula="of:=[.A171]*1%" office:value-type="currency" office:currency="USD" office:value="53.7417951605184" calcext:value-type="currency">
            <text:p>$53.74</text:p>
          </table:table-cell>
          <table:table-cell table:formula="of:=[.A171]+[.B171]" office:value-type="currency" office:currency="USD" office:value="5427.92131121235" calcext:value-type="currency">
            <text:p>$5,427.92</text:p>
          </table:table-cell>
          <table:table-cell table:number-columns-repeated="1021"/>
        </table:table-row>
        <table:table-row table:style-name="ro2">
          <table:table-cell table:formula="of:=[.C171]" office:value-type="currency" office:currency="USD" office:value="5427.92131121235" calcext:value-type="currency">
            <text:p>$5,427.92</text:p>
          </table:table-cell>
          <table:table-cell table:formula="of:=[.A172]*1%" office:value-type="currency" office:currency="USD" office:value="54.2792131121235" calcext:value-type="currency">
            <text:p>$54.28</text:p>
          </table:table-cell>
          <table:table-cell table:formula="of:=[.A172]+[.B172]" office:value-type="currency" office:currency="USD" office:value="5482.20052432448" calcext:value-type="currency">
            <text:p>$5,482.20</text:p>
          </table:table-cell>
          <table:table-cell table:number-columns-repeated="1021"/>
        </table:table-row>
        <table:table-row table:style-name="ro2">
          <table:table-cell table:formula="of:=[.C172]" office:value-type="currency" office:currency="USD" office:value="5482.20052432448" calcext:value-type="currency">
            <text:p>$5,482.20</text:p>
          </table:table-cell>
          <table:table-cell table:formula="of:=[.A173]*1%" office:value-type="currency" office:currency="USD" office:value="54.8220052432448" calcext:value-type="currency">
            <text:p>$54.82</text:p>
          </table:table-cell>
          <table:table-cell table:formula="of:=[.A173]+[.B173]" office:value-type="currency" office:currency="USD" office:value="5537.02252956772" calcext:value-type="currency">
            <text:p>$5,537.02</text:p>
          </table:table-cell>
          <table:table-cell table:number-columns-repeated="1021"/>
        </table:table-row>
        <table:table-row table:style-name="ro2">
          <table:table-cell table:formula="of:=[.C173]" office:value-type="currency" office:currency="USD" office:value="5537.02252956772" calcext:value-type="currency">
            <text:p>$5,537.02</text:p>
          </table:table-cell>
          <table:table-cell table:formula="of:=[.A174]*1%" office:value-type="currency" office:currency="USD" office:value="55.3702252956772" calcext:value-type="currency">
            <text:p>$55.37</text:p>
          </table:table-cell>
          <table:table-cell table:formula="of:=[.A174]+[.B174]" office:value-type="currency" office:currency="USD" office:value="5592.3927548634" calcext:value-type="currency">
            <text:p>$5,592.39</text:p>
          </table:table-cell>
          <table:table-cell table:number-columns-repeated="1021"/>
        </table:table-row>
        <table:table-row table:style-name="ro2">
          <table:table-cell table:formula="of:=[.C174]" office:value-type="currency" office:currency="USD" office:value="5592.3927548634" calcext:value-type="currency">
            <text:p>$5,592.39</text:p>
          </table:table-cell>
          <table:table-cell table:formula="of:=[.A175]*1%" office:value-type="currency" office:currency="USD" office:value="55.923927548634" calcext:value-type="currency">
            <text:p>$55.92</text:p>
          </table:table-cell>
          <table:table-cell table:formula="of:=[.A175]+[.B175]" office:value-type="currency" office:currency="USD" office:value="5648.31668241203" calcext:value-type="currency">
            <text:p>$5,648.32</text:p>
          </table:table-cell>
          <table:table-cell table:number-columns-repeated="1021"/>
        </table:table-row>
        <table:table-row table:style-name="ro2">
          <table:table-cell table:formula="of:=[.C175]" office:value-type="currency" office:currency="USD" office:value="5648.31668241203" calcext:value-type="currency">
            <text:p>$5,648.32</text:p>
          </table:table-cell>
          <table:table-cell table:formula="of:=[.A176]*1%" office:value-type="currency" office:currency="USD" office:value="56.4831668241203" calcext:value-type="currency">
            <text:p>$56.48</text:p>
          </table:table-cell>
          <table:table-cell table:formula="of:=[.A176]+[.B176]" office:value-type="currency" office:currency="USD" office:value="5704.79984923615" calcext:value-type="currency">
            <text:p>$5,704.80</text:p>
          </table:table-cell>
          <table:table-cell table:number-columns-repeated="1021"/>
        </table:table-row>
        <table:table-row table:style-name="ro2">
          <table:table-cell table:formula="of:=[.C176]" office:value-type="currency" office:currency="USD" office:value="5704.79984923615" calcext:value-type="currency">
            <text:p>$5,704.80</text:p>
          </table:table-cell>
          <table:table-cell table:formula="of:=[.A177]*1%" office:value-type="currency" office:currency="USD" office:value="57.0479984923616" calcext:value-type="currency">
            <text:p>$57.05</text:p>
          </table:table-cell>
          <table:table-cell table:formula="of:=[.A177]+[.B177]" office:value-type="currency" office:currency="USD" office:value="5761.84784772852" calcext:value-type="currency">
            <text:p>$5,761.85</text:p>
          </table:table-cell>
          <table:table-cell table:number-columns-repeated="1021"/>
        </table:table-row>
        <table:table-row table:style-name="ro2">
          <table:table-cell table:formula="of:=[.C177]" office:value-type="currency" office:currency="USD" office:value="5761.84784772852" calcext:value-type="currency">
            <text:p>$5,761.85</text:p>
          </table:table-cell>
          <table:table-cell table:formula="of:=[.A178]*1%" office:value-type="currency" office:currency="USD" office:value="57.6184784772852" calcext:value-type="currency">
            <text:p>$57.62</text:p>
          </table:table-cell>
          <table:table-cell table:formula="of:=[.A178]+[.B178]" office:value-type="currency" office:currency="USD" office:value="5819.4663262058" calcext:value-type="currency">
            <text:p>$5,819.47</text:p>
          </table:table-cell>
          <table:table-cell table:number-columns-repeated="1021"/>
        </table:table-row>
        <table:table-row table:style-name="ro2">
          <table:table-cell table:formula="of:=[.C178]" office:value-type="currency" office:currency="USD" office:value="5819.4663262058" calcext:value-type="currency">
            <text:p>$5,819.47</text:p>
          </table:table-cell>
          <table:table-cell table:formula="of:=[.A179]*1%" office:value-type="currency" office:currency="USD" office:value="58.194663262058" calcext:value-type="currency">
            <text:p>$58.19</text:p>
          </table:table-cell>
          <table:table-cell table:formula="of:=[.A179]+[.B179]" office:value-type="currency" office:currency="USD" office:value="5877.66098946786" calcext:value-type="currency">
            <text:p>$5,877.66</text:p>
          </table:table-cell>
          <table:table-cell table:number-columns-repeated="1021"/>
        </table:table-row>
        <table:table-row table:style-name="ro2">
          <table:table-cell table:formula="of:=[.C179]" office:value-type="currency" office:currency="USD" office:value="5877.66098946786" calcext:value-type="currency">
            <text:p>$5,877.66</text:p>
          </table:table-cell>
          <table:table-cell table:formula="of:=[.A180]*1%" office:value-type="currency" office:currency="USD" office:value="58.7766098946786" calcext:value-type="currency">
            <text:p>$58.78</text:p>
          </table:table-cell>
          <table:table-cell table:formula="of:=[.A180]+[.B180]" office:value-type="currency" office:currency="USD" office:value="5936.43759936254" calcext:value-type="currency">
            <text:p>$5,936.44</text:p>
          </table:table-cell>
          <table:table-cell table:number-columns-repeated="1021"/>
        </table:table-row>
        <table:table-row table:style-name="ro2">
          <table:table-cell table:formula="of:=[.C180]" office:value-type="currency" office:currency="USD" office:value="5936.43759936254" calcext:value-type="currency">
            <text:p>$5,936.44</text:p>
          </table:table-cell>
          <table:table-cell table:formula="of:=[.A181]*1%" office:value-type="currency" office:currency="USD" office:value="59.3643759936254" calcext:value-type="currency">
            <text:p>$59.36</text:p>
          </table:table-cell>
          <table:table-cell table:formula="of:=[.A181]+[.B181]" office:value-type="currency" office:currency="USD" office:value="5995.80197535616" calcext:value-type="currency">
            <text:p>$5,995.80</text:p>
          </table:table-cell>
          <table:table-cell table:number-columns-repeated="1021"/>
        </table:table-row>
        <table:table-row table:style-name="ro2">
          <table:table-cell table:formula="of:=[.C181]" office:value-type="currency" office:currency="USD" office:value="5995.80197535616" calcext:value-type="currency">
            <text:p>$5,995.80</text:p>
          </table:table-cell>
          <table:table-cell table:formula="of:=[.A182]*1%" office:value-type="currency" office:currency="USD" office:value="59.9580197535616" calcext:value-type="currency">
            <text:p>$59.96</text:p>
          </table:table-cell>
          <table:table-cell table:formula="of:=[.A182]+[.B182]" office:value-type="currency" office:currency="USD" office:value="6055.75999510972" calcext:value-type="currency">
            <text:p>$6,055.76</text:p>
          </table:table-cell>
          <table:table-cell table:number-columns-repeated="1021"/>
        </table:table-row>
        <table:table-row table:style-name="ro2">
          <table:table-cell table:formula="of:=[.C182]" office:value-type="currency" office:currency="USD" office:value="6055.75999510972" calcext:value-type="currency">
            <text:p>$6,055.76</text:p>
          </table:table-cell>
          <table:table-cell table:formula="of:=[.A183]*1%" office:value-type="currency" office:currency="USD" office:value="60.5575999510972" calcext:value-type="currency">
            <text:p>$60.56</text:p>
          </table:table-cell>
          <table:table-cell table:formula="of:=[.A183]+[.B183]" office:value-type="currency" office:currency="USD" office:value="6116.31759506082" calcext:value-type="currency">
            <text:p>$6,116.32</text:p>
          </table:table-cell>
          <table:table-cell table:number-columns-repeated="1021"/>
        </table:table-row>
        <table:table-row table:style-name="ro2">
          <table:table-cell table:formula="of:=[.C183]" office:value-type="currency" office:currency="USD" office:value="6116.31759506082" calcext:value-type="currency">
            <text:p>$6,116.32</text:p>
          </table:table-cell>
          <table:table-cell table:formula="of:=[.A184]*1%" office:value-type="currency" office:currency="USD" office:value="61.1631759506082" calcext:value-type="currency">
            <text:p>$61.16</text:p>
          </table:table-cell>
          <table:table-cell table:formula="of:=[.A184]+[.B184]" office:value-type="currency" office:currency="USD" office:value="6177.48077101143" calcext:value-type="currency">
            <text:p>$6,177.48</text:p>
          </table:table-cell>
          <table:table-cell table:number-columns-repeated="1021"/>
        </table:table-row>
        <table:table-row table:style-name="ro2">
          <table:table-cell table:formula="of:=[.C184]" office:value-type="currency" office:currency="USD" office:value="6177.48077101143" calcext:value-type="currency">
            <text:p>$6,177.48</text:p>
          </table:table-cell>
          <table:table-cell table:formula="of:=[.A185]*1%" office:value-type="currency" office:currency="USD" office:value="61.7748077101143" calcext:value-type="currency">
            <text:p>$61.77</text:p>
          </table:table-cell>
          <table:table-cell table:formula="of:=[.A185]+[.B185]" office:value-type="currency" office:currency="USD" office:value="6239.25557872154" calcext:value-type="currency">
            <text:p>$6,239.26</text:p>
          </table:table-cell>
          <table:table-cell table:number-columns-repeated="1021"/>
        </table:table-row>
        <table:table-row table:style-name="ro2">
          <table:table-cell table:formula="of:=[.C185]" office:value-type="currency" office:currency="USD" office:value="6239.25557872154" calcext:value-type="currency">
            <text:p>$6,239.26</text:p>
          </table:table-cell>
          <table:table-cell table:formula="of:=[.A186]*1%" office:value-type="currency" office:currency="USD" office:value="62.3925557872154" calcext:value-type="currency">
            <text:p>$62.39</text:p>
          </table:table-cell>
          <table:table-cell table:formula="of:=[.A186]+[.B186]" office:value-type="currency" office:currency="USD" office:value="6301.64813450876" calcext:value-type="currency">
            <text:p>$6,301.65</text:p>
          </table:table-cell>
          <table:table-cell table:number-columns-repeated="1021"/>
        </table:table-row>
        <table:table-row table:style-name="ro2">
          <table:table-cell table:formula="of:=[.C186]" office:value-type="currency" office:currency="USD" office:value="6301.64813450876" calcext:value-type="currency">
            <text:p>$6,301.65</text:p>
          </table:table-cell>
          <table:table-cell table:formula="of:=[.A187]*1%" office:value-type="currency" office:currency="USD" office:value="63.0164813450876" calcext:value-type="currency">
            <text:p>$63.02</text:p>
          </table:table-cell>
          <table:table-cell table:formula="of:=[.A187]+[.B187]" office:value-type="currency" office:currency="USD" office:value="6364.66461585385" calcext:value-type="currency">
            <text:p>$6,364.66</text:p>
          </table:table-cell>
          <table:table-cell table:number-columns-repeated="1021"/>
        </table:table-row>
        <table:table-row table:style-name="ro2">
          <table:table-cell table:formula="of:=[.C187]" office:value-type="currency" office:currency="USD" office:value="6364.66461585385" calcext:value-type="currency">
            <text:p>$6,364.66</text:p>
          </table:table-cell>
          <table:table-cell table:formula="of:=[.A188]*1%" office:value-type="currency" office:currency="USD" office:value="63.6466461585385" calcext:value-type="currency">
            <text:p>$63.65</text:p>
          </table:table-cell>
          <table:table-cell table:formula="of:=[.A188]+[.B188]" office:value-type="currency" office:currency="USD" office:value="6428.31126201239" calcext:value-type="currency">
            <text:p>$6,428.31</text:p>
          </table:table-cell>
          <table:table-cell table:number-columns-repeated="1021"/>
        </table:table-row>
        <table:table-row table:style-name="ro2">
          <table:table-cell table:formula="of:=[.C188]" office:value-type="currency" office:currency="USD" office:value="6428.31126201239" calcext:value-type="currency">
            <text:p>$6,428.31</text:p>
          </table:table-cell>
          <table:table-cell table:formula="of:=[.A189]*1%" office:value-type="currency" office:currency="USD" office:value="64.2831126201239" calcext:value-type="currency">
            <text:p>$64.28</text:p>
          </table:table-cell>
          <table:table-cell table:formula="of:=[.A189]+[.B189]" office:value-type="currency" office:currency="USD" office:value="6492.59437463251" calcext:value-type="currency">
            <text:p>$6,492.59</text:p>
          </table:table-cell>
          <table:table-cell table:number-columns-repeated="1021"/>
        </table:table-row>
        <table:table-row table:style-name="ro2">
          <table:table-cell table:formula="of:=[.C189]" office:value-type="currency" office:currency="USD" office:value="6492.59437463251" calcext:value-type="currency">
            <text:p>$6,492.59</text:p>
          </table:table-cell>
          <table:table-cell table:formula="of:=[.A190]*1%" office:value-type="currency" office:currency="USD" office:value="64.9259437463251" calcext:value-type="currency">
            <text:p>$64.93</text:p>
          </table:table-cell>
          <table:table-cell table:formula="of:=[.A190]+[.B190]" office:value-type="currency" office:currency="USD" office:value="6557.52031837883" calcext:value-type="currency">
            <text:p>$6,557.52</text:p>
          </table:table-cell>
          <table:table-cell table:number-columns-repeated="1021"/>
        </table:table-row>
        <table:table-row table:style-name="ro2">
          <table:table-cell table:formula="of:=[.C190]" office:value-type="currency" office:currency="USD" office:value="6557.52031837883" calcext:value-type="currency">
            <text:p>$6,557.52</text:p>
          </table:table-cell>
          <table:table-cell table:formula="of:=[.A191]*1%" office:value-type="currency" office:currency="USD" office:value="65.5752031837883" calcext:value-type="currency">
            <text:p>$65.58</text:p>
          </table:table-cell>
          <table:table-cell table:formula="of:=[.A191]+[.B191]" office:value-type="currency" office:currency="USD" office:value="6623.09552156262" calcext:value-type="currency">
            <text:p>$6,623.10</text:p>
          </table:table-cell>
          <table:table-cell table:number-columns-repeated="1021"/>
        </table:table-row>
        <table:table-row table:style-name="ro2">
          <table:table-cell table:formula="of:=[.C191]" office:value-type="currency" office:currency="USD" office:value="6623.09552156262" calcext:value-type="currency">
            <text:p>$6,623.10</text:p>
          </table:table-cell>
          <table:table-cell table:formula="of:=[.A192]*1%" office:value-type="currency" office:currency="USD" office:value="66.2309552156262" calcext:value-type="currency">
            <text:p>$66.23</text:p>
          </table:table-cell>
          <table:table-cell table:formula="of:=[.A192]+[.B192]" office:value-type="currency" office:currency="USD" office:value="6689.32647677825" calcext:value-type="currency">
            <text:p>$6,689.33</text:p>
          </table:table-cell>
          <table:table-cell table:number-columns-repeated="1021"/>
        </table:table-row>
        <table:table-row table:style-name="ro2">
          <table:table-cell table:formula="of:=[.C192]" office:value-type="currency" office:currency="USD" office:value="6689.32647677825" calcext:value-type="currency">
            <text:p>$6,689.33</text:p>
          </table:table-cell>
          <table:table-cell table:formula="of:=[.A193]*1%" office:value-type="currency" office:currency="USD" office:value="66.8932647677825" calcext:value-type="currency">
            <text:p>$66.89</text:p>
          </table:table-cell>
          <table:table-cell table:formula="of:=[.A193]+[.B193]" office:value-type="currency" office:currency="USD" office:value="6756.21974154603" calcext:value-type="currency">
            <text:p>$6,756.22</text:p>
          </table:table-cell>
          <table:table-cell table:number-columns-repeated="1021"/>
        </table:table-row>
        <table:table-row table:style-name="ro2">
          <table:table-cell table:formula="of:=[.C193]" office:value-type="currency" office:currency="USD" office:value="6756.21974154603" calcext:value-type="currency">
            <text:p>$6,756.22</text:p>
          </table:table-cell>
          <table:table-cell table:formula="of:=[.A194]*1%" office:value-type="currency" office:currency="USD" office:value="67.5621974154603" calcext:value-type="currency">
            <text:p>$67.56</text:p>
          </table:table-cell>
          <table:table-cell table:formula="of:=[.A194]+[.B194]" office:value-type="currency" office:currency="USD" office:value="6823.78193896149" calcext:value-type="currency">
            <text:p>$6,823.78</text:p>
          </table:table-cell>
          <table:table-cell table:number-columns-repeated="1021"/>
        </table:table-row>
        <table:table-row table:style-name="ro2">
          <table:table-cell table:formula="of:=[.C194]" office:value-type="currency" office:currency="USD" office:value="6823.78193896149" calcext:value-type="currency">
            <text:p>$6,823.78</text:p>
          </table:table-cell>
          <table:table-cell table:formula="of:=[.A195]*1%" office:value-type="currency" office:currency="USD" office:value="68.2378193896149" calcext:value-type="currency">
            <text:p>$68.24</text:p>
          </table:table-cell>
          <table:table-cell table:formula="of:=[.A195]+[.B195]" office:value-type="currency" office:currency="USD" office:value="6892.01975835111" calcext:value-type="currency">
            <text:p>$6,892.02</text:p>
          </table:table-cell>
          <table:table-cell table:number-columns-repeated="1021"/>
        </table:table-row>
        <table:table-row table:style-name="ro2">
          <table:table-cell table:formula="of:=[.C195]" office:value-type="currency" office:currency="USD" office:value="6892.01975835111" calcext:value-type="currency">
            <text:p>$6,892.02</text:p>
          </table:table-cell>
          <table:table-cell table:formula="of:=[.A196]*1%" office:value-type="currency" office:currency="USD" office:value="68.9201975835111" calcext:value-type="currency">
            <text:p>$68.92</text:p>
          </table:table-cell>
          <table:table-cell table:formula="of:=[.A196]+[.B196]" office:value-type="currency" office:currency="USD" office:value="6960.93995593462" calcext:value-type="currency">
            <text:p>$6,960.94</text:p>
          </table:table-cell>
          <table:table-cell table:number-columns-repeated="1021"/>
        </table:table-row>
        <table:table-row table:style-name="ro2">
          <table:table-cell table:formula="of:=[.C196]" office:value-type="currency" office:currency="USD" office:value="6960.93995593462" calcext:value-type="currency">
            <text:p>$6,960.94</text:p>
          </table:table-cell>
          <table:table-cell table:formula="of:=[.A197]*1%" office:value-type="currency" office:currency="USD" office:value="69.6093995593462" calcext:value-type="currency">
            <text:p>$69.61</text:p>
          </table:table-cell>
          <table:table-cell table:formula="of:=[.A197]+[.B197]" office:value-type="currency" office:currency="USD" office:value="7030.54935549396" calcext:value-type="currency">
            <text:p>$7,030.55</text:p>
          </table:table-cell>
          <table:table-cell table:number-columns-repeated="1021"/>
        </table:table-row>
        <table:table-row table:style-name="ro2">
          <table:table-cell table:formula="of:=[.C197]" office:value-type="currency" office:currency="USD" office:value="7030.54935549396" calcext:value-type="currency">
            <text:p>$7,030.55</text:p>
          </table:table-cell>
          <table:table-cell table:formula="of:=[.A198]*1%" office:value-type="currency" office:currency="USD" office:value="70.3054935549396" calcext:value-type="currency">
            <text:p>$70.31</text:p>
          </table:table-cell>
          <table:table-cell table:formula="of:=[.A198]+[.B198]" office:value-type="currency" office:currency="USD" office:value="7100.8548490489" calcext:value-type="currency">
            <text:p>$7,100.85</text:p>
          </table:table-cell>
          <table:table-cell table:number-columns-repeated="1021"/>
        </table:table-row>
        <table:table-row table:style-name="ro2">
          <table:table-cell table:formula="of:=[.C198]" office:value-type="currency" office:currency="USD" office:value="7100.8548490489" calcext:value-type="currency">
            <text:p>$7,100.85</text:p>
          </table:table-cell>
          <table:table-cell table:formula="of:=[.A199]*1%" office:value-type="currency" office:currency="USD" office:value="71.008548490489" calcext:value-type="currency">
            <text:p>$71.01</text:p>
          </table:table-cell>
          <table:table-cell table:formula="of:=[.A199]+[.B199]" office:value-type="currency" office:currency="USD" office:value="7171.86339753939" calcext:value-type="currency">
            <text:p>$7,171.86</text:p>
          </table:table-cell>
          <table:table-cell table:number-columns-repeated="1021"/>
        </table:table-row>
        <table:table-row table:style-name="ro2">
          <table:table-cell table:formula="of:=[.C199]" office:value-type="currency" office:currency="USD" office:value="7171.86339753939" calcext:value-type="currency">
            <text:p>$7,171.86</text:p>
          </table:table-cell>
          <table:table-cell table:formula="of:=[.A200]*1%" office:value-type="currency" office:currency="USD" office:value="71.7186339753939" calcext:value-type="currency">
            <text:p>$71.72</text:p>
          </table:table-cell>
          <table:table-cell table:formula="of:=[.A200]+[.B200]" office:value-type="currency" office:currency="USD" office:value="7243.58203151479" calcext:value-type="currency">
            <text:p>$7,243.58</text:p>
          </table:table-cell>
          <table:table-cell table:number-columns-repeated="1021"/>
        </table:table-row>
        <table:table-row table:style-name="ro2">
          <table:table-cell table:formula="of:=[.C200]" office:value-type="currency" office:currency="USD" office:value="7243.58203151479" calcext:value-type="currency">
            <text:p>$7,243.58</text:p>
          </table:table-cell>
          <table:table-cell table:formula="of:=[.A201]*1%" office:value-type="currency" office:currency="USD" office:value="72.4358203151479" calcext:value-type="currency">
            <text:p>$72.44</text:p>
          </table:table-cell>
          <table:table-cell table:formula="of:=[.A201]+[.B201]" office:value-type="currency" office:currency="USD" office:value="7316.01785182994" calcext:value-type="currency">
            <text:p>$7,316.02</text:p>
          </table:table-cell>
          <table:table-cell table:number-columns-repeated="1021"/>
        </table:table-row>
        <table:table-row table:style-name="ro2">
          <table:table-cell table:formula="of:=[.C201]" office:value-type="currency" office:currency="USD" office:value="7316.01785182994" calcext:value-type="currency">
            <text:p>$7,316.02</text:p>
          </table:table-cell>
          <table:table-cell table:formula="of:=[.A202]*1%" office:value-type="currency" office:currency="USD" office:value="73.1601785182994" calcext:value-type="currency">
            <text:p>$73.16</text:p>
          </table:table-cell>
          <table:table-cell table:formula="of:=[.A202]+[.B202]" office:value-type="currency" office:currency="USD" office:value="7389.17803034823" calcext:value-type="currency">
            <text:p>$7,389.18</text:p>
          </table:table-cell>
          <table:table-cell table:number-columns-repeated="1021"/>
        </table:table-row>
        <table:table-row table:style-name="ro2">
          <table:table-cell table:formula="of:=[.C202]" office:value-type="currency" office:currency="USD" office:value="7389.17803034823" calcext:value-type="currency">
            <text:p>$7,389.18</text:p>
          </table:table-cell>
          <table:table-cell table:formula="of:=[.A203]*1%" office:value-type="currency" office:currency="USD" office:value="73.8917803034824" calcext:value-type="currency">
            <text:p>$73.89</text:p>
          </table:table-cell>
          <table:table-cell table:formula="of:=[.A203]+[.B203]" office:value-type="currency" office:currency="USD" office:value="7463.06981065172" calcext:value-type="currency">
            <text:p>$7,463.07</text:p>
          </table:table-cell>
          <table:table-cell table:number-columns-repeated="1021"/>
        </table:table-row>
        <table:table-row table:style-name="ro2">
          <table:table-cell table:formula="of:=[.C203]" office:value-type="currency" office:currency="USD" office:value="7463.06981065172" calcext:value-type="currency">
            <text:p>$7,463.07</text:p>
          </table:table-cell>
          <table:table-cell table:formula="of:=[.A204]*1%" office:value-type="currency" office:currency="USD" office:value="74.6306981065172" calcext:value-type="currency">
            <text:p>$74.63</text:p>
          </table:table-cell>
          <table:table-cell table:formula="of:=[.A204]+[.B204]" office:value-type="currency" office:currency="USD" office:value="7537.70050875823" calcext:value-type="currency">
            <text:p>$7,537.70</text:p>
          </table:table-cell>
          <table:table-cell table:number-columns-repeated="1021"/>
        </table:table-row>
        <table:table-row table:style-name="ro2">
          <table:table-cell table:formula="of:=[.C204]" office:value-type="currency" office:currency="USD" office:value="7537.70050875823" calcext:value-type="currency">
            <text:p>$7,537.70</text:p>
          </table:table-cell>
          <table:table-cell table:formula="of:=[.A205]*1%" office:value-type="currency" office:currency="USD" office:value="75.3770050875823" calcext:value-type="currency">
            <text:p>$75.38</text:p>
          </table:table-cell>
          <table:table-cell table:formula="of:=[.A205]+[.B205]" office:value-type="currency" office:currency="USD" office:value="7613.07751384582" calcext:value-type="currency">
            <text:p>$7,613.08</text:p>
          </table:table-cell>
          <table:table-cell table:number-columns-repeated="1021"/>
        </table:table-row>
        <table:table-row table:style-name="ro2">
          <table:table-cell table:formula="of:=[.C205]" office:value-type="currency" office:currency="USD" office:value="7613.07751384582" calcext:value-type="currency">
            <text:p>$7,613.08</text:p>
          </table:table-cell>
          <table:table-cell table:formula="of:=[.A206]*1%" office:value-type="currency" office:currency="USD" office:value="76.1307751384582" calcext:value-type="currency">
            <text:p>$76.13</text:p>
          </table:table-cell>
          <table:table-cell table:formula="of:=[.A206]+[.B206]" office:value-type="currency" office:currency="USD" office:value="7689.20828898427" calcext:value-type="currency">
            <text:p>$7,689.21</text:p>
          </table:table-cell>
          <table:table-cell table:number-columns-repeated="1021"/>
        </table:table-row>
        <table:table-row table:style-name="ro2">
          <table:table-cell table:formula="of:=[.C206]" office:value-type="currency" office:currency="USD" office:value="7689.20828898427" calcext:value-type="currency">
            <text:p>$7,689.21</text:p>
          </table:table-cell>
          <table:table-cell table:formula="of:=[.A207]*1%" office:value-type="currency" office:currency="USD" office:value="76.8920828898427" calcext:value-type="currency">
            <text:p>$76.89</text:p>
          </table:table-cell>
          <table:table-cell table:formula="of:=[.A207]+[.B207]" office:value-type="currency" office:currency="USD" office:value="7766.10037187412" calcext:value-type="currency">
            <text:p>$7,766.10</text:p>
          </table:table-cell>
          <table:table-cell table:number-columns-repeated="1021"/>
        </table:table-row>
        <table:table-row table:style-name="ro2">
          <table:table-cell table:formula="of:=[.C207]" office:value-type="currency" office:currency="USD" office:value="7766.10037187412" calcext:value-type="currency">
            <text:p>$7,766.10</text:p>
          </table:table-cell>
          <table:table-cell table:formula="of:=[.A208]*1%" office:value-type="currency" office:currency="USD" office:value="77.6610037187412" calcext:value-type="currency">
            <text:p>$77.66</text:p>
          </table:table-cell>
          <table:table-cell table:formula="of:=[.A208]+[.B208]" office:value-type="currency" office:currency="USD" office:value="7843.76137559286" calcext:value-type="currency">
            <text:p>$7,843.76</text:p>
          </table:table-cell>
          <table:table-cell table:number-columns-repeated="1021"/>
        </table:table-row>
        <table:table-row table:style-name="ro2">
          <table:table-cell table:formula="of:=[.C208]" office:value-type="currency" office:currency="USD" office:value="7843.76137559286" calcext:value-type="currency">
            <text:p>$7,843.76</text:p>
          </table:table-cell>
          <table:table-cell table:formula="of:=[.A209]*1%" office:value-type="currency" office:currency="USD" office:value="78.4376137559286" calcext:value-type="currency">
            <text:p>$78.44</text:p>
          </table:table-cell>
          <table:table-cell table:formula="of:=[.A209]+[.B209]" office:value-type="currency" office:currency="USD" office:value="7922.19898934879" calcext:value-type="currency">
            <text:p>$7,922.20</text:p>
          </table:table-cell>
          <table:table-cell table:number-columns-repeated="1021"/>
        </table:table-row>
        <table:table-row table:style-name="ro2">
          <table:table-cell table:formula="of:=[.C209]" office:value-type="currency" office:currency="USD" office:value="7922.19898934879" calcext:value-type="currency">
            <text:p>$7,922.20</text:p>
          </table:table-cell>
          <table:table-cell table:formula="of:=[.A210]*1%" office:value-type="currency" office:currency="USD" office:value="79.2219898934879" calcext:value-type="currency">
            <text:p>$79.22</text:p>
          </table:table-cell>
          <table:table-cell table:formula="of:=[.A210]+[.B210]" office:value-type="currency" office:currency="USD" office:value="8001.42097924227" calcext:value-type="currency">
            <text:p>$8,001.42</text:p>
          </table:table-cell>
          <table:table-cell table:number-columns-repeated="1021"/>
        </table:table-row>
        <table:table-row table:style-name="ro2">
          <table:table-cell table:formula="of:=[.C210]" office:value-type="currency" office:currency="USD" office:value="8001.42097924227" calcext:value-type="currency">
            <text:p>$8,001.42</text:p>
          </table:table-cell>
          <table:table-cell table:formula="of:=[.A211]*1%" office:value-type="currency" office:currency="USD" office:value="80.0142097924227" calcext:value-type="currency">
            <text:p>$80.01</text:p>
          </table:table-cell>
          <table:table-cell table:formula="of:=[.A211]+[.B211]" office:value-type="currency" office:currency="USD" office:value="8081.4351890347" calcext:value-type="currency">
            <text:p>$8,081.44</text:p>
          </table:table-cell>
          <table:table-cell table:number-columns-repeated="1021"/>
        </table:table-row>
        <table:table-row table:style-name="ro2">
          <table:table-cell table:formula="of:=[.C211]" office:value-type="currency" office:currency="USD" office:value="8081.4351890347" calcext:value-type="currency">
            <text:p>$8,081.44</text:p>
          </table:table-cell>
          <table:table-cell table:formula="of:=[.A212]*1%" office:value-type="currency" office:currency="USD" office:value="80.814351890347" calcext:value-type="currency">
            <text:p>$80.81</text:p>
          </table:table-cell>
          <table:table-cell table:formula="of:=[.A212]+[.B212]" office:value-type="currency" office:currency="USD" office:value="8162.24954092504" calcext:value-type="currency">
            <text:p>$8,162.25</text:p>
          </table:table-cell>
          <table:table-cell table:number-columns-repeated="1021"/>
        </table:table-row>
        <table:table-row table:style-name="ro2">
          <table:table-cell table:formula="of:=[.C212]" office:value-type="currency" office:currency="USD" office:value="8162.24954092504" calcext:value-type="currency">
            <text:p>$8,162.25</text:p>
          </table:table-cell>
          <table:table-cell table:formula="of:=[.A213]*1%" office:value-type="currency" office:currency="USD" office:value="81.6224954092504" calcext:value-type="currency">
            <text:p>$81.62</text:p>
          </table:table-cell>
          <table:table-cell table:formula="of:=[.A213]+[.B213]" office:value-type="currency" office:currency="USD" office:value="8243.8720363343" calcext:value-type="currency">
            <text:p>$8,243.87</text:p>
          </table:table-cell>
          <table:table-cell table:number-columns-repeated="1021"/>
        </table:table-row>
        <table:table-row table:style-name="ro2">
          <table:table-cell table:formula="of:=[.C213]" office:value-type="currency" office:currency="USD" office:value="8243.8720363343" calcext:value-type="currency">
            <text:p>$8,243.87</text:p>
          </table:table-cell>
          <table:table-cell table:formula="of:=[.A214]*1%" office:value-type="currency" office:currency="USD" office:value="82.438720363343" calcext:value-type="currency">
            <text:p>$82.44</text:p>
          </table:table-cell>
          <table:table-cell table:formula="of:=[.A214]+[.B214]" office:value-type="currency" office:currency="USD" office:value="8326.31075669764" calcext:value-type="currency">
            <text:p>$8,326.31</text:p>
          </table:table-cell>
          <table:table-cell table:number-columns-repeated="1021"/>
        </table:table-row>
        <table:table-row table:style-name="ro2">
          <table:table-cell table:formula="of:=[.C214]" office:value-type="currency" office:currency="USD" office:value="8326.31075669764" calcext:value-type="currency">
            <text:p>$8,326.31</text:p>
          </table:table-cell>
          <table:table-cell table:formula="of:=[.A215]*1%" office:value-type="currency" office:currency="USD" office:value="83.2631075669764" calcext:value-type="currency">
            <text:p>$83.26</text:p>
          </table:table-cell>
          <table:table-cell table:formula="of:=[.A215]+[.B215]" office:value-type="currency" office:currency="USD" office:value="8409.57386426461" calcext:value-type="currency">
            <text:p>$8,409.57</text:p>
          </table:table-cell>
          <table:table-cell table:number-columns-repeated="1021"/>
        </table:table-row>
        <table:table-row table:style-name="ro2">
          <table:table-cell table:formula="of:=[.C215]" office:value-type="currency" office:currency="USD" office:value="8409.57386426461" calcext:value-type="currency">
            <text:p>$8,409.57</text:p>
          </table:table-cell>
          <table:table-cell table:formula="of:=[.A216]*1%" office:value-type="currency" office:currency="USD" office:value="84.0957386426461" calcext:value-type="currency">
            <text:p>$84.10</text:p>
          </table:table-cell>
          <table:table-cell table:formula="of:=[.A216]+[.B216]" office:value-type="currency" office:currency="USD" office:value="8493.66960290726" calcext:value-type="currency">
            <text:p>$8,493.67</text:p>
          </table:table-cell>
          <table:table-cell table:number-columns-repeated="1021"/>
        </table:table-row>
        <table:table-row table:style-name="ro2">
          <table:table-cell table:formula="of:=[.C216]" office:value-type="currency" office:currency="USD" office:value="8493.66960290726" calcext:value-type="currency">
            <text:p>$8,493.67</text:p>
          </table:table-cell>
          <table:table-cell table:formula="of:=[.A217]*1%" office:value-type="currency" office:currency="USD" office:value="84.9366960290726" calcext:value-type="currency">
            <text:p>$84.94</text:p>
          </table:table-cell>
          <table:table-cell table:formula="of:=[.A217]+[.B217]" office:value-type="currency" office:currency="USD" office:value="8578.60629893633" calcext:value-type="currency">
            <text:p>$8,578.61</text:p>
          </table:table-cell>
          <table:table-cell table:number-columns-repeated="1021"/>
        </table:table-row>
        <table:table-row table:style-name="ro2">
          <table:table-cell table:formula="of:=[.C217]" office:value-type="currency" office:currency="USD" office:value="8578.60629893633" calcext:value-type="currency">
            <text:p>$8,578.61</text:p>
          </table:table-cell>
          <table:table-cell table:formula="of:=[.A218]*1%" office:value-type="currency" office:currency="USD" office:value="85.7860629893633" calcext:value-type="currency">
            <text:p>$85.79</text:p>
          </table:table-cell>
          <table:table-cell table:formula="of:=[.A218]+[.B218]" office:value-type="currency" office:currency="USD" office:value="8664.39236192569" calcext:value-type="currency">
            <text:p>$8,664.39</text:p>
          </table:table-cell>
          <table:table-cell table:number-columns-repeated="1021"/>
        </table:table-row>
        <table:table-row table:style-name="ro2">
          <table:table-cell table:formula="of:=[.C218]" office:value-type="currency" office:currency="USD" office:value="8664.39236192569" calcext:value-type="currency">
            <text:p>$8,664.39</text:p>
          </table:table-cell>
          <table:table-cell table:formula="of:=[.A219]*1%" office:value-type="currency" office:currency="USD" office:value="86.643923619257" calcext:value-type="currency">
            <text:p>$86.64</text:p>
          </table:table-cell>
          <table:table-cell table:formula="of:=[.A219]+[.B219]" office:value-type="currency" office:currency="USD" office:value="8751.03628554495" calcext:value-type="currency">
            <text:p>$8,751.04</text:p>
          </table:table-cell>
          <table:table-cell table:number-columns-repeated="2"/>
          <table:table-cell table:style-name="ce51"/>
          <table:table-cell table:number-columns-repeated="1018"/>
        </table:table-row>
        <table:table-row table:style-name="ro2">
          <table:table-cell table:formula="of:=[.C219]" office:value-type="currency" office:currency="USD" office:value="8751.03628554495" calcext:value-type="currency">
            <text:p>$8,751.04</text:p>
          </table:table-cell>
          <table:table-cell table:formula="of:=[.A220]*1%" office:value-type="currency" office:currency="USD" office:value="87.5103628554495" calcext:value-type="currency">
            <text:p>$87.51</text:p>
          </table:table-cell>
          <table:table-cell table:formula="of:=[.A220]+[.B220]" office:value-type="currency" office:currency="USD" office:value="8838.5466484004" calcext:value-type="currency">
            <text:p>$8,838.55</text:p>
          </table:table-cell>
          <table:table-cell table:number-columns-repeated="1021"/>
        </table:table-row>
        <table:table-row table:style-name="ro2">
          <table:table-cell table:formula="of:=[.C220]" office:value-type="currency" office:currency="USD" office:value="8838.5466484004" calcext:value-type="currency">
            <text:p>$8,838.55</text:p>
          </table:table-cell>
          <table:table-cell table:formula="of:=[.A221]*1%" office:value-type="currency" office:currency="USD" office:value="88.385466484004" calcext:value-type="currency">
            <text:p>$88.39</text:p>
          </table:table-cell>
          <table:table-cell table:formula="of:=[.A221]+[.B221]" office:value-type="currency" office:currency="USD" office:value="8926.93211488441" calcext:value-type="currency">
            <text:p>$8,926.93</text:p>
          </table:table-cell>
          <table:table-cell table:number-columns-repeated="1021"/>
        </table:table-row>
        <table:table-row table:style-name="ro2">
          <table:table-cell table:formula="of:=[.C221]" office:value-type="currency" office:currency="USD" office:value="8926.93211488441" calcext:value-type="currency">
            <text:p>$8,926.93</text:p>
          </table:table-cell>
          <table:table-cell table:formula="of:=[.A222]*1%" office:value-type="currency" office:currency="USD" office:value="89.2693211488441" calcext:value-type="currency">
            <text:p>$89.27</text:p>
          </table:table-cell>
          <table:table-cell table:formula="of:=[.A222]+[.B222]" office:value-type="currency" office:currency="USD" office:value="9016.20143603325" calcext:value-type="currency">
            <text:p>$9,016.20</text:p>
          </table:table-cell>
          <table:table-cell table:number-columns-repeated="1021"/>
        </table:table-row>
        <table:table-row table:style-name="ro2">
          <table:table-cell table:formula="of:=[.C222]" office:value-type="currency" office:currency="USD" office:value="9016.20143603325" calcext:value-type="currency">
            <text:p>$9,016.20</text:p>
          </table:table-cell>
          <table:table-cell table:formula="of:=[.A223]*1%" office:value-type="currency" office:currency="USD" office:value="90.1620143603325" calcext:value-type="currency">
            <text:p>$90.16</text:p>
          </table:table-cell>
          <table:table-cell table:formula="of:=[.A223]+[.B223]" office:value-type="currency" office:currency="USD" office:value="9106.36345039358" calcext:value-type="currency">
            <text:p>$9,106.36</text:p>
          </table:table-cell>
          <table:table-cell table:number-columns-repeated="1021"/>
        </table:table-row>
        <table:table-row table:style-name="ro2">
          <table:table-cell table:formula="of:=[.C223]" office:value-type="currency" office:currency="USD" office:value="9106.36345039358" calcext:value-type="currency">
            <text:p>$9,106.36</text:p>
          </table:table-cell>
          <table:table-cell table:formula="of:=[.A224]*1%" office:value-type="currency" office:currency="USD" office:value="91.0636345039358" calcext:value-type="currency">
            <text:p>$91.06</text:p>
          </table:table-cell>
          <table:table-cell table:formula="of:=[.A224]+[.B224]" office:value-type="currency" office:currency="USD" office:value="9197.42708489752" calcext:value-type="currency">
            <text:p>$9,197.43</text:p>
          </table:table-cell>
          <table:table-cell table:number-columns-repeated="1021"/>
        </table:table-row>
        <table:table-row table:style-name="ro2">
          <table:table-cell table:formula="of:=[.C224]" office:value-type="currency" office:currency="USD" office:value="9197.42708489752" calcext:value-type="currency">
            <text:p>$9,197.43</text:p>
          </table:table-cell>
          <table:table-cell table:formula="of:=[.A225]*1%" office:value-type="currency" office:currency="USD" office:value="91.9742708489752" calcext:value-type="currency">
            <text:p>$91.97</text:p>
          </table:table-cell>
          <table:table-cell table:formula="of:=[.A225]+[.B225]" office:value-type="currency" office:currency="USD" office:value="9289.40135574649" calcext:value-type="currency">
            <text:p>$9,289.40</text:p>
          </table:table-cell>
          <table:table-cell table:number-columns-repeated="1021"/>
        </table:table-row>
        <table:table-row table:style-name="ro2">
          <table:table-cell table:formula="of:=[.C225]" office:value-type="currency" office:currency="USD" office:value="9289.40135574649" calcext:value-type="currency">
            <text:p>$9,289.40</text:p>
          </table:table-cell>
          <table:table-cell table:formula="of:=[.A226]*1%" office:value-type="currency" office:currency="USD" office:value="92.8940135574649" calcext:value-type="currency">
            <text:p>$92.89</text:p>
          </table:table-cell>
          <table:table-cell table:formula="of:=[.A226]+[.B226]" office:value-type="currency" office:currency="USD" office:value="9382.29536930396" calcext:value-type="currency">
            <text:p>$9,382.30</text:p>
          </table:table-cell>
          <table:table-cell table:number-columns-repeated="1021"/>
        </table:table-row>
        <table:table-row table:style-name="ro2">
          <table:table-cell table:formula="of:=[.C226]" office:value-type="currency" office:currency="USD" office:value="9382.29536930396" calcext:value-type="currency">
            <text:p>$9,382.30</text:p>
          </table:table-cell>
          <table:table-cell table:formula="of:=[.A227]*1%" office:value-type="currency" office:currency="USD" office:value="93.8229536930396" calcext:value-type="currency">
            <text:p>$93.82</text:p>
          </table:table-cell>
          <table:table-cell table:formula="of:=[.A227]+[.B227]" office:value-type="currency" office:currency="USD" office:value="9476.118322997" calcext:value-type="currency">
            <text:p>$9,476.12</text:p>
          </table:table-cell>
          <table:table-cell table:number-columns-repeated="1021"/>
        </table:table-row>
        <table:table-row table:style-name="ro2">
          <table:table-cell table:formula="of:=[.C227]" office:value-type="currency" office:currency="USD" office:value="9476.118322997" calcext:value-type="currency">
            <text:p>$9,476.12</text:p>
          </table:table-cell>
          <table:table-cell table:formula="of:=[.A228]*1%" office:value-type="currency" office:currency="USD" office:value="94.76118322997" calcext:value-type="currency">
            <text:p>$94.76</text:p>
          </table:table-cell>
          <table:table-cell table:formula="of:=[.A228]+[.B228]" office:value-type="currency" office:currency="USD" office:value="9570.87950622697" calcext:value-type="currency">
            <text:p>$9,570.88</text:p>
          </table:table-cell>
          <table:table-cell table:number-columns-repeated="1021"/>
        </table:table-row>
        <table:table-row table:style-name="ro2">
          <table:table-cell table:formula="of:=[.C228]" office:value-type="currency" office:currency="USD" office:value="9570.87950622697" calcext:value-type="currency">
            <text:p>$9,570.88</text:p>
          </table:table-cell>
          <table:table-cell table:formula="of:=[.A229]*1%" office:value-type="currency" office:currency="USD" office:value="95.7087950622697" calcext:value-type="currency">
            <text:p>$95.71</text:p>
          </table:table-cell>
          <table:table-cell table:formula="of:=[.A229]+[.B229]" office:value-type="currency" office:currency="USD" office:value="9666.58830128924" calcext:value-type="currency">
            <text:p>$9,666.59</text:p>
          </table:table-cell>
          <table:table-cell table:number-columns-repeated="1021"/>
        </table:table-row>
        <table:table-row table:style-name="ro2">
          <table:table-cell table:formula="of:=[.C229]" office:value-type="currency" office:currency="USD" office:value="9666.58830128924" calcext:value-type="currency">
            <text:p>$9,666.59</text:p>
          </table:table-cell>
          <table:table-cell table:formula="of:=[.A230]*1%" office:value-type="currency" office:currency="USD" office:value="96.6658830128924" calcext:value-type="currency">
            <text:p>$96.67</text:p>
          </table:table-cell>
          <table:table-cell table:formula="of:=[.A230]+[.B230]" office:value-type="currency" office:currency="USD" office:value="9763.25418430213" calcext:value-type="currency">
            <text:p>$9,763.25</text:p>
          </table:table-cell>
          <table:table-cell table:number-columns-repeated="1021"/>
        </table:table-row>
        <table:table-row table:style-name="ro2">
          <table:table-cell table:formula="of:=[.C230]" office:value-type="currency" office:currency="USD" office:value="9763.25418430213" calcext:value-type="currency">
            <text:p>$9,763.25</text:p>
          </table:table-cell>
          <table:table-cell table:formula="of:=[.A231]*1%" office:value-type="currency" office:currency="USD" office:value="97.6325418430213" calcext:value-type="currency">
            <text:p>$97.63</text:p>
          </table:table-cell>
          <table:table-cell table:formula="of:=[.A231]+[.B231]" office:value-type="currency" office:currency="USD" office:value="9860.88672614515" calcext:value-type="currency">
            <text:p>$9,860.89</text:p>
          </table:table-cell>
          <table:table-cell table:number-columns-repeated="1021"/>
        </table:table-row>
        <table:table-row table:style-name="ro2">
          <table:table-cell table:formula="of:=[.C231]" office:value-type="currency" office:currency="USD" office:value="9860.88672614515" calcext:value-type="currency">
            <text:p>$9,860.89</text:p>
          </table:table-cell>
          <table:table-cell table:formula="of:=[.A232]*1%" office:value-type="currency" office:currency="USD" office:value="98.6088672614515" calcext:value-type="currency">
            <text:p>$98.61</text:p>
          </table:table-cell>
          <table:table-cell table:formula="of:=[.A232]+[.B232]" office:value-type="currency" office:currency="USD" office:value="9959.4955934066" calcext:value-type="currency">
            <text:p>$9,959.50</text:p>
          </table:table-cell>
          <table:table-cell table:number-columns-repeated="1021"/>
        </table:table-row>
        <table:table-row table:style-name="ro2">
          <table:table-cell table:formula="of:=[.C232]" office:value-type="currency" office:currency="USD" office:value="9959.4955934066" calcext:value-type="currency">
            <text:p>$9,959.50</text:p>
          </table:table-cell>
          <table:table-cell table:formula="of:=[.A233]*1%" office:value-type="currency" office:currency="USD" office:value="99.594955934066" calcext:value-type="currency">
            <text:p>$99.59</text:p>
          </table:table-cell>
          <table:table-cell table:formula="of:=[.A233]+[.B233]" office:value-type="currency" office:currency="USD" office:value="10059.0905493407" calcext:value-type="currency">
            <text:p>$10,059.09</text:p>
          </table:table-cell>
          <table:table-cell table:number-columns-repeated="1021"/>
        </table:table-row>
        <table:table-row table:style-name="ro2" table:number-rows-repeated="10483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yptoPairs" table:style-name="ta1">
        <table:table-column table:style-name="co9" table:default-cell-style-name="ce27"/>
        <table:table-column table:style-name="co13" table:default-cell-style-name="ce55"/>
        <table:table-column table:style-name="co14" table:default-cell-style-name="ce55"/>
        <table:table-column table:style-name="co9" table:number-columns-repeated="1021" table:default-cell-style-name="ce55"/>
        <table:table-row table:style-name="ro1">
          <table:table-cell table:style-name="ce54"/>
          <table:table-cell table:style-name="ce54" office:value-type="string" calcext:value-type="string">
            <text:p>Number of Coins</text:p>
          </table:table-cell>
          <table:table-cell office:value-type="string" calcext:value-type="string">
            <text:p>Exchange Price</text:p>
          </table:table-cell>
          <table:table-cell office:value-type="string" calcext:value-type="string">
            <text:p>Price Pai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D:</text:p>
          </table:table-cell>
          <table:table-cell table:style-name="Default"/>
          <table:table-cell table:style-name="ce54"/>
          <table:table-cell table:style-name="ce25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NK:</text:p>
          </table:table-cell>
          <table:table-cell office:value-type="float" office:value="1.52211398" calcext:value-type="float">
            <text:p>1.52211398</text:p>
          </table:table-cell>
          <table:table-cell table:style-name="ce25" table:formula="of:=[.D2]/[.B3]" office:value-type="currency" office:currency="USD" office:value="28.0662293108956" calcext:value-type="currency">
            <text:p>$28.07</text:p>
          </table:table-cell>
          <table:table-cell table:style-name="ce28" table:formula="of:=[.B3]*[.C3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TH:</text:p>
          </table:table-cell>
          <table:table-cell table:style-name="ce29" office:value-type="float" office:value="0.01717626" calcext:value-type="float">
            <text:p>0.01717626</text:p>
          </table:table-cell>
          <table:table-cell table:style-name="ce28" table:formula="of:=[.D2]/[.B4]" office:value-type="currency" office:currency="USD" office:value="2487.153780858" calcext:value-type="currency">
            <text:p>$2,487.15</text:p>
          </table:table-cell>
          <table:table-cell table:style-name="ce28" table:formula="of:=[.B4]*[.C4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TC:</text:p>
          </table:table-cell>
          <table:table-cell office:value-type="float" office:value="0.00117458" calcext:value-type="float">
            <text:p>0.00117458</text:p>
          </table:table-cell>
          <table:table-cell table:style-name="ce28" table:formula="of:=[.D2]/[.B5]" office:value-type="currency" office:currency="USD" office:value="36370.4473088253" calcext:value-type="currency">
            <text:p>$36,370.45</text:p>
          </table:table-cell>
          <table:table-cell table:style-name="ce28" table:formula="of:=[.B5]*[.C5]" office:value-type="currency" office:currency="USD" office:value="42.72" calcext:value-type="currency">
            <text:p>$42.72</text:p>
          </table:table-cell>
          <table:table-cell table:number-columns-repeated="1020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2">
          <table:table-cell/>
          <table:table-cell table:style-name="ce28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200/35247" office:value-type="float" office:value="0.00567424177944222" calcext:value-type="float">
            <text:p>0.005674241779442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style-name="ce57"/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bStuff" table:style-name="ta1">
        <table:table-column table:style-name="co15" table:default-cell-style-name="ce63"/>
        <table:table-column table:style-name="co16" table:default-cell-style-name="ce63"/>
        <table:table-column table:style-name="co12" table:default-cell-style-name="ce63"/>
        <table:table-column table:style-name="co2" table:default-cell-style-name="ce63"/>
        <table:table-column table:style-name="co17" table:default-cell-style-name="ce63"/>
        <table:table-column table:style-name="co9" table:number-columns-repeated="1019" table:default-cell-style-name="ce63"/>
        <table:table-row table:style-name="ro2">
          <table:table-cell table:style-name="ce61" office:value-type="string" calcext:value-type="string">
            <text:p>Pay / Hr:</text:p>
          </table:table-cell>
          <table:table-cell table:style-name="ce64" office:value-type="currency" office:currency="USD" office:value="15" calcext:value-type="currency">
            <text:p>$15.00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Pay / Day:</text:p>
          </table:table-cell>
          <table:table-cell table:style-name="ce64" table:formula="of:=[.B1]*8" office:value-type="currency" office:currency="USD" office:value="120" calcext:value-type="currency">
            <text:p>$120.00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Pay / Week:</text:p>
          </table:table-cell>
          <table:table-cell table:style-name="ce64" table:formula="of:=5*[.B2]" office:value-type="currency" office:currency="USD" office:value="600" calcext:value-type="currency">
            <text:p>$600.00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Pay / Month:</text:p>
          </table:table-cell>
          <table:table-cell table:style-name="ce64" table:formula="of:=[.B5]/12" office:value-type="currency" office:currency="USD" office:value="2600" calcext:value-type="currency">
            <text:p>$2,600.00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Pay / Year:</text:p>
          </table:table-cell>
          <table:table-cell table:style-name="ce64" table:formula="of:=[.B3]*52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2">
          <table:table-cell table:style-name="ce61"/>
          <table:table-cell table:style-name="ce64"/>
          <table:table-cell table:number-columns-repeated="1022"/>
        </table:table-row>
        <table:table-row table:style-name="ro2">
          <table:table-cell table:style-name="ce61" office:value-type="string" calcext:value-type="string">
            <text:p>Gross Income:</text:p>
          </table:table-cell>
          <table:table-cell table:style-name="ce64" table:formula="of:=[.B5]" office:value-type="currency" office:currency="USD" office:value="31200" calcext:value-type="currency">
            <text:p>$31,200.00</text:p>
          </table:table-cell>
          <table:table-cell table:number-columns-repeated="1022"/>
        </table:table-row>
        <table:table-row table:style-name="ro2">
          <table:table-cell table:style-name="ce61"/>
          <table:table-cell table:style-name="ce64"/>
          <table:table-cell table:number-columns-repeated="1022"/>
        </table:table-row>
        <table:table-row table:style-name="ro2">
          <table:table-cell table:style-name="ce61" office:value-type="string" calcext:value-type="string">
            <text:p>FED Taxes:</text:p>
          </table:table-cell>
          <table:table-cell table:style-name="ce65" table:formula="of:=SUM([.E27:.E33])" office:value-type="currency" office:currency="USD" office:value="3544.88" calcext:value-type="currency">
            <text:p>$3,544.88</text:p>
          </table:table-cell>
          <table:table-cell table:style-name="ce62" table:formula="of:=[.B9]/[.B7]" office:value-type="percentage" office:value="0.113617948717949" calcext:value-type="percentage">
            <text:p>11.36%</text:p>
          </table:table-cell>
          <table:table-cell table:number-columns-repeated="1021"/>
        </table:table-row>
        <table:table-row table:style-name="ro2">
          <table:table-cell table:style-name="ce61" office:value-type="string" calcext:value-type="string">
            <text:p>State Taxes:</text:p>
          </table:table-cell>
          <table:table-cell table:style-name="ce65" table:formula="of:=SUM([.E36:.E39])" office:value-type="currency" office:currency="USD" office:value="2558.88" calcext:value-type="currency">
            <text:p>$2,558.88</text:p>
          </table:table-cell>
          <table:table-cell table:style-name="ce62" table:formula="of:=[.B10]/[.B7]" office:value-type="percentage" office:value="0.0820153846153846" calcext:value-type="percentage">
            <text:p>8.20%</text:p>
          </table:table-cell>
          <table:table-cell/>
          <table:table-cell table:style-name="ce68"/>
          <table:table-cell table:number-columns-repeated="1019"/>
        </table:table-row>
        <table:table-row table:style-name="ro2">
          <table:table-cell table:style-name="ce61" office:value-type="string" calcext:value-type="string">
            <text:p>Total Taxes:</text:p>
          </table:table-cell>
          <table:table-cell table:style-name="ce65" table:formula="of:=SUM([.B9:.B10])" office:value-type="currency" office:currency="USD" office:value="6103.76" calcext:value-type="currency">
            <text:p>$6,103.76</text:p>
          </table:table-cell>
          <table:table-cell table:style-name="ce62" table:formula="of:=[.B11]/[.B7]" office:value-type="percentage" office:value="0.195633333333333" calcext:value-type="percentage">
            <text:p>19.56%</text:p>
          </table:table-cell>
          <table:table-cell/>
          <table:table-cell table:style-name="ce42" office:value-type="string" calcext:value-type="string">
            <text:p>House:</text:p>
          </table:table-cell>
          <table:table-cell table:style-name="ce68" office:value-type="currency" office:currency="USD" office:value="400000" calcext:value-type="currency">
            <text:p>$400,000.00</text:p>
          </table:table-cell>
          <table:table-cell table:number-columns-repeated="1018"/>
        </table:table-row>
        <table:table-row table:style-name="ro2">
          <table:table-cell table:style-name="ce61"/>
          <table:table-cell table:style-name="ce65"/>
          <table:table-cell table:style-name="ce62"/>
          <table:table-cell/>
          <table:table-cell table:style-name="ce61" office:value-type="string" calcext:value-type="string">
            <text:p>Hrs:</text:p>
          </table:table-cell>
          <table:table-cell table:style-name="ce69" table:formula="of:=[.F11]/[.B1]" office:value-type="float" office:value="26666.6666666667" calcext:value-type="float">
            <text:p>26666.7</text:p>
          </table:table-cell>
          <table:table-cell table:number-columns-repeated="1018"/>
        </table:table-row>
        <table:table-row table:style-name="ro2">
          <table:table-cell table:style-name="ce61" office:value-type="string" calcext:value-type="string">
            <text:p>Net Income:</text:p>
          </table:table-cell>
          <table:table-cell table:style-name="ce66" table:formula="of:=[.B7]-[.B9]-[.B10]" office:value-type="currency" office:currency="USD" office:value="25096.24" calcext:value-type="currency">
            <text:p>$25,096.24</text:p>
          </table:table-cell>
          <table:table-cell table:number-columns-repeated="2"/>
          <table:table-cell table:style-name="ce61" office:value-type="string" calcext:value-type="string">
            <text:p>8hr-Days:</text:p>
          </table:table-cell>
          <table:table-cell table:style-name="ce69" table:formula="of:=[.F12]/8" office:value-type="float" office:value="3333.33333333333" calcext:value-type="float">
            <text:p>3333.3</text:p>
          </table:table-cell>
          <table:table-cell table:number-columns-repeated="1018"/>
        </table:table-row>
        <table:table-row table:style-name="ro2">
          <table:table-cell table:style-name="ce61"/>
          <table:table-cell table:style-name="ce65"/>
          <table:table-cell table:number-columns-repeated="2"/>
          <table:table-cell table:style-name="ce61" office:value-type="string" calcext:value-type="string">
            <text:p>5Day-Weeks:</text:p>
          </table:table-cell>
          <table:table-cell table:style-name="ce69" table:formula="of:=[.F13]/5" office:value-type="float" office:value="666.666666666667" calcext:value-type="float">
            <text:p>666.7</text:p>
          </table:table-cell>
          <table:table-cell table:number-columns-repeated="1018"/>
        </table:table-row>
        <table:table-row table:style-name="ro2">
          <table:table-cell table:style-name="ce61" office:value-type="string" calcext:value-type="string">
            <text:p>Rent:</text:p>
          </table:table-cell>
          <table:table-cell table:style-name="ce65" table:formula="of:=1094*12" office:value-type="currency" office:currency="USD" office:value="13128" calcext:value-type="currency">
            <text:p>$13,128.00</text:p>
          </table:table-cell>
          <table:table-cell table:number-columns-repeated="2"/>
          <table:table-cell table:style-name="ce61" office:value-type="string" calcext:value-type="string">
            <text:p>52Week-Years:</text:p>
          </table:table-cell>
          <table:table-cell table:style-name="ce69" table:formula="of:=[.F14]/52" office:value-type="float" office:value="12.8205128205128" calcext:value-type="float">
            <text:p>12.8</text:p>
          </table:table-cell>
          <table:table-cell table:number-columns-repeated="1018"/>
        </table:table-row>
        <table:table-row table:style-name="ro2">
          <table:table-cell table:style-name="ce61" office:value-type="string" calcext:value-type="string">
            <text:p>Power Bill:</text:p>
          </table:table-cell>
          <table:table-cell table:style-name="ce65" table:formula="of:=140*12" office:value-type="currency" office:currency="USD" office:value="1680" calcext:value-type="currency">
            <text:p>$1,68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2">
          <table:table-cell table:style-name="ce61" office:value-type="string" calcext:value-type="string">
            <text:p>Insurance:</text:p>
          </table:table-cell>
          <table:table-cell table:style-name="ce65" office:value-type="currency" office:currency="USD" office:value="1400" calcext:value-type="currency">
            <text:p>$1,40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2">
          <table:table-cell table:style-name="ce61" office:value-type="string" calcext:value-type="string">
            <text:p>Phone Bill:</text:p>
          </table:table-cell>
          <table:table-cell table:style-name="ce65" table:formula="of:=70*12" office:value-type="currency" office:currency="USD" office:value="840" calcext:value-type="currency">
            <text:p>$840.00</text:p>
          </table:table-cell>
          <table:table-cell table:number-columns-repeated="2"/>
          <table:table-cell table:style-name="ce61"/>
          <table:table-cell table:style-name="ce68"/>
          <table:table-cell table:number-columns-repeated="1018"/>
        </table:table-row>
        <table:table-row table:style-name="ro2">
          <table:table-cell table:style-name="ce61" office:value-type="string" calcext:value-type="string">
            <text:p>Internet Bill:</text:p>
          </table:table-cell>
          <table:table-cell table:style-name="ce65" table:formula="of:=45*12" office:value-type="currency" office:currency="USD" office:value="540" calcext:value-type="currency">
            <text:p>$540.00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2">
          <table:table-cell table:style-name="ce61" office:value-type="string" calcext:value-type="string">
            <text:p>Amazon Prime:</text:p>
          </table:table-cell>
          <table:table-cell table:style-name="ce65" table:formula="of:=12.99*12" office:value-type="currency" office:currency="USD" office:value="155.88" calcext:value-type="currency">
            <text:p>$155.88</text:p>
          </table:table-cell>
          <table:table-cell table:number-columns-repeated="2"/>
          <table:table-cell table:style-name="ce61"/>
          <table:table-cell table:number-columns-repeated="1019"/>
        </table:table-row>
        <table:table-row table:style-name="ro2">
          <table:table-cell table:style-name="ce61"/>
          <table:table-cell table:style-name="ce64"/>
          <table:table-cell table:number-columns-repeated="2"/>
          <table:table-cell table:style-name="ce61"/>
          <table:table-cell table:number-columns-repeated="1019"/>
        </table:table-row>
        <table:table-row table:style-name="ro2">
          <table:table-cell table:style-name="ce61" office:value-type="string" calcext:value-type="string">
            <text:p>Monthly Expenses</text:p>
          </table:table-cell>
          <table:table-cell table:style-name="ce64" table:formula="of:=SUM([.B15:.B20])" office:value-type="currency" office:currency="USD" office:value="17743.88" calcext:value-type="currency">
            <text:p>$17,743.88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Leftover / Year:</text:p>
          </table:table-cell>
          <table:table-cell table:style-name="ce64" table:formula="of:=[.B13]-[.B22]" office:value-type="currency" office:currency="USD" office:value="7352.36" calcext:value-type="currency">
            <text:p>$7,352.36</text:p>
          </table:table-cell>
          <table:table-cell table:number-columns-repeated="1022"/>
        </table:table-row>
        <table:table-row table:style-name="ro2">
          <table:table-cell table:style-name="ce61" office:value-type="string" calcext:value-type="string">
            <text:p>Leftover / Month:</text:p>
          </table:table-cell>
          <table:table-cell table:style-name="ce64" table:formula="of:=[.B23]/12" office:value-type="currency" office:currency="USD" office:value="612.696666666666" calcext:value-type="currency">
            <text:p>$612.70</text:p>
          </table:table-cell>
          <table:table-cell table:number-columns-repeated="1022"/>
        </table:table-row>
        <table:table-row table:style-name="ro2">
          <table:table-cell table:style-name="ce61" table:number-columns-repeated="2"/>
          <table:table-cell table:number-columns-repeated="1022"/>
        </table:table-row>
        <table:table-row table:style-name="ro2">
          <table:table-cell table:style-name="ce61" office:value-type="string" calcext:value-type="string">
            <text:p>FED Rate</text:p>
          </table:table-cell>
          <table:table-cell table:style-name="ce61" office:value-type="string" calcext:value-type="string">
            <text:p>FED Single Bracket</text:p>
          </table:table-cell>
          <table:table-cell table:style-name="ce61" office:value-type="string" calcext:value-type="string">
            <text:p>FED Max Tax</text:p>
          </table:table-cell>
          <table:table-cell table:style-name="ce61" office:value-type="string" calcext:value-type="string">
            <text:p>Max Bracket </text:p>
          </table:table-cell>
          <table:table-cell table:style-name="ce61" office:value-type="string" calcext:value-type="string">
            <text:p>Tax</text:p>
          </table:table-cell>
          <table:table-cell table:number-columns-repeated="1019"/>
        </table:table-row>
        <table:table-row table:style-name="ro2">
          <table:table-cell table:style-name="ce62" table:formula="of:=10%" office:value-type="percentage" office:value="0.1" calcext:value-type="percentage">
            <text:p>10.00%</text:p>
          </table:table-cell>
          <table:table-cell office:value-type="string" calcext:value-type="string">
            <text:p>Up to $9950</text:p>
          </table:table-cell>
          <table:table-cell table:style-name="ce68" table:formula="of:=9950" office:value-type="currency" office:currency="USD" office:value="9950" calcext:value-type="currency">
            <text:p>$9,950.00</text:p>
          </table:table-cell>
          <table:table-cell table:style-name="ce68" table:formula="of:=IF(([.B7]&gt;=9950); [.C27]; [.B7])" office:value-type="currency" office:currency="USD" office:value="9950" calcext:value-type="currency">
            <text:p>$9,950.00</text:p>
          </table:table-cell>
          <table:table-cell table:style-name="ce68" table:formula="of:=[.A27]*[.D27]" office:value-type="currency" office:currency="USD" office:value="995" calcext:value-type="currency">
            <text:p>$995.00</text:p>
          </table:table-cell>
          <table:table-cell table:number-columns-repeated="1019"/>
        </table:table-row>
        <table:table-row table:style-name="ro2">
          <table:table-cell table:style-name="ce62" table:formula="of:=12%" office:value-type="percentage" office:value="0.12" calcext:value-type="percentage">
            <text:p>12.00%</text:p>
          </table:table-cell>
          <table:table-cell table:style-name="ce67" office:value-type="string" calcext:value-type="string">
            <text:p>$9,951 to $40,525</text:p>
          </table:table-cell>
          <table:table-cell table:style-name="ce68" table:formula="of:=40525-9951" office:value-type="currency" office:currency="USD" office:value="30574" calcext:value-type="currency">
            <text:p>$30,574.00</text:p>
          </table:table-cell>
          <table:table-cell table:style-name="ce68" table:formula="of:=IF(([.B7]&gt;=9951); IF(([.B7]&gt;=40525); ([.C28]); ([.B7]-9951)); 0)" office:value-type="currency" office:currency="USD" office:value="21249" calcext:value-type="currency">
            <text:p>$21,249.00</text:p>
          </table:table-cell>
          <table:table-cell table:style-name="ce68" table:formula="of:=[.A28]*[.D28]" office:value-type="currency" office:currency="USD" office:value="2549.88" calcext:value-type="currency">
            <text:p>$2,549.88</text:p>
          </table:table-cell>
          <table:table-cell table:number-columns-repeated="1019"/>
        </table:table-row>
        <table:table-row table:style-name="ro2">
          <table:table-cell table:style-name="ce62" table:formula="of:=22%" office:value-type="percentage" office:value="0.22" calcext:value-type="percentage">
            <text:p>22.00%</text:p>
          </table:table-cell>
          <table:table-cell table:style-name="ce67" office:value-type="string" calcext:value-type="string">
            <text:p>$40,526 to $86,375</text:p>
          </table:table-cell>
          <table:table-cell table:style-name="ce68" table:formula="of:=86375-40526" office:value-type="currency" office:currency="USD" office:value="45849" calcext:value-type="currency">
            <text:p>$45,849.00</text:p>
          </table:table-cell>
          <table:table-cell table:style-name="ce68" table:formula="of:=IF(([.B7]&gt;=40526); IF(([.B7]&gt;=86375); ([.C29]); ([.B7]-40526)); 0)" office:value-type="currency" office:currency="USD" office:value="0" calcext:value-type="currency">
            <text:p>$0.00</text:p>
          </table:table-cell>
          <table:table-cell table:style-name="ce68" table:formula="of:=[.A29]*[.D2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62" table:formula="of:=24%" office:value-type="percentage" office:value="0.24" calcext:value-type="percentage">
            <text:p>24.00%</text:p>
          </table:table-cell>
          <table:table-cell table:style-name="ce67" office:value-type="string" calcext:value-type="string">
            <text:p>$86,376 to $164,925</text:p>
          </table:table-cell>
          <table:table-cell table:style-name="ce68" table:formula="of:=164925-86376" office:value-type="currency" office:currency="USD" office:value="78549" calcext:value-type="currency">
            <text:p>$78,549.00</text:p>
          </table:table-cell>
          <table:table-cell table:style-name="ce68" table:formula="of:=IF(([.B7]&gt;=86376); IF(([.B7]&gt;=164925); ([.C30]); ([.B7]-86376)); 0)" office:value-type="currency" office:currency="USD" office:value="0" calcext:value-type="currency">
            <text:p>$0.00</text:p>
          </table:table-cell>
          <table:table-cell table:style-name="ce68" table:formula="of:=[.A30]*[.D30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62" table:formula="of:=32%" office:value-type="percentage" office:value="0.32" calcext:value-type="percentage">
            <text:p>32.00%</text:p>
          </table:table-cell>
          <table:table-cell table:style-name="ce67" office:value-type="string" calcext:value-type="string">
            <text:p>$164,926 to $209,425</text:p>
          </table:table-cell>
          <table:table-cell table:style-name="ce68" table:formula="of:=209425-164926" office:value-type="currency" office:currency="USD" office:value="44499" calcext:value-type="currency">
            <text:p>$44,499.00</text:p>
          </table:table-cell>
          <table:table-cell table:style-name="ce68" table:formula="of:=IF(([.B7]&gt;=164926); IF(([.B7]&gt;=209425); ([.C31]); ([.B7]-164926)); 0)" office:value-type="currency" office:currency="USD" office:value="0" calcext:value-type="currency">
            <text:p>$0.00</text:p>
          </table:table-cell>
          <table:table-cell table:style-name="ce68" table:formula="of:=[.A31]*[.D31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62" table:formula="of:=35%" office:value-type="percentage" office:value="0.35" calcext:value-type="percentage">
            <text:p>35.00%</text:p>
          </table:table-cell>
          <table:table-cell table:style-name="ce67" office:value-type="string" calcext:value-type="string">
            <text:p>$209,426 to $523,600</text:p>
          </table:table-cell>
          <table:table-cell table:style-name="ce68" table:formula="of:=523600-209426" office:value-type="currency" office:currency="USD" office:value="314174" calcext:value-type="currency">
            <text:p>$314,174.00</text:p>
          </table:table-cell>
          <table:table-cell table:style-name="ce68" table:formula="of:=IF(([.B7]&gt;=209426); IF(([.B7]&gt;=523600); ([.C32]); ([.B7]-290426)); 0)" office:value-type="currency" office:currency="USD" office:value="0" calcext:value-type="currency">
            <text:p>$0.00</text:p>
          </table:table-cell>
          <table:table-cell table:style-name="ce68" table:formula="of:=[.A32]*[.D32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style-name="ce62" table:formula="of:=37%" office:value-type="percentage" office:value="0.37" calcext:value-type="percentage">
            <text:p>37.00%</text:p>
          </table:table-cell>
          <table:table-cell table:style-name="ce67" office:value-type="string" calcext:value-type="string">
            <text:p>$523,601 or more</text:p>
          </table:table-cell>
          <table:table-cell table:style-name="ce68" table:formula="of:=523601" office:value-type="currency" office:currency="USD" office:value="523601" calcext:value-type="currency">
            <text:p>$523,601.00</text:p>
          </table:table-cell>
          <table:table-cell table:style-name="ce68" table:formula="of:=IF(([.B7]&gt;=523601); [.C33]; 0)" office:value-type="currency" office:currency="USD" office:value="0" calcext:value-type="currency">
            <text:p>$0.00</text:p>
          </table:table-cell>
          <table:table-cell table:style-name="ce68" table:formula="of:=[.A33]*[.D33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1" office:value-type="string" calcext:value-type="string">
            <text:p>Oregon Rate</text:p>
          </table:table-cell>
          <table:table-cell table:number-columns-repeated="1023"/>
        </table:table-row>
        <table:table-row table:style-name="ro2">
          <table:table-cell table:style-name="ce62" table:formula="of:=5%" office:value-type="percentage" office:value="0.05" calcext:value-type="percentage">
            <text:p>5.00%</text:p>
          </table:table-cell>
          <table:table-cell office:value-type="string" calcext:value-type="string">
            <text:p>Up to $3,549</text:p>
          </table:table-cell>
          <table:table-cell table:style-name="ce68" table:formula="of:=3549" office:value-type="currency" office:currency="USD" office:value="3549" calcext:value-type="currency">
            <text:p>$3,549.00</text:p>
          </table:table-cell>
          <table:table-cell table:style-name="ce68" table:formula="of:=IF(([.B7]&gt;=3549); [.C36]; [.B7])" office:value-type="currency" office:currency="USD" office:value="3549" calcext:value-type="currency">
            <text:p>$3,549.00</text:p>
          </table:table-cell>
          <table:table-cell table:style-name="ce68" table:formula="of:=[.A36]*[.D36]" office:value-type="currency" office:currency="USD" office:value="177.45" calcext:value-type="currency">
            <text:p>$177.45</text:p>
          </table:table-cell>
          <table:table-cell table:number-columns-repeated="1019"/>
        </table:table-row>
        <table:table-row table:style-name="ro2">
          <table:table-cell table:style-name="ce62" table:formula="of:=7%" office:value-type="percentage" office:value="0.07" calcext:value-type="percentage">
            <text:p>7.00%</text:p>
          </table:table-cell>
          <table:table-cell office:value-type="string" calcext:value-type="string">
            <text:p>$3,550 to $8,899</text:p>
          </table:table-cell>
          <table:table-cell table:style-name="ce68" table:formula="of:=8899-3550" office:value-type="currency" office:currency="USD" office:value="5349" calcext:value-type="currency">
            <text:p>$5,349.00</text:p>
          </table:table-cell>
          <table:table-cell table:style-name="ce68" table:formula="of:=IF(([.B7]&gt;=3550); IF(([.B7]&gt;=8899); ([.C37]); ([.B7]-3550)); 0)" office:value-type="currency" office:currency="USD" office:value="5349" calcext:value-type="currency">
            <text:p>$5,349.00</text:p>
          </table:table-cell>
          <table:table-cell table:style-name="ce68" table:formula="of:=[.A37]*[.D37]" office:value-type="currency" office:currency="USD" office:value="374.43" calcext:value-type="currency">
            <text:p>$374.43</text:p>
          </table:table-cell>
          <table:table-cell table:number-columns-repeated="1019"/>
        </table:table-row>
        <table:table-row table:style-name="ro2">
          <table:table-cell table:style-name="ce62" table:formula="of:=9%" office:value-type="percentage" office:value="0.09" calcext:value-type="percentage">
            <text:p>9.00%</text:p>
          </table:table-cell>
          <table:table-cell office:value-type="string" calcext:value-type="string">
            <text:p>$8,900 to $124,999</text:p>
          </table:table-cell>
          <table:table-cell table:style-name="ce68" table:formula="of:=124999-8900" office:value-type="currency" office:currency="USD" office:value="116099" calcext:value-type="currency">
            <text:p>$116,099.00</text:p>
          </table:table-cell>
          <table:table-cell table:style-name="ce68" table:formula="of:=IF(([.B7]&gt;=8900); IF(([.B7]&gt;=124999); ([.C38]); ([.B7]-8900)); 0)" office:value-type="currency" office:currency="USD" office:value="22300" calcext:value-type="currency">
            <text:p>$22,300.00</text:p>
          </table:table-cell>
          <table:table-cell table:style-name="ce68" table:formula="of:=[.A38]*[.D38]" office:value-type="currency" office:currency="USD" office:value="2007" calcext:value-type="currency">
            <text:p>$2,007.00</text:p>
          </table:table-cell>
          <table:table-cell table:number-columns-repeated="1019"/>
        </table:table-row>
        <table:table-row table:style-name="ro2">
          <table:table-cell table:style-name="ce62" table:formula="of:=9.9%" office:value-type="percentage" office:value="0.099" calcext:value-type="percentage">
            <text:p>9.90%</text:p>
          </table:table-cell>
          <table:table-cell office:value-type="string" calcext:value-type="string">
            <text:p>$125,000 or more</text:p>
          </table:table-cell>
          <table:table-cell table:style-name="ce68" table:formula="of:=125000" office:value-type="currency" office:currency="USD" office:value="125000" calcext:value-type="currency">
            <text:p>$125,000.00</text:p>
          </table:table-cell>
          <table:table-cell table:style-name="ce68" table:formula="of:=IF(([.B7]&gt;=125000); [.C39]; 0)" office:value-type="currency" office:currency="USD" office:value="0" calcext:value-type="currency">
            <text:p>$0.00</text:p>
          </table:table-cell>
          <table:table-cell table:style-name="ce68" table:formula="of:=[.A39]*[.D39]" office:value-type="currency" office:currency="USD" office:value="0" calcext:value-type="currency">
            <text:p>$0.0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68"/>
          <table:table-cell table:number-columns-repeated="1020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16" loext:min-decimal-places="16" number:min-integer-digits="1"/>
    </number:number-style>
    <number:number-style style:name="N123">
      <number:number number:decimal-places="17" loext:min-decimal-places="17" number:min-integer-digits="1"/>
    </number:number-style>
    <number:number-style style:name="N124">
      <number:number number:decimal-places="18" loext:min-decimal-places="18" number:min-integer-digits="1"/>
    </number:number-style>
    <number:number-style style:name="N125">
      <number:number number:decimal-places="15" loext:min-decimal-places="15" number:min-integer-digits="1"/>
    </number:number-style>
    <number:number-style style:name="N126">
      <number:number number:decimal-places="14" loext:min-decimal-places="14" number:min-integer-digits="1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1" loext:min-decimal-places="1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" loext:min-decimal-places="1" number:min-integer-digits="1"/>
    </number:number-style>
    <number:currency-style style:name="N139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47P0"/>
    </number:currency-style>
    <number:currency-style style:name="N149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7:15:07.092182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8T00:22:07.962061570</meta:creation-date>
    <dc:date>2021-11-18T11:48:23.645226942</dc:date>
    <meta:editing-duration>P57DT13H23M15S</meta:editing-duration>
    <meta:editing-cycles>242</meta:editing-cycles>
    <meta:generator>LibreOffice/6.4.7.2$Linux_X86_64 LibreOffice_project/40$Build-2</meta:generator>
    <meta:document-statistic meta:table-count="4" meta:cell-count="1730" meta:object-count="0"/>
  </office:meta>
</office:document-meta>
</file>